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000000" loext:opacity="100%" style:font-name="Droid Sans Mono" fo:font-size="8pt" fo:font-weight="normal" fo:background-color="#ffffff" style:font-size-asian="8pt" style:font-size-complex="8pt"/>
    </style:style>
    <style:style style:name="P2" style:family="paragraph" style:parent-style-name="Standard">
      <style:paragraph-properties fo:line-height="100%"/>
      <style:text-properties fo:color="#008000" loext:opacity="100%" style:font-name="Droid Sans Mono" fo:font-size="8pt" fo:font-weight="normal" fo:background-color="#ffffff" style:font-size-asian="8pt" style:font-size-complex="8pt"/>
    </style:style>
    <style:style style:name="P3" style:family="paragraph" style:parent-style-name="Standard">
      <style:paragraph-properties fo:line-height="100%"/>
      <style:text-properties fo:color="#0000ff" loext:opacity="100%" style:font-name="Droid Sans Mono" fo:font-size="8pt" fo:font-weight="normal" fo:background-color="#ffffff" style:font-size-asian="8pt" style:font-size-complex="8pt"/>
    </style:style>
    <style:style style:name="P4" style:family="paragraph" style:parent-style-name="Standard">
      <style:paragraph-properties fo:line-height="100%"/>
      <style:text-properties fo:font-size="8pt" style:font-size-asian="8pt" style:font-size-complex="8pt"/>
    </style:style>
    <style:style style:name="P5" style:family="paragraph" style:parent-style-name="Standard">
      <style:paragraph-properties fo:margin-top="0cm" fo:margin-bottom="0.499cm" style:contextual-spacing="false" fo:line-height="100%"/>
      <style:text-properties fo:font-size="8pt" style:font-size-asian="8pt" style:font-size-complex="8pt"/>
    </style:style>
    <style:style style:name="T1" style:family="text">
      <style:text-properties fo:color="#0000ff" loext:opacity="100%"/>
    </style:style>
    <style:style style:name="T2" style:family="text">
      <style:text-properties fo:color="#098658" loext:opacity="100%"/>
    </style:style>
    <style:style style:name="T3" style:family="text">
      <style:text-properties fo:color="#808080" loext:opacity="100%"/>
    </style:style>
    <style:style style:name="T4" style:family="text">
      <style:text-properties fo:color="#008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</text:p>
      <text:p text:style-name="P1"><text:span text:style-name="T1">c</text:span> <text:span text:style-name="T1">Subroutine</text:span> for the TVD <text:span text:style-name="T1">to</text:span> capture the shock </text:p>
      <text:p text:style-name="P2">c------------------------------------------------------------------------------</text:p>
      <text:p text:style-name="P2">c NAME: tvdmod </text:p>
      <text:p text:style-name="P2">c</text:p>
      <text:p text:style-name="P2">c RELEASED: Zhi Shang released the SBLI3.7 original version</text:p>
      <text:p text:style-name="P2">c</text:p>
      <text:p text:style-name="P2">c REVISED: Adriano Cerminara</text:p>
      <text:p text:style-name="P2">c</text:p>
      <text:p text:style-name="P2">c PURPOSE: define the arrays and arguments for TVD </text:p>
      <text:p text:style-name="P2">c </text:p>
      <text:p text:style-name="P2">c MOUDLE USING: incl3d in incl3d.F </text:p>
      <text:p text:style-name="P2">c mppvars in mppvars.F </text:p>
      <text:p text:style-name="P2">c mbvars in mbvars.F </text:p>
      <text:p text:style-name="P2">c </text:p>
      <text:p text:style-name="P2">c SUBROUTINES CALLED: rmnx() in tvd3d.F </text:p>
      <text:p text:style-name="P2">c updis24() in tvd3d.F</text:p>
      <text:p text:style-name="P2">c</text:p>
      <text:p text:style-name="P2">c***5***10********20********30********40********50********60********70********80</text:p>
      <text:p text:style-name="P1"><text:span text:style-name="T1">module</text:span> tvdmod</text:p>
      <text:p text:style-name="P1"><text:span text:style-name="T1">use</text:span> const, only : rk</text:p>
      <text:p text:style-name="P2">c</text:p>
      <text:p text:style-name="P2">c real(kind=rk) alam(-1:ijkm,5) </text:p>
      <text:p text:style-name="P2">c &amp; ,al(-1:ijkm,5),gt(-1:ijkm,5) </text:p>
      <text:p text:style-name="P4"/>
      <text:p text:style-name="P1"><text:span text:style-name="T1">real</text:span>(kind=rk), allocatable, <text:span text:style-name="T1">dimension</text:span>(:,:) :: al,alam,gt,th</text:p>
      <text:p text:style-name="P1"><text:span text:style-name="T1">end module</text:span> tvdmod</text:p>
      <text:p text:style-name="P2">c***5***10********20********30********40********50********60********70********80</text:p>
      <text:p text:style-name="P1"><text:span text:style-name="T1">subroutine</text:span> tvdx</text:p>
      <text:p text:style-name="P2">c</text:p>
      <text:p text:style-name="P2">c evaluation of tvd terms in x direction </text:p>
      <text:p text:style-name="P2">c</text:p>
      <text:p text:style-name="P1"><text:span text:style-name="T1">use</text:span> incl3d</text:p>
      <text:p text:style-name="P1"><text:span text:style-name="T1">use</text:span> mppvars</text:p>
      <text:p text:style-name="P1"><text:span text:style-name="T1">use</text:span> mbvars</text:p>
      <text:p text:style-name="P4"/>
      <text:p text:style-name="P3">implicit none</text:p>
      <text:p text:style-name="P1"><text:span text:style-name="T1">integer</text:span> :: i,ijk,j,k,n</text:p>
      <text:p text:style-name="P1"><text:span text:style-name="T1">real</text:span>(kind=rk) :: rxm,rym,rzm,rxp,ryp,rzp,dr, fact</text:p>
      <text:p text:style-name="P1"><text:span text:style-name="T1">real</text:span>(kind=rk),<text:span text:style-name="T1">dimension</text:span>(-<text:span text:style-name="T2">1</text:span>:ijkm,nvar) :: eff</text:p>
      <text:p text:style-name="P1"><text:span text:style-name="T1">real</text:span>(kind=rk),<text:span text:style-name="T1">dimension</text:span>(-<text:span text:style-name="T2">1</text:span>:ijkm,nvar,nvar) :: r</text:p>
      <text:p text:style-name="P1"><text:span text:style-name="T1">real</text:span>(kind=rk),<text:span text:style-name="T1">dimension</text:span>(-<text:span text:style-name="T2">1</text:span>:ijkm) :: tvdsmu1</text:p>
      <text:p text:style-name="P1"><text:span text:style-name="T1">logical</text:span> :: xm_bound_jk, xp_bound_jk</text:p>
      <text:p text:style-name="P4"/>
      <text:p text:style-name="P2">c xm_bound_jk = xm_bound</text:p>
      <text:p text:style-name="P1">eff = <text:span text:style-name="T2">0.0d0</text:span></text:p>
      <text:p text:style-name="P1"><text:span text:style-name="T1">do</text:span> k=<text:span text:style-name="T2">1</text:span>,nzp</text:p>
      <text:p text:style-name="P1"><text:span text:style-name="T1">do</text:span> j=<text:span text:style-name="T2">1</text:span>,nyp</text:p>
      <text:p text:style-name="P1"><text:span text:style-name="T1">call</text:span> rmnx(j,k,q,r,tvdsmu1)</text:p>
      <text:p text:style-name="P1"><text:span text:style-name="T1">if</text:span>(xm_bound_block2(blockid).ge.<text:span text:style-name="T2">100</text:span>) <text:span text:style-name="T1">then</text:span></text:p>
      <text:p text:style-name="P1">xm_bound_jk = (.not.xm_bc_intf(j,k)).and.xm_bound</text:p>
      <text:p text:style-name="P3">else</text:p>
      <text:p text:style-name="P1">xm_bound_jk = xm_bound</text:p>
      <text:p text:style-name="P3">endif</text:p>
      <text:p text:style-name="P1"><text:span text:style-name="T1">if</text:span>(xp_bound_block2(blockid).ge.<text:span text:style-name="T2">100</text:span>) <text:span text:style-name="T1">then</text:span></text:p>
      <text:p text:style-name="P1">xp_bound_jk = (.not.xp_bc_intf(j,k)).and.xp_bound</text:p>
      <text:p text:style-name="P3">else</text:p>
      <text:p text:style-name="P1">xp_bound_jk = xp_bound</text:p>
      <text:p text:style-name="P3">endif</text:p>
      <text:p text:style-name="P1"><text:span text:style-name="T1">call</text:span> updis24(nxp,eff,r,x,nxp,xperi,j,k,<text:span text:style-name="T2">1</text:span>,</text:p>
      <text:p text:style-name="P1">&amp; xm_bound_jk,xp_bound_jk,nprocx,tvdsmu1)</text:p>
      <text:p text:style-name="P1"><text:span text:style-name="T1">do</text:span> i = <text:span text:style-name="T2">1</text:span>,nxp</text:p>
      <text:p text:style-name="P2">! dx=0.5d0*(x(i+1,j,k)-x(i-1,j,k))</text:p>
      <text:p text:style-name="P2">! fact=0.5d0*dt/dx</text:p>
      <text:p text:style-name="P1">cnn <text:span text:style-name="T1">use</text:span> euclidean distance <text:span text:style-name="T1">to</text:span> account for curvilinear grids</text:p>
      <text:p text:style-name="P1">rxm=x(i,j,k)-x(i<text:span text:style-name="T2">-1</text:span>,j,k)</text:p>
      <text:p text:style-name="P1">rym=y(i,j,k)-y(i<text:span text:style-name="T2">-1</text:span>,j,k)</text:p>
      <text:p text:style-name="P1"><text:soft-page-break/>rxp=x(i<text:span text:style-name="T2">+1</text:span>,j,k)-x(i,j,k)</text:p>
      <text:p text:style-name="P1">ryp=y(i<text:span text:style-name="T2">+1</text:span>,j,k)-y(i,j,k)</text:p>
      <text:p text:style-name="P1">rzm=z(i,j,k)-z(i<text:span text:style-name="T2">-1</text:span>,j,k)</text:p>
      <text:p text:style-name="P1">rzp=z(i<text:span text:style-name="T2">+1</text:span>,j,k)-z(i,j,k)</text:p>
      <text:p text:style-name="P1">dr = <text:span text:style-name="T2">0.5d0</text:span>*(<text:span text:style-name="T1">sqrt</text:span>((rxm+rxp)**<text:span text:style-name="T2">2</text:span> +(rym+ryp)**<text:span text:style-name="T2">2</text:span></text:p>
      <text:p text:style-name="P1">&amp; +(rzm+rzp)**<text:span text:style-name="T2">2</text:span>))</text:p>
      <text:p text:style-name="P1">fact=<text:span text:style-name="T2">0.5d0</text:span>*dt/dr</text:p>
      <text:p text:style-name="P1">s(i,j,k,<text:span text:style-name="T2">1</text:span>) = s(i,j,k,<text:span text:style-name="T2">1</text:span>)-fact*(eff(i,<text:span text:style-name="T2">1</text:span>)-eff(i<text:span text:style-name="T2">-1</text:span>,<text:span text:style-name="T2">1</text:span>))</text:p>
      <text:p text:style-name="P1">s(i,j,k,<text:span text:style-name="T2">2</text:span>) = s(i,j,k,<text:span text:style-name="T2">2</text:span>)-fact*(eff(i,<text:span text:style-name="T2">2</text:span>)-eff(i<text:span text:style-name="T2">-1</text:span>,<text:span text:style-name="T2">2</text:span>))</text:p>
      <text:p text:style-name="P1">s(i,j,k,<text:span text:style-name="T2">3</text:span>) = s(i,j,k,<text:span text:style-name="T2">3</text:span>)-fact*(eff(i,<text:span text:style-name="T2">3</text:span>)-eff(i<text:span text:style-name="T2">-1</text:span>,<text:span text:style-name="T2">3</text:span>))</text:p>
      <text:p text:style-name="P1">s(i,j,k,<text:span text:style-name="T2">4</text:span>) = s(i,j,k,<text:span text:style-name="T2">4</text:span>)-fact*(eff(i,<text:span text:style-name="T2">4</text:span>)-eff(i<text:span text:style-name="T2">-1</text:span>,<text:span text:style-name="T2">4</text:span>))</text:p>
      <text:p text:style-name="P1">s(i,j,k,<text:span text:style-name="T2">5</text:span>) = s(i,j,k,<text:span text:style-name="T2">5</text:span>)-fact*(eff(i,<text:span text:style-name="T2">5</text:span>)-eff(i<text:span text:style-name="T2">-1</text:span>,<text:span text:style-name="T2">5</text:span>))</text:p>
      <text:p text:style-name="P1">cnn... </text:p>
      <text:p text:style-name="P1">s(i,j,k,<text:span text:style-name="T2">6</text:span>) = s(i,j,k,<text:span text:style-name="T2">6</text:span>)-fact*(eff(i,<text:span text:style-name="T2">6</text:span>)-eff(i<text:span text:style-name="T2">-1</text:span>,<text:span text:style-name="T2">6</text:span>))</text:p>
      <text:p text:style-name="P3">end do</text:p>
      <text:p text:style-name="P3">end do</text:p>
      <text:p text:style-name="P3">end do</text:p>
      <text:p text:style-name="P4"/>
      <text:p text:style-name="P3">return</text:p>
      <text:p text:style-name="P3">end</text:p>
      <text:p text:style-name="P2">c***5***10********20********30********40********50********60********70********80</text:p>
      <text:p text:style-name="P1"><text:span text:style-name="T1">subroutine</text:span> tvdy</text:p>
      <text:p text:style-name="P2">c</text:p>
      <text:p text:style-name="P2">c evaluation of tvd terms in y direction </text:p>
      <text:p text:style-name="P2">c</text:p>
      <text:p text:style-name="P1"><text:span text:style-name="T1">use</text:span> incl3d</text:p>
      <text:p text:style-name="P1"><text:span text:style-name="T1">use</text:span> mppvars</text:p>
      <text:p text:style-name="P1"><text:span text:style-name="T1">use</text:span> mbvars</text:p>
      <text:p text:style-name="P4"/>
      <text:p text:style-name="P3">implicit none</text:p>
      <text:p text:style-name="P1"><text:span text:style-name="T1">integer</text:span> :: i,ijk,j,k,n</text:p>
      <text:p text:style-name="P1"><text:span text:style-name="T1">real</text:span>(kind=rk) :: rxm,rym,rzm,rxp,ryp,rzp,dr,fact</text:p>
      <text:p text:style-name="P1"><text:span text:style-name="T1">real</text:span>(kind=rk),<text:span text:style-name="T1">dimension</text:span>(-<text:span text:style-name="T2">1</text:span>:ijkm,nvar) :: eff</text:p>
      <text:p text:style-name="P1"><text:span text:style-name="T1">real</text:span>(kind=rk),<text:span text:style-name="T1">dimension</text:span>(-<text:span text:style-name="T2">1</text:span>:ijkm,nvar,nvar) :: r</text:p>
      <text:p text:style-name="P1"><text:span text:style-name="T1">real</text:span>(kind=rk),<text:span text:style-name="T1">dimension</text:span>(-<text:span text:style-name="T2">1</text:span>:ijkm) :: tvdsmu1</text:p>
      <text:p text:style-name="P1"><text:span text:style-name="T1">logical</text:span> :: ym_bound_ik, yp_bound_ik</text:p>
      <text:p text:style-name="P4"/>
      <text:p text:style-name="P1">eff = <text:span text:style-name="T2">0.0d0</text:span></text:p>
      <text:p text:style-name="P4"/>
      <text:p text:style-name="P1"><text:span text:style-name="T1">do</text:span> k=<text:span text:style-name="T2">1</text:span>,nzp </text:p>
      <text:p text:style-name="P1"><text:span text:style-name="T1">do</text:span> i=<text:span text:style-name="T2">1</text:span>,nxp </text:p>
      <text:p text:style-name="P1"><text:span text:style-name="T1">call</text:span> rmny(i,k,q,r,tvdsmu1)</text:p>
      <text:p text:style-name="P1"><text:span text:style-name="T1">if</text:span>(ym_bound_block2(blockid).ge.<text:span text:style-name="T2">100</text:span>) <text:span text:style-name="T1">then</text:span></text:p>
      <text:p text:style-name="P1">ym_bound_ik = (.not.ym_bc_intf(i,k)).and.ym_bound</text:p>
      <text:p text:style-name="P3">else</text:p>
      <text:p text:style-name="P1">ym_bound_ik = ym_bound</text:p>
      <text:p text:style-name="P3">endif</text:p>
      <text:p text:style-name="P1"><text:span text:style-name="T1">if</text:span>(yp_bound_block2(blockid).ge.<text:span text:style-name="T2">100</text:span>) <text:span text:style-name="T1">then</text:span></text:p>
      <text:p text:style-name="P1">yp_bound_ik = (.not.yp_bc_intf(i,k)).and.yp_bound</text:p>
      <text:p text:style-name="P3">else</text:p>
      <text:p text:style-name="P1">yp_bound_ik = yp_bound</text:p>
      <text:p text:style-name="P3">endif</text:p>
      <text:p text:style-name="P1"><text:span text:style-name="T1">call</text:span> updis24(nyp,eff,r,y,nyp,yperi,i,k,<text:span text:style-name="T2">2</text:span>,</text:p>
      <text:p text:style-name="P1">&amp; ym_bound_ik,yp_bound_ik,nprocy,tvdsmu1)</text:p>
      <text:p text:style-name="P1"><text:span text:style-name="T1">do</text:span> j = <text:span text:style-name="T2">1</text:span>,nyp </text:p>
      <text:p text:style-name="P2">! dy=0.5d0*(y(i,j+1,k)-y(i,j-1,k))</text:p>
      <text:p text:style-name="P2">! fact=0.5d0*dt/dy</text:p>
      <text:p text:style-name="P1">cnn <text:span text:style-name="T1">use</text:span> euclidean distance <text:span text:style-name="T1">to</text:span> account for curvilinear grids</text:p>
      <text:p text:style-name="P1">rxm=x(i,j,k)-x(i,j<text:span text:style-name="T2">-1</text:span>,k)</text:p>
      <text:p text:style-name="P1">rym=y(i,j,k)-y(i,j<text:span text:style-name="T2">-1</text:span>,k)</text:p>
      <text:p text:style-name="P1">rxp=x(i,j<text:span text:style-name="T2">+1</text:span>,k)-x(i,j,k)</text:p>
      <text:p text:style-name="P1">ryp=y(i,j<text:span text:style-name="T2">+1</text:span>,k)-y(i,j,k)</text:p>
      <text:p text:style-name="P1">rzm=z(i,j,k)-z(i,j<text:span text:style-name="T2">-1</text:span>,k)</text:p>
      <text:p text:style-name="P1">rzp=z(i,j<text:span text:style-name="T2">+1</text:span>,k)-z(i,j,k)</text:p>
      <text:p text:style-name="P1">dr = <text:span text:style-name="T2">0.5d0</text:span>*(<text:span text:style-name="T1">sqrt</text:span>((rxm+rxp)**<text:span text:style-name="T2">2</text:span> +(rym+ryp)**<text:span text:style-name="T2">2</text:span></text:p>
      <text:p text:style-name="P1">&amp; +(rzm+rzp)**<text:span text:style-name="T2">2</text:span>))</text:p>
      <text:p text:style-name="P1">fact=<text:span text:style-name="T2">0.5d0</text:span>*dt/dr</text:p>
      <text:p text:style-name="P1"><text:soft-page-break/>s(i,j,k,<text:span text:style-name="T2">1</text:span>) = s(i,j,k,<text:span text:style-name="T2">1</text:span>)-fact*(eff(j,<text:span text:style-name="T2">1</text:span>)-eff(j<text:span text:style-name="T2">-1</text:span>,<text:span text:style-name="T2">1</text:span>))</text:p>
      <text:p text:style-name="P1">s(i,j,k,<text:span text:style-name="T2">2</text:span>) = s(i,j,k,<text:span text:style-name="T2">2</text:span>)-fact*(eff(j,<text:span text:style-name="T2">2</text:span>)-eff(j<text:span text:style-name="T2">-1</text:span>,<text:span text:style-name="T2">2</text:span>))</text:p>
      <text:p text:style-name="P1">s(i,j,k,<text:span text:style-name="T2">3</text:span>) = s(i,j,k,<text:span text:style-name="T2">3</text:span>)-fact*(eff(j,<text:span text:style-name="T2">3</text:span>)-eff(j<text:span text:style-name="T2">-1</text:span>,<text:span text:style-name="T2">3</text:span>))</text:p>
      <text:p text:style-name="P1">s(i,j,k,<text:span text:style-name="T2">4</text:span>) = s(i,j,k,<text:span text:style-name="T2">4</text:span>)-fact*(eff(j,<text:span text:style-name="T2">4</text:span>)-eff(j<text:span text:style-name="T2">-1</text:span>,<text:span text:style-name="T2">4</text:span>))</text:p>
      <text:p text:style-name="P1">s(i,j,k,<text:span text:style-name="T2">5</text:span>) = s(i,j,k,<text:span text:style-name="T2">5</text:span>)-fact*(eff(j,<text:span text:style-name="T2">5</text:span>)-eff(j<text:span text:style-name="T2">-1</text:span>,<text:span text:style-name="T2">5</text:span>))</text:p>
      <text:p text:style-name="P1">cnn...</text:p>
      <text:p text:style-name="P1">s(i,j,k,<text:span text:style-name="T2">6</text:span>) = s(i,j,k,<text:span text:style-name="T2">6</text:span>)-fact*(eff(j,<text:span text:style-name="T2">6</text:span>)-eff(j<text:span text:style-name="T2">-1</text:span>,<text:span text:style-name="T2">6</text:span>))</text:p>
      <text:p text:style-name="P3">end do</text:p>
      <text:p text:style-name="P3">end do</text:p>
      <text:p text:style-name="P3">end do</text:p>
      <text:p text:style-name="P2">c</text:p>
      <text:p text:style-name="P3">return</text:p>
      <text:p text:style-name="P3">end</text:p>
      <text:p text:style-name="P2">c***5***10********20********30********40********50********60********70********80</text:p>
      <text:p text:style-name="P1"><text:span text:style-name="T1">subroutine</text:span> tvdz</text:p>
      <text:p text:style-name="P2">c</text:p>
      <text:p text:style-name="P2">c evaluation of tvd terms in z direction </text:p>
      <text:p text:style-name="P2">c</text:p>
      <text:p text:style-name="P1"><text:span text:style-name="T1">use</text:span> incl3d</text:p>
      <text:p text:style-name="P1"><text:span text:style-name="T1">use</text:span> mppvars</text:p>
      <text:p text:style-name="P1"><text:span text:style-name="T1">use</text:span> mbvars</text:p>
      <text:p text:style-name="P4"/>
      <text:p text:style-name="P3">implicit none</text:p>
      <text:p text:style-name="P1"><text:span text:style-name="T1">integer</text:span> :: i,ijk,j,k,n</text:p>
      <text:p text:style-name="P1"><text:span text:style-name="T1">real</text:span>(kind=rk) :: rxm,rym,rzm,rxp,ryp,rzp,dr,fact</text:p>
      <text:p text:style-name="P1"><text:span text:style-name="T1">real</text:span>(kind=rk),<text:span text:style-name="T1">dimension</text:span>(-<text:span text:style-name="T2">1</text:span>:ijkm,nvar) :: eff</text:p>
      <text:p text:style-name="P1"><text:span text:style-name="T1">real</text:span>(kind=rk),<text:span text:style-name="T1">dimension</text:span>(-<text:span text:style-name="T2">1</text:span>:ijkm,nvar,nvar) :: r</text:p>
      <text:p text:style-name="P1"><text:span text:style-name="T1">real</text:span>(kind=rk),<text:span text:style-name="T1">dimension</text:span>(-<text:span text:style-name="T2">1</text:span>:ijkm) :: tvdsmu1</text:p>
      <text:p text:style-name="P1"><text:span text:style-name="T1">logical</text:span> :: zm_bound_ij, zp_bound_ij</text:p>
      <text:p text:style-name="P4"/>
      <text:p text:style-name="P1">eff = <text:span text:style-name="T2">0.0d0</text:span></text:p>
      <text:p text:style-name="P4"/>
      <text:p text:style-name="P1"><text:span text:style-name="T1">do</text:span> j=<text:span text:style-name="T2">1</text:span>,nyp </text:p>
      <text:p text:style-name="P1"><text:span text:style-name="T1">do</text:span> i=<text:span text:style-name="T2">1</text:span>,nxp </text:p>
      <text:p text:style-name="P1"><text:span text:style-name="T1">call</text:span> rmnz(i,j,q,r,tvdsmu1)</text:p>
      <text:p text:style-name="P1"><text:span text:style-name="T1">if</text:span>(zm_bound_block2(blockid).ge.<text:span text:style-name="T2">100</text:span>) <text:span text:style-name="T1">then</text:span></text:p>
      <text:p text:style-name="P1">zm_bound_ij = (.not.zm_bc_intf(i,j)).and.zm_bound</text:p>
      <text:p text:style-name="P3">else</text:p>
      <text:p text:style-name="P1">zm_bound_ij = zm_bound</text:p>
      <text:p text:style-name="P3">endif</text:p>
      <text:p text:style-name="P1"><text:span text:style-name="T1">if</text:span>(zp_bound_block2(blockid).ge.<text:span text:style-name="T2">100</text:span>) <text:span text:style-name="T1">then</text:span></text:p>
      <text:p text:style-name="P1">zp_bound_ij = (.not.zp_bc_intf(i,j)).and.zp_bound</text:p>
      <text:p text:style-name="P3">else</text:p>
      <text:p text:style-name="P1">zp_bound_ij = zp_bound</text:p>
      <text:p text:style-name="P3">endif</text:p>
      <text:p text:style-name="P1"><text:span text:style-name="T1">call</text:span> updis24(nzp,eff,r,z,nzp,zperi,i,j,<text:span text:style-name="T2">3</text:span>,</text:p>
      <text:p text:style-name="P1">&amp; zm_bound_ij,zp_bound_ij,nprocz,tvdsmu1)</text:p>
      <text:p text:style-name="P1"><text:span text:style-name="T1">do</text:span> k = <text:span text:style-name="T2">1</text:span>,nzp</text:p>
      <text:p text:style-name="P2">! dz=0.5d0*(z(i,j,k+1)-z(i,j,k-1))</text:p>
      <text:p text:style-name="P2">! fact=0.5d0*dt/dz</text:p>
      <text:p text:style-name="P1">cnn <text:span text:style-name="T1">use</text:span> euclidean distance <text:span text:style-name="T1">to</text:span> account for curvilinear grids</text:p>
      <text:p text:style-name="P1">rxm=x(i,j,k)-x(i,j,k<text:span text:style-name="T2">-1</text:span>)</text:p>
      <text:p text:style-name="P1">rym=y(i,j,k)-y(i,j,k<text:span text:style-name="T2">-1</text:span>)</text:p>
      <text:p text:style-name="P1">rxp=x(i,j,k<text:span text:style-name="T2">+1</text:span>)-x(i,j,k)</text:p>
      <text:p text:style-name="P1">ryp=y(i,j,k<text:span text:style-name="T2">+1</text:span>)-y(i,j,k)</text:p>
      <text:p text:style-name="P1">rzm=z(i,j,k)-z(i,j,k<text:span text:style-name="T2">-1</text:span>)</text:p>
      <text:p text:style-name="P1">rzp=z(i,j,k<text:span text:style-name="T2">+1</text:span>)-z(i,j,k)</text:p>
      <text:p text:style-name="P1">dr = <text:span text:style-name="T2">0.5d0</text:span>*(<text:span text:style-name="T1">sqrt</text:span>((rxm+rxp)**<text:span text:style-name="T2">2</text:span> +(rym+ryp)**<text:span text:style-name="T2">2</text:span></text:p>
      <text:p text:style-name="P1">&amp; +(rzm+rzp)**<text:span text:style-name="T2">2</text:span>))</text:p>
      <text:p text:style-name="P1">fact=<text:span text:style-name="T2">0.5d0</text:span>*dt/dr</text:p>
      <text:p text:style-name="P1">s(i,j,k,<text:span text:style-name="T2">1</text:span>) = s(i,j,k,<text:span text:style-name="T2">1</text:span>)-fact*(eff(k,<text:span text:style-name="T2">1</text:span>)-eff(k<text:span text:style-name="T2">-1</text:span>,<text:span text:style-name="T2">1</text:span>))</text:p>
      <text:p text:style-name="P1">s(i,j,k,<text:span text:style-name="T2">2</text:span>) = s(i,j,k,<text:span text:style-name="T2">2</text:span>)-fact*(eff(k,<text:span text:style-name="T2">2</text:span>)-eff(k<text:span text:style-name="T2">-1</text:span>,<text:span text:style-name="T2">2</text:span>))</text:p>
      <text:p text:style-name="P1">s(i,j,k,<text:span text:style-name="T2">3</text:span>) = s(i,j,k,<text:span text:style-name="T2">3</text:span>)-fact*(eff(k,<text:span text:style-name="T2">3</text:span>)-eff(k<text:span text:style-name="T2">-1</text:span>,<text:span text:style-name="T2">3</text:span>))</text:p>
      <text:p text:style-name="P1">s(i,j,k,<text:span text:style-name="T2">4</text:span>) = s(i,j,k,<text:span text:style-name="T2">4</text:span>)-fact*(eff(k,<text:span text:style-name="T2">4</text:span>)-eff(k<text:span text:style-name="T2">-1</text:span>,<text:span text:style-name="T2">4</text:span>))</text:p>
      <text:p text:style-name="P1">s(i,j,k,<text:span text:style-name="T2">5</text:span>) = s(i,j,k,<text:span text:style-name="T2">5</text:span>)-fact*(eff(k,<text:span text:style-name="T2">5</text:span>)-eff(k<text:span text:style-name="T2">-1</text:span>,<text:span text:style-name="T2">5</text:span>))</text:p>
      <text:p text:style-name="P1">cnn...</text:p>
      <text:p text:style-name="P1">s(i,j,k,<text:span text:style-name="T2">6</text:span>) = s(i,j,k,<text:span text:style-name="T2">6</text:span>)-fact*(eff(k,<text:span text:style-name="T2">6</text:span>)-eff(k<text:span text:style-name="T2">-1</text:span>,<text:span text:style-name="T2">6</text:span>))</text:p>
      <text:p text:style-name="P3"><text:soft-page-break/>end do</text:p>
      <text:p text:style-name="P3">end do</text:p>
      <text:p text:style-name="P3">end do</text:p>
      <text:p text:style-name="P4"/>
      <text:p text:style-name="P3">return</text:p>
      <text:p text:style-name="P3">end</text:p>
      <text:p text:style-name="P2">c***5***10********20********30********40********50********60********70********80</text:p>
      <text:p text:style-name="P1"><text:span text:style-name="T1">subroutine</text:span> rmnx(<text:span text:style-name="T3">jj</text:span>,<text:span text:style-name="T3">kk</text:span>,<text:span text:style-name="T3">qq</text:span>,<text:span text:style-name="T3">r</text:span>,<text:span text:style-name="T3">tvdsmu1</text:span>)</text:p>
      <text:p text:style-name="P1"><text:span text:style-name="T1">use</text:span> tvdmod</text:p>
      <text:p text:style-name="P1"><text:span text:style-name="T1">use</text:span> incl3d</text:p>
      <text:p text:style-name="P4"/>
      <text:p text:style-name="P3">implicit none</text:p>
      <text:p text:style-name="P1"><text:span text:style-name="T1">integer</text:span> :: jj,kk</text:p>
      <text:p text:style-name="P1"><text:span text:style-name="T1">real</text:span>(kind=rk), <text:span text:style-name="T1">dimension</text:span>(<text:span text:style-name="T2">1</text:span>-xhalo:nxd+xhalo,<text:span text:style-name="T2">1</text:span>-yhalo:nyd+yhalo,</text:p>
      <text:p text:style-name="P1">&amp; <text:span text:style-name="T2">1</text:span>-zhalo:nzd+zhalo,nvar) :: qq</text:p>
      <text:p text:style-name="P4"/>
      <text:p text:style-name="P1"><text:span text:style-name="T1">integer</text:span> :: i,m,n,l</text:p>
      <text:p text:style-name="P1"><text:span text:style-name="T1">real</text:span>(kind=rk) :: c,cinv,csq,csqinv,delpc2,delr,g,h,p,qsq,sspsq</text:p>
      <text:p text:style-name="P1">&amp; ,rdeluc,rdelvc,rdelwc,rho,rhoi,sqrho,trho,u,v,w</text:p>
      <text:p text:style-name="P1">&amp; ,ssp_re</text:p>
      <text:p text:style-name="P1"><text:span text:style-name="T1">real</text:span>(kind=rk) ri(-<text:span text:style-name="T2">1</text:span>:ijkm,<text:span text:style-name="T2">5</text:span>,<text:span text:style-name="T2">5</text:span>)</text:p>
      <text:p text:style-name="P1">cnn..</text:p>
      <text:p text:style-name="P1"><text:span text:style-name="T1">real</text:span>(kind=rk) :: phs,ephi</text:p>
      <text:p text:style-name="P1"><text:span text:style-name="T1">real</text:span>(kind=rk),<text:span text:style-name="T1">dimension</text:span>(-<text:span text:style-name="T2">1</text:span>:ijkm,nvar,nvar) :: r</text:p>
      <text:p text:style-name="P1"><text:span text:style-name="T1">real</text:span>(kind=rk),<text:span text:style-name="T1">dimension</text:span>(nvar) :: dw</text:p>
      <text:p text:style-name="P1"><text:span text:style-name="T1">real</text:span>(kind=rk),<text:span text:style-name="T1">dimension</text:span>(-<text:span text:style-name="T2">1</text:span>:ijkm,nvar) :: wm</text:p>
      <text:p text:style-name="P1"><text:span text:style-name="T1">real</text:span>(kind=rk),<text:span text:style-name="T1">dimension</text:span>(-<text:span text:style-name="T2">1</text:span>:ijkm) :: tvdsmu1</text:p>
      <text:p text:style-name="P1"><text:span text:style-name="T1">real</text:span>(kind=rk),<text:span text:style-name="T1">dimension</text:span>(-<text:span text:style-name="T2">1</text:span>:ijkm) :: ssp</text:p>
      <text:p text:style-name="P2">c</text:p>
      <text:p text:style-name="P1"><text:span text:style-name="T1">if</text:span> ( .not.<text:span text:style-name="T1">allocated</text:span>(alam) ) <text:span text:style-name="T1">then</text:span></text:p>
      <text:p text:style-name="P1">allocate (alam(-<text:span text:style-name="T2">1</text:span>:ijkm,nvar))</text:p>
      <text:p text:style-name="P1">allocate (al (-<text:span text:style-name="T2">1</text:span>:ijkm,nvar))</text:p>
      <text:p text:style-name="P1">allocate (gt (-<text:span text:style-name="T2">1</text:span>:ijkm,nvar))</text:p>
      <text:p text:style-name="P3">endif</text:p>
      <text:p text:style-name="P4"/>
      <text:p text:style-name="P2">c</text:p>
      <text:p text:style-name="P2">c roe's formula </text:p>
      <text:p text:style-name="P2">c</text:p>
      <text:p text:style-name="P1"><text:span text:style-name="T1">do</text:span> i=-<text:span text:style-name="T2">1</text:span>,nxp<text:span text:style-name="T2">+2</text:span></text:p>
      <text:p text:style-name="P1">rho=qq(i,jj,kk,<text:span text:style-name="T2">1</text:span>)</text:p>
      <text:p text:style-name="P1">rhoi=<text:span text:style-name="T2">1.0d0</text:span>/rho</text:p>
      <text:p text:style-name="P1">u=qq(i,jj,kk,<text:span text:style-name="T2">2</text:span>)*rhoi</text:p>
      <text:p text:style-name="P1">v=qq(i,jj,kk,<text:span text:style-name="T2">3</text:span>)*rhoi</text:p>
      <text:p text:style-name="P1">w=qq(i,jj,kk,<text:span text:style-name="T2">4</text:span>)*rhoi</text:p>
      <text:p text:style-name="P1">p=gami*(qq(i,jj,kk,<text:span text:style-name="T2">5</text:span>)-<text:span text:style-name="T2">0.5d0</text:span>*rho*(u*u+v*v+w*w))</text:p>
      <text:p text:style-name="P1">ssp(i)=<text:span text:style-name="T2">1.4d0</text:span>*<text:span text:style-name="T2">0.4d0</text:span>*(qq(i,jj,kk,<text:span text:style-name="T2">5</text:span>)*rhoi<text:span text:style-name="T2">-0.5d0</text:span>*(u*u+v*v+w*w)) </text:p>
      <text:p text:style-name="P1">sqrho=<text:span text:style-name="T1">sqrt</text:span>(rho) </text:p>
      <text:p text:style-name="P1">wm(i,<text:span text:style-name="T2">1</text:span>)=sqrho</text:p>
      <text:p text:style-name="P1">wm(i,<text:span text:style-name="T2">2</text:span>)=sqrho*u</text:p>
      <text:p text:style-name="P1">wm(i,<text:span text:style-name="T2">3</text:span>)=sqrho*v</text:p>
      <text:p text:style-name="P1">wm(i,<text:span text:style-name="T2">4</text:span>)=sqrho*w</text:p>
      <text:p text:style-name="P1">wm(i,<text:span text:style-name="T2">5</text:span>)=(qq(i,jj,kk,<text:span text:style-name="T2">5</text:span>)+p)/sqrho</text:p>
      <text:p text:style-name="P1">phs = qq(i,jj,kk,<text:span text:style-name="T2">6</text:span>)*rhoi</text:p>
      <text:p text:style-name="P1">wm(i,<text:span text:style-name="T2">6</text:span>)=sqrho*phs</text:p>
      <text:p text:style-name="P3">enddo</text:p>
      <text:p text:style-name="P2">c</text:p>
      <text:p text:style-name="P2">c do i=0,nxp+1</text:p>
      <text:p text:style-name="P1"><text:span text:style-name="T1">do</text:span> i=-<text:span text:style-name="T2">1</text:span>,nxp<text:span text:style-name="T2">+1</text:span></text:p>
      <text:p text:style-name="P1">trho=wm(i,<text:span text:style-name="T2">1</text:span>)+wm(i<text:span text:style-name="T2">+1</text:span>,<text:span text:style-name="T2">1</text:span>)</text:p>
      <text:p text:style-name="P1">u=(wm(i,<text:span text:style-name="T2">2</text:span>)+wm(i<text:span text:style-name="T2">+1</text:span>,<text:span text:style-name="T2">2</text:span>))/trho</text:p>
      <text:p text:style-name="P1">v=(wm(i,<text:span text:style-name="T2">3</text:span>)+wm(i<text:span text:style-name="T2">+1</text:span>,<text:span text:style-name="T2">3</text:span>))/trho</text:p>
      <text:p text:style-name="P1">w=(wm(i,<text:span text:style-name="T2">4</text:span>)+wm(i<text:span text:style-name="T2">+1</text:span>,<text:span text:style-name="T2">4</text:span>))/trho</text:p>
      <text:p text:style-name="P1">h=(wm(i,<text:span text:style-name="T2">5</text:span>)+wm(i<text:span text:style-name="T2">+1</text:span>,<text:span text:style-name="T2">5</text:span>))/trho</text:p>
      <text:p text:style-name="P1">qsq=u*u+v*v+w*w</text:p>
      <text:p text:style-name="P4"/>
      <text:p text:style-name="P2">cc sound speed correction in Roe's average state</text:p>
      <text:p text:style-name="P1">sspsq=gami*(h<text:span text:style-name="T2">-0.5d0</text:span>*qsq)</text:p>
      <text:p text:style-name="P1"><text:soft-page-break/>ssp_re=<text:span text:style-name="T1">min</text:span>(ssp(i),ssp(i<text:span text:style-name="T2">+1</text:span>))</text:p>
      <text:p text:style-name="P1">csq=<text:span text:style-name="T1">max</text:span>(sspsq,ssp_re)</text:p>
      <text:p text:style-name="P1">c=<text:span text:style-name="T1">sqrt</text:span>(csq)</text:p>
      <text:p text:style-name="P2">cc</text:p>
      <text:p text:style-name="P1">g=gami/csq</text:p>
      <text:p text:style-name="P1">csqinv=<text:span text:style-name="T2">1.0d0</text:span>/csq</text:p>
      <text:p text:style-name="P1">cinv=<text:span text:style-name="T2">1.0d0</text:span>/c</text:p>
      <text:p text:style-name="P4"/>
      <text:p text:style-name="P2">cc local threshold value for the entropy correction term</text:p>
      <text:p text:style-name="P1">tvdsmu1(i)=tvdsmu*(<text:span text:style-name="T1">abs</text:span>(u)+<text:span text:style-name="T1">abs</text:span>(v)+c)</text:p>
      <text:p text:style-name="P2">cc</text:p>
      <text:p text:style-name="P4"/>
      <text:p text:style-name="P1">phs = (wm(i,<text:span text:style-name="T2">6</text:span>)+wm(i<text:span text:style-name="T2">+1</text:span>,<text:span text:style-name="T2">6</text:span>))/trho</text:p>
      <text:p text:style-name="P1">cnn... choice of last element of the <text:span text:style-name="T2">2nd</text:span> and <text:span text:style-name="T2">6th</text:span> projected eigenvectors</text:p>
      <text:p text:style-name="P1">cnn... suitable choices <text:span text:style-name="T2">1.0d0</text:span> or c (c seems <text:span text:style-name="T1">to</text:span> give better results)</text:p>
      <text:p text:style-name="P1">ephi = <text:span text:style-name="T2">1.0d0</text:span></text:p>
      <text:p text:style-name="P2">c</text:p>
      <text:p text:style-name="P2">c ******* eigenvalues ******* </text:p>
      <text:p text:style-name="P2">c</text:p>
      <text:p text:style-name="P1">alam(i,<text:span text:style-name="T2">1</text:span>)=u-c</text:p>
      <text:p text:style-name="P1">alam(i,<text:span text:style-name="T2">2</text:span>)=u</text:p>
      <text:p text:style-name="P1">alam(i,<text:span text:style-name="T2">3</text:span>)=u+c</text:p>
      <text:p text:style-name="P1">alam(i,<text:span text:style-name="T2">4</text:span>)=u</text:p>
      <text:p text:style-name="P1">alam(i,<text:span text:style-name="T2">5</text:span>)=u</text:p>
      <text:p text:style-name="P1">alam(i,<text:span text:style-name="T2">6</text:span>)=u</text:p>
      <text:p text:style-name="P2">c</text:p>
      <text:p text:style-name="P2">c ***** eigenvectors **** </text:p>
      <text:p text:style-name="P2">c</text:p>
      <text:p text:style-name="P1">dw(<text:span text:style-name="T2">1</text:span>)=qq(i<text:span text:style-name="T2">+1</text:span>,jj,kk,<text:span text:style-name="T2">1</text:span>)-qq(i,jj,kk,<text:span text:style-name="T2">1</text:span>)</text:p>
      <text:p text:style-name="P1">dw(<text:span text:style-name="T2">2</text:span>)=qq(i<text:span text:style-name="T2">+1</text:span>,jj,kk,<text:span text:style-name="T2">2</text:span>)-qq(i,jj,kk,<text:span text:style-name="T2">2</text:span>)</text:p>
      <text:p text:style-name="P1">dw(<text:span text:style-name="T2">3</text:span>)=qq(i<text:span text:style-name="T2">+1</text:span>,jj,kk,<text:span text:style-name="T2">3</text:span>)-qq(i,jj,kk,<text:span text:style-name="T2">3</text:span>)</text:p>
      <text:p text:style-name="P1">dw(<text:span text:style-name="T2">4</text:span>)=qq(i<text:span text:style-name="T2">+1</text:span>,jj,kk,<text:span text:style-name="T2">4</text:span>)-qq(i,jj,kk,<text:span text:style-name="T2">4</text:span>) </text:p>
      <text:p text:style-name="P1">dw(<text:span text:style-name="T2">5</text:span>)=qq(i<text:span text:style-name="T2">+1</text:span>,jj,kk,<text:span text:style-name="T2">5</text:span>)-qq(i,jj,kk,<text:span text:style-name="T2">5</text:span>)</text:p>
      <text:p text:style-name="P1">dw(<text:span text:style-name="T2">6</text:span>)=qq(i<text:span text:style-name="T2">+1</text:span>,jj,kk,<text:span text:style-name="T2">6</text:span>)-qq(i,jj,kk,<text:span text:style-name="T2">6</text:span>)</text:p>
      <text:p text:style-name="P2">c</text:p>
      <text:p text:style-name="P1">r(i,<text:span text:style-name="T2">1</text:span>,<text:span text:style-name="T2">1</text:span>)=<text:span text:style-name="T2">1.0d0</text:span></text:p>
      <text:p text:style-name="P1">r(i,<text:span text:style-name="T2">1</text:span>,<text:span text:style-name="T2">2</text:span>)=<text:span text:style-name="T2">1.0d0</text:span></text:p>
      <text:p text:style-name="P1">r(i,<text:span text:style-name="T2">1</text:span>,<text:span text:style-name="T2">3</text:span>)=<text:span text:style-name="T2">1.0d0</text:span></text:p>
      <text:p text:style-name="P1">r(i,<text:span text:style-name="T2">1</text:span>,<text:span text:style-name="T2">4</text:span>)=<text:span text:style-name="T2">0.0d0</text:span></text:p>
      <text:p text:style-name="P1">r(i,<text:span text:style-name="T2">1</text:span>,<text:span text:style-name="T2">5</text:span>)=<text:span text:style-name="T2">0.0d0</text:span></text:p>
      <text:p text:style-name="P1">r(i,<text:span text:style-name="T2">2</text:span>,<text:span text:style-name="T2">1</text:span>)=u-c</text:p>
      <text:p text:style-name="P1">r(i,<text:span text:style-name="T2">2</text:span>,<text:span text:style-name="T2">2</text:span>)=u</text:p>
      <text:p text:style-name="P1">r(i,<text:span text:style-name="T2">2</text:span>,<text:span text:style-name="T2">3</text:span>)=u+c</text:p>
      <text:p text:style-name="P1">r(i,<text:span text:style-name="T2">2</text:span>,<text:span text:style-name="T2">4</text:span>)=<text:span text:style-name="T2">0.0d0</text:span></text:p>
      <text:p text:style-name="P1">r(i,<text:span text:style-name="T2">2</text:span>,<text:span text:style-name="T2">5</text:span>)=<text:span text:style-name="T2">0.0d0</text:span></text:p>
      <text:p text:style-name="P1">r(i,<text:span text:style-name="T2">3</text:span>,<text:span text:style-name="T2">1</text:span>)=v</text:p>
      <text:p text:style-name="P1">r(i,<text:span text:style-name="T2">3</text:span>,<text:span text:style-name="T2">2</text:span>)=v</text:p>
      <text:p text:style-name="P1">r(i,<text:span text:style-name="T2">3</text:span>,<text:span text:style-name="T2">3</text:span>)=v</text:p>
      <text:p text:style-name="P1">r(i,<text:span text:style-name="T2">3</text:span>,<text:span text:style-name="T2">4</text:span>)=<text:span text:style-name="T2">1.0d0</text:span></text:p>
      <text:p text:style-name="P2">c ac r(i,3,4)=c</text:p>
      <text:p text:style-name="P1">r(i,<text:span text:style-name="T2">3</text:span>,<text:span text:style-name="T2">5</text:span>)=<text:span text:style-name="T2">0.0d0</text:span></text:p>
      <text:p text:style-name="P1">r(i,<text:span text:style-name="T2">4</text:span>,<text:span text:style-name="T2">1</text:span>)=w</text:p>
      <text:p text:style-name="P1">r(i,<text:span text:style-name="T2">4</text:span>,<text:span text:style-name="T2">2</text:span>)=w</text:p>
      <text:p text:style-name="P1">r(i,<text:span text:style-name="T2">4</text:span>,<text:span text:style-name="T2">3</text:span>)=w</text:p>
      <text:p text:style-name="P1">r(i,<text:span text:style-name="T2">4</text:span>,<text:span text:style-name="T2">4</text:span>) =<text:span text:style-name="T2">0.0d0</text:span></text:p>
      <text:p text:style-name="P1">r(i,<text:span text:style-name="T2">4</text:span>,<text:span text:style-name="T2">5</text:span>)=<text:span text:style-name="T2">1.0d0</text:span></text:p>
      <text:p text:style-name="P2">c ac r(i,4,5)=c</text:p>
      <text:p text:style-name="P1">r(i,<text:span text:style-name="T2">5</text:span>,<text:span text:style-name="T2">1</text:span>)=h-u*c</text:p>
      <text:p text:style-name="P1">r(i,<text:span text:style-name="T2">5</text:span>,<text:span text:style-name="T2">2</text:span>)=<text:span text:style-name="T2">0.5d0</text:span>*qsq</text:p>
      <text:p text:style-name="P1">r(i,<text:span text:style-name="T2">5</text:span>,<text:span text:style-name="T2">3</text:span>)=h+u*c</text:p>
      <text:p text:style-name="P1">r(i,<text:span text:style-name="T2">5</text:span>,<text:span text:style-name="T2">4</text:span>)=v</text:p>
      <text:p text:style-name="P1">r(i,<text:span text:style-name="T2">5</text:span>,<text:span text:style-name="T2">5</text:span>)=w</text:p>
      <text:p text:style-name="P2">c ac r(i,5,4)=v*c</text:p>
      <text:p text:style-name="P2">c ac r(i,5,5)=w*c</text:p>
      <text:p text:style-name="P1">r(i,<text:span text:style-name="T2">1</text:span>,<text:span text:style-name="T2">6</text:span>)=<text:span text:style-name="T2">0.0d0</text:span></text:p>
      <text:p text:style-name="P1">r(i,<text:span text:style-name="T2">2</text:span>,<text:span text:style-name="T2">6</text:span>)=<text:span text:style-name="T2">0.0d0</text:span></text:p>
      <text:p text:style-name="P1">r(i,<text:span text:style-name="T2">3</text:span>,<text:span text:style-name="T2">6</text:span>)=<text:span text:style-name="T2">0.0d0</text:span></text:p>
      <text:p text:style-name="P1"><text:soft-page-break/>r(i,<text:span text:style-name="T2">4</text:span>,<text:span text:style-name="T2">6</text:span>)=<text:span text:style-name="T2">0.0d0</text:span></text:p>
      <text:p text:style-name="P1">r(i,<text:span text:style-name="T2">5</text:span>,<text:span text:style-name="T2">6</text:span>)=<text:span text:style-name="T2">0.0d0</text:span></text:p>
      <text:p text:style-name="P2">c...</text:p>
      <text:p text:style-name="P1">r(i,<text:span text:style-name="T2">6</text:span>,<text:span text:style-name="T2">1</text:span>)=phs</text:p>
      <text:p text:style-name="P1">r(i,<text:span text:style-name="T2">6</text:span>,<text:span text:style-name="T2">2</text:span>)=<text:span text:style-name="T2">0.5</text:span>*(phs+ephi)</text:p>
      <text:p text:style-name="P1">r(i,<text:span text:style-name="T2">6</text:span>,<text:span text:style-name="T2">3</text:span>)=phs</text:p>
      <text:p text:style-name="P1">r(i,<text:span text:style-name="T2">6</text:span>,<text:span text:style-name="T2">4</text:span>)=<text:span text:style-name="T2">0.0d0</text:span></text:p>
      <text:p text:style-name="P1">r(i,<text:span text:style-name="T2">6</text:span>,<text:span text:style-name="T2">5</text:span>)=<text:span text:style-name="T2">0.0d0</text:span></text:p>
      <text:p text:style-name="P1">r(i,<text:span text:style-name="T2">6</text:span>,<text:span text:style-name="T2">6</text:span>)=ephi </text:p>
      <text:p text:style-name="P2">c</text:p>
      <text:p text:style-name="P2">c --- scaling with csq </text:p>
      <text:p text:style-name="P2">c</text:p>
      <text:p text:style-name="P1"><text:span text:style-name="T1">do</text:span> n=<text:span text:style-name="T2">1</text:span>,nvar</text:p>
      <text:p text:style-name="P1"><text:span text:style-name="T1">do</text:span> m=<text:span text:style-name="T2">1</text:span>,nvar</text:p>
      <text:p text:style-name="P1">r(i,m,n)=r(i,m,n)*csqinv</text:p>
      <text:p text:style-name="P3">end do</text:p>
      <text:p text:style-name="P3">end do</text:p>
      <text:p text:style-name="P2">c</text:p>
      <text:p text:style-name="P2">c --- alpha coeeficients (rinv*delw) </text:p>
      <text:p text:style-name="P2">c</text:p>
      <text:p text:style-name="P1">delpc2=gami*(dw(<text:span text:style-name="T2">5</text:span>)+<text:span text:style-name="T2">0.5d0</text:span>*qsq*dw(<text:span text:style-name="T2">1</text:span>)</text:p>
      <text:p text:style-name="P1">&amp; -u*dw(<text:span text:style-name="T2">2</text:span>)-v*dw(<text:span text:style-name="T2">3</text:span>)-w*dw(<text:span text:style-name="T2">4</text:span>))*csqinv</text:p>
      <text:p text:style-name="P1">delr=dw(<text:span text:style-name="T2">1</text:span>)</text:p>
      <text:p text:style-name="P1">rdeluc=(dw(<text:span text:style-name="T2">2</text:span>)-u*dw(<text:span text:style-name="T2">1</text:span>))*cinv</text:p>
      <text:p text:style-name="P1">rdelvc=(dw(<text:span text:style-name="T2">3</text:span>)-v*dw(<text:span text:style-name="T2">1</text:span>))*cinv</text:p>
      <text:p text:style-name="P1">rdelwc=(dw(<text:span text:style-name="T2">4</text:span>)-w*dw(<text:span text:style-name="T2">1</text:span>))*cinv</text:p>
      <text:p text:style-name="P2">c al(i,1)=0.5d0*(delpc2-rdeluc)</text:p>
      <text:p text:style-name="P2">c al(i,2)=delr-delpc2</text:p>
      <text:p text:style-name="P2">c al(i,3)=0.5d0*(delpc2+rdeluc)</text:p>
      <text:p text:style-name="P2">c al(i,4)=rdelvc</text:p>
      <text:p text:style-name="P2">c al(i,5)=rdelwc</text:p>
      <text:p text:style-name="P2">!cnn</text:p>
      <text:p text:style-name="P2">!#ifdef 1</text:p>
      <text:p text:style-name="P2">! cphi=0.5d0*gami*(phs-c)*cinv*csqinv</text:p>
      <text:p text:style-name="P2">! al(i,6)=-dw(1)*(0.5d0*(phs+c)*cinv+0.5*cphi*qsq)+</text:p>
      <text:p text:style-name="P2">! &amp; dw(2)*cphi*u+dw(3)*cphi*v+</text:p>
      <text:p text:style-name="P2">! &amp; dw(4)*cphi*w-dw(5)*cphi+dw(6)*cinv</text:p>
      <text:p text:style-name="P2">!#endif</text:p>
      <text:p text:style-name="P2">c#ifdef 1</text:p>
      <text:p text:style-name="P2">c al(i,6)=0.5d0*(delpc2*(ephi-phs)-(phs+ephi)*dw(1)+2*dw(6))/ephi</text:p>
      <text:p text:style-name="P2">c#endif</text:p>
      <text:p text:style-name="P2">c</text:p>
      <text:p text:style-name="P2">c --- scaling with csq </text:p>
      <text:p text:style-name="P2">c</text:p>
      <text:p text:style-name="P2">c...</text:p>
      <text:p text:style-name="P2">c do m=1,nvar</text:p>
      <text:p text:style-name="P2">c al(i,m)=al(i,m)*csq</text:p>
      <text:p text:style-name="P2">c end do</text:p>
      <text:p text:style-name="P4"/>
      <text:p text:style-name="P2">c end do</text:p>
      <text:p text:style-name="P2">c</text:p>
      <text:p text:style-name="P1">ri(i,<text:span text:style-name="T2">1</text:span>,<text:span text:style-name="T2">1</text:span>)=<text:span text:style-name="T2">0.5d0</text:span>*(<text:span text:style-name="T2">0.5d0</text:span>*g*qsq+u/c)</text:p>
      <text:p text:style-name="P1">ri(i,<text:span text:style-name="T2">1</text:span>,<text:span text:style-name="T2">2</text:span>)=-<text:span text:style-name="T2">0.5d0</text:span>*(g*u<text:span text:style-name="T2">+1.0d0</text:span>/c)</text:p>
      <text:p text:style-name="P1">ri(i,<text:span text:style-name="T2">1</text:span>,<text:span text:style-name="T2">3</text:span>)=-<text:span text:style-name="T2">0.5d0</text:span>*g*v</text:p>
      <text:p text:style-name="P1">ri(i,<text:span text:style-name="T2">1</text:span>,<text:span text:style-name="T2">4</text:span>)=-<text:span text:style-name="T2">0.5d0</text:span>*g*w</text:p>
      <text:p text:style-name="P1">ri(i,<text:span text:style-name="T2">1</text:span>,<text:span text:style-name="T2">5</text:span>)=<text:span text:style-name="T2">0.5d0</text:span>*g</text:p>
      <text:p text:style-name="P1">ri(i,<text:span text:style-name="T2">2</text:span>,<text:span text:style-name="T2">1</text:span>)=<text:span text:style-name="T2">1.0d0-0.5d0</text:span>*g*qsq</text:p>
      <text:p text:style-name="P1">ri(i,<text:span text:style-name="T2">2</text:span>,<text:span text:style-name="T2">2</text:span>)=g*u</text:p>
      <text:p text:style-name="P1">ri(i,<text:span text:style-name="T2">2</text:span>,<text:span text:style-name="T2">3</text:span>)=g*v</text:p>
      <text:p text:style-name="P1">ri(i,<text:span text:style-name="T2">2</text:span>,<text:span text:style-name="T2">4</text:span>)=g*w</text:p>
      <text:p text:style-name="P1">ri(i,<text:span text:style-name="T2">2</text:span>,<text:span text:style-name="T2">5</text:span>)=-g</text:p>
      <text:p text:style-name="P1">ri(i,<text:span text:style-name="T2">3</text:span>,<text:span text:style-name="T2">1</text:span>)=<text:span text:style-name="T2">0.5d0</text:span>*(<text:span text:style-name="T2">0.5d0</text:span>*g*qsq-u/c)</text:p>
      <text:p text:style-name="P1">ri(i,<text:span text:style-name="T2">3</text:span>,<text:span text:style-name="T2">2</text:span>)=-<text:span text:style-name="T2">0.5d0</text:span>*(g*u<text:span text:style-name="T2">-1.0d0</text:span>/c)</text:p>
      <text:p text:style-name="P1">ri(i,<text:span text:style-name="T2">3</text:span>,<text:span text:style-name="T2">3</text:span>)=-<text:span text:style-name="T2">0.5d0</text:span>*g*v</text:p>
      <text:p text:style-name="P1">ri(i,<text:span text:style-name="T2">3</text:span>,<text:span text:style-name="T2">4</text:span>)=-<text:span text:style-name="T2">0.5d0</text:span>*g*w</text:p>
      <text:p text:style-name="P1">ri(i,<text:span text:style-name="T2">3</text:span>,<text:span text:style-name="T2">5</text:span>)=<text:span text:style-name="T2">0.5d0</text:span>*g</text:p>
      <text:p text:style-name="P1"><text:soft-page-break/>ri(i,<text:span text:style-name="T2">4</text:span>,<text:span text:style-name="T2">1</text:span>)=-v</text:p>
      <text:p text:style-name="P1">ri(i,<text:span text:style-name="T2">4</text:span>,<text:span text:style-name="T2">2</text:span>)=<text:span text:style-name="T2">0.0d0</text:span></text:p>
      <text:p text:style-name="P1">ri(i,<text:span text:style-name="T2">4</text:span>,<text:span text:style-name="T2">3</text:span>)=<text:span text:style-name="T2">1.0d0</text:span></text:p>
      <text:p text:style-name="P1">ri(i,<text:span text:style-name="T2">4</text:span>,<text:span text:style-name="T2">4</text:span>)=<text:span text:style-name="T2">0.0d0</text:span></text:p>
      <text:p text:style-name="P1">ri(i,<text:span text:style-name="T2">4</text:span>,<text:span text:style-name="T2">5</text:span>)=<text:span text:style-name="T2">0.0d0</text:span></text:p>
      <text:p text:style-name="P1">ri(i,<text:span text:style-name="T2">5</text:span>,<text:span text:style-name="T2">1</text:span>)=-w</text:p>
      <text:p text:style-name="P1">ri(i,<text:span text:style-name="T2">5</text:span>,<text:span text:style-name="T2">2</text:span>)=<text:span text:style-name="T2">0.0d0</text:span></text:p>
      <text:p text:style-name="P1">ri(i,<text:span text:style-name="T2">5</text:span>,<text:span text:style-name="T2">3</text:span>)=<text:span text:style-name="T2">0.0d0</text:span></text:p>
      <text:p text:style-name="P1">ri(i,<text:span text:style-name="T2">5</text:span>,<text:span text:style-name="T2">4</text:span>)=<text:span text:style-name="T2">1.0d0</text:span></text:p>
      <text:p text:style-name="P1">ri(i,<text:span text:style-name="T2">5</text:span>,<text:span text:style-name="T2">5</text:span>)=<text:span text:style-name="T2">0.0d0</text:span></text:p>
      <text:p text:style-name="P2">c</text:p>
      <text:p text:style-name="P2">c ***** coefficients (alpha) - characteristic jumps *****</text:p>
      <text:p text:style-name="P2">c</text:p>
      <text:p text:style-name="P1"><text:span text:style-name="T1">do</text:span> l=<text:span text:style-name="T2">1</text:span>,<text:span text:style-name="T2">5</text:span></text:p>
      <text:p text:style-name="P1">al(i,l)=<text:span text:style-name="T2">0.0d0</text:span></text:p>
      <text:p text:style-name="P1"><text:span text:style-name="T1">do</text:span> m=<text:span text:style-name="T2">1</text:span>,<text:span text:style-name="T2">5</text:span></text:p>
      <text:p text:style-name="P1">al(i,l)=al(i,l)+ri(i,l,m)*dw(m)</text:p>
      <text:p text:style-name="P3">end do</text:p>
      <text:p text:style-name="P3">end do</text:p>
      <text:p text:style-name="P4"/>
      <text:p text:style-name="P1">al(i,<text:span text:style-name="T2">6</text:span>)=<text:span text:style-name="T2">0.5d0</text:span>*(delpc2*(ephi-phs)-(phs+ephi)*dw(<text:span text:style-name="T2">1</text:span>)+<text:span text:style-name="T2">2</text:span>*dw(<text:span text:style-name="T2">6</text:span>))/ephi</text:p>
      <text:p text:style-name="P4"/>
      <text:p text:style-name="P1"><text:span text:style-name="T1">do</text:span> m=<text:span text:style-name="T2">1</text:span>,nvar</text:p>
      <text:p text:style-name="P1">al(i,m)=al(i,m)*csq</text:p>
      <text:p text:style-name="P3">end do</text:p>
      <text:p text:style-name="P4"/>
      <text:p text:style-name="P3">enddo</text:p>
      <text:p text:style-name="P3">return</text:p>
      <text:p text:style-name="P3">end</text:p>
      <text:p text:style-name="P2">c***5***10********20********30********40********50********60********70********80</text:p>
      <text:p text:style-name="P1"><text:span text:style-name="T1">subroutine</text:span> rmny(<text:span text:style-name="T3">ii</text:span>,<text:span text:style-name="T3">kk</text:span>,<text:span text:style-name="T3">qq</text:span>,<text:span text:style-name="T3">r</text:span>,<text:span text:style-name="T3">tvdsmu1</text:span>)</text:p>
      <text:p text:style-name="P1"><text:span text:style-name="T1">use</text:span> tvdmod</text:p>
      <text:p text:style-name="P1"><text:span text:style-name="T1">use</text:span> incl3d</text:p>
      <text:p text:style-name="P4"/>
      <text:p text:style-name="P3">implicit none</text:p>
      <text:p text:style-name="P1"><text:span text:style-name="T1">integer</text:span> ii,kk</text:p>
      <text:p text:style-name="P1"><text:span text:style-name="T1">real</text:span>(kind=rk), <text:span text:style-name="T1">dimension</text:span>(<text:span text:style-name="T2">1</text:span>-xhalo:nxd+xhalo,<text:span text:style-name="T2">1</text:span>-yhalo:nyd+yhalo,</text:p>
      <text:p text:style-name="P1">&amp; <text:span text:style-name="T2">1</text:span>-zhalo:nzd+zhalo,nvar) :: qq</text:p>
      <text:p text:style-name="P1"><text:span text:style-name="T1">real</text:span>(kind=rk),<text:span text:style-name="T1">dimension</text:span>(-<text:span text:style-name="T2">1</text:span>:ijkm,nvar,nvar) :: r</text:p>
      <text:p text:style-name="P1"><text:span text:style-name="T1">integer</text:span> :: j,m,n,l</text:p>
      <text:p text:style-name="P1"><text:span text:style-name="T1">real</text:span>(kind=rk) :: c,cinv,csq,csqinv,delpc2,delr,g,h,p,qsq,sspsq</text:p>
      <text:p text:style-name="P1">&amp; ,rdeluc,rdelvc,rdelwc,rho,rhoi,sqrho,trho,u,v,w</text:p>
      <text:p text:style-name="P1">&amp; ,ssp_re</text:p>
      <text:p text:style-name="P1"><text:span text:style-name="T1">real</text:span>(kind=rk) ri(-<text:span text:style-name="T2">1</text:span>:ijkm,<text:span text:style-name="T2">5</text:span>,<text:span text:style-name="T2">5</text:span>)</text:p>
      <text:p text:style-name="P1"><text:span text:style-name="T1">real</text:span>(kind=rk) :: phs, ephi</text:p>
      <text:p text:style-name="P1"><text:span text:style-name="T1">real</text:span>(kind=rk),<text:span text:style-name="T1">dimension</text:span>(nvar) :: dw</text:p>
      <text:p text:style-name="P1"><text:span text:style-name="T1">real</text:span>(kind=rk),<text:span text:style-name="T1">dimension</text:span>(-<text:span text:style-name="T2">1</text:span>:ijkm,nvar) :: wm</text:p>
      <text:p text:style-name="P1"><text:span text:style-name="T1">real</text:span>(kind=rk),<text:span text:style-name="T1">dimension</text:span>(-<text:span text:style-name="T2">1</text:span>:ijkm) :: tvdsmu1</text:p>
      <text:p text:style-name="P1"><text:span text:style-name="T1">real</text:span>(kind=rk),<text:span text:style-name="T1">dimension</text:span>(-<text:span text:style-name="T2">1</text:span>:ijkm) :: ssp</text:p>
      <text:p text:style-name="P2">c</text:p>
      <text:p text:style-name="P1"><text:span text:style-name="T1">if</text:span> ( .not.<text:span text:style-name="T1">allocated</text:span>(alam) ) <text:span text:style-name="T1">then</text:span></text:p>
      <text:p text:style-name="P1">allocate (alam(-<text:span text:style-name="T2">1</text:span>:ijkm,nvar))</text:p>
      <text:p text:style-name="P1">allocate (al (-<text:span text:style-name="T2">1</text:span>:ijkm,nvar))</text:p>
      <text:p text:style-name="P1">allocate (gt (-<text:span text:style-name="T2">1</text:span>:ijkm,nvar))</text:p>
      <text:p text:style-name="P3">endif</text:p>
      <text:p text:style-name="P2">c</text:p>
      <text:p text:style-name="P2">c roe's formula </text:p>
      <text:p text:style-name="P2">c</text:p>
      <text:p text:style-name="P1"><text:span text:style-name="T1">do</text:span> j=-<text:span text:style-name="T2">1</text:span>,nyp<text:span text:style-name="T2">+2</text:span></text:p>
      <text:p text:style-name="P1">rho=qq(ii,j,kk,<text:span text:style-name="T2">1</text:span>)</text:p>
      <text:p text:style-name="P1">rhoi=<text:span text:style-name="T2">1.0d0</text:span>/rho</text:p>
      <text:p text:style-name="P1">u=qq(ii,j,kk,<text:span text:style-name="T2">2</text:span>)*rhoi</text:p>
      <text:p text:style-name="P1">v=qq(ii,j,kk,<text:span text:style-name="T2">3</text:span>)*rhoi</text:p>
      <text:p text:style-name="P1">w=qq(ii,j,kk,<text:span text:style-name="T2">4</text:span>)*rhoi</text:p>
      <text:p text:style-name="P1">p=gami*(qq(ii,j,kk,<text:span text:style-name="T2">5</text:span>)-<text:span text:style-name="T2">0.5d0</text:span>*rho*(u*u+v*v+w*w))</text:p>
      <text:p text:style-name="P1">ssp(j)=<text:span text:style-name="T2">1.4d0</text:span>*<text:span text:style-name="T2">0.4d0</text:span>*(qq(ii,j,kk,<text:span text:style-name="T2">5</text:span>)*rhoi<text:span text:style-name="T2">-0.5d0</text:span>*(u*u+v*v+w*w))</text:p>
      <text:p text:style-name="P1">sqrho=<text:span text:style-name="T1">sqrt</text:span>(rho) </text:p>
      <text:p text:style-name="P1"><text:soft-page-break/>wm(j,<text:span text:style-name="T2">1</text:span>)=sqrho</text:p>
      <text:p text:style-name="P1">wm(j,<text:span text:style-name="T2">2</text:span>)=sqrho*u</text:p>
      <text:p text:style-name="P1">wm(j,<text:span text:style-name="T2">3</text:span>)=sqrho*v</text:p>
      <text:p text:style-name="P1">wm(j,<text:span text:style-name="T2">4</text:span>)=sqrho*w</text:p>
      <text:p text:style-name="P1">wm(j,<text:span text:style-name="T2">5</text:span>)=(qq(ii,j,kk,<text:span text:style-name="T2">5</text:span>)+p)/sqrho</text:p>
      <text:p text:style-name="P1">phs = qq(ii,j,kk,<text:span text:style-name="T2">6</text:span>)*rhoi</text:p>
      <text:p text:style-name="P1">wm(j,<text:span text:style-name="T2">6</text:span>)=sqrho*phs</text:p>
      <text:p text:style-name="P3">enddo</text:p>
      <text:p text:style-name="P2">c</text:p>
      <text:p text:style-name="P2">c do j=0,nyp+1</text:p>
      <text:p text:style-name="P1"><text:span text:style-name="T1">do</text:span> j=-<text:span text:style-name="T2">1</text:span>,nyp<text:span text:style-name="T2">+1</text:span></text:p>
      <text:p text:style-name="P1">trho=wm(j,<text:span text:style-name="T2">1</text:span>)+wm(j<text:span text:style-name="T2">+1</text:span>,<text:span text:style-name="T2">1</text:span>)</text:p>
      <text:p text:style-name="P1">u=(wm(j,<text:span text:style-name="T2">2</text:span>)+wm(j<text:span text:style-name="T2">+1</text:span>,<text:span text:style-name="T2">2</text:span>))/trho</text:p>
      <text:p text:style-name="P1">v=(wm(j,<text:span text:style-name="T2">3</text:span>)+wm(j<text:span text:style-name="T2">+1</text:span>,<text:span text:style-name="T2">3</text:span>))/trho</text:p>
      <text:p text:style-name="P1">w=(wm(j,<text:span text:style-name="T2">4</text:span>)+wm(j<text:span text:style-name="T2">+1</text:span>,<text:span text:style-name="T2">4</text:span>))/trho</text:p>
      <text:p text:style-name="P1">h=(wm(j,<text:span text:style-name="T2">5</text:span>)+wm(j<text:span text:style-name="T2">+1</text:span>,<text:span text:style-name="T2">5</text:span>))/trho</text:p>
      <text:p text:style-name="P1">qsq=u*u+v*v+w*w</text:p>
      <text:p text:style-name="P4"/>
      <text:p text:style-name="P2">cc sound speed correction in Roe's average state</text:p>
      <text:p text:style-name="P1">sspsq=gami*(h<text:span text:style-name="T2">-0.5d0</text:span>*qsq)</text:p>
      <text:p text:style-name="P1">ssp_re=<text:span text:style-name="T1">min</text:span>(ssp(j),ssp(j<text:span text:style-name="T2">+1</text:span>))</text:p>
      <text:p text:style-name="P1">csq=<text:span text:style-name="T1">max</text:span>(sspsq,ssp_re)</text:p>
      <text:p text:style-name="P1">c=<text:span text:style-name="T1">sqrt</text:span>(csq)</text:p>
      <text:p text:style-name="P2">cc</text:p>
      <text:p text:style-name="P1">g=gami/csq</text:p>
      <text:p text:style-name="P1">csqinv=<text:span text:style-name="T2">1.0d0</text:span>/csq</text:p>
      <text:p text:style-name="P1">cinv=<text:span text:style-name="T2">1.0d0</text:span>/c</text:p>
      <text:p text:style-name="P4"/>
      <text:p text:style-name="P2">cc local threshold value for the entropy correction term</text:p>
      <text:p text:style-name="P1">tvdsmu1(j)=tvdsmu*(<text:span text:style-name="T1">abs</text:span>(u)+<text:span text:style-name="T1">abs</text:span>(v)+c)</text:p>
      <text:p text:style-name="P2">cc</text:p>
      <text:p text:style-name="P4"/>
      <text:p text:style-name="P1">phs = (wm(j,<text:span text:style-name="T2">6</text:span>)+wm(j<text:span text:style-name="T2">+1</text:span>,<text:span text:style-name="T2">6</text:span>))/trho</text:p>
      <text:p text:style-name="P1">cnn... choice of last element of the <text:span text:style-name="T2">2nd</text:span> and <text:span text:style-name="T2">6th</text:span> projected eigenvectors</text:p>
      <text:p text:style-name="P1">cnn... suitable choices <text:span text:style-name="T2">1.0d0</text:span> or c (c seems <text:span text:style-name="T1">to</text:span> give better results)</text:p>
      <text:p text:style-name="P1">ephi = <text:span text:style-name="T2">1.0d0</text:span> </text:p>
      <text:p text:style-name="P2">c</text:p>
      <text:p text:style-name="P2">c ******* eigenvalues ******* </text:p>
      <text:p text:style-name="P2">c</text:p>
      <text:p text:style-name="P1">alam(j,<text:span text:style-name="T2">1</text:span>)=v-c</text:p>
      <text:p text:style-name="P1">alam(j,<text:span text:style-name="T2">2</text:span>)=v</text:p>
      <text:p text:style-name="P1">alam(j,<text:span text:style-name="T2">3</text:span>)=v+c</text:p>
      <text:p text:style-name="P1">alam(j,<text:span text:style-name="T2">4</text:span>)=v</text:p>
      <text:p text:style-name="P1">alam(j,<text:span text:style-name="T2">5</text:span>)=v</text:p>
      <text:p text:style-name="P1">alam(j,<text:span text:style-name="T2">6</text:span>)=v</text:p>
      <text:p text:style-name="P2">c</text:p>
      <text:p text:style-name="P2">c ***** eigenvectors **** </text:p>
      <text:p text:style-name="P2">c</text:p>
      <text:p text:style-name="P1">dw(<text:span text:style-name="T2">1</text:span>)=qq(ii,j<text:span text:style-name="T2">+1</text:span>,kk,<text:span text:style-name="T2">1</text:span>)-qq(ii,j,kk,<text:span text:style-name="T2">1</text:span>)</text:p>
      <text:p text:style-name="P1">dw(<text:span text:style-name="T2">2</text:span>)=qq(ii,j<text:span text:style-name="T2">+1</text:span>,kk,<text:span text:style-name="T2">2</text:span>)-qq(ii,j,kk,<text:span text:style-name="T2">2</text:span>)</text:p>
      <text:p text:style-name="P1">dw(<text:span text:style-name="T2">3</text:span>)=qq(ii,j<text:span text:style-name="T2">+1</text:span>,kk,<text:span text:style-name="T2">3</text:span>)-qq(ii,j,kk,<text:span text:style-name="T2">3</text:span>)</text:p>
      <text:p text:style-name="P1">dw(<text:span text:style-name="T2">4</text:span>)=qq(ii,j<text:span text:style-name="T2">+1</text:span>,kk,<text:span text:style-name="T2">4</text:span>)-qq(ii,j,kk,<text:span text:style-name="T2">4</text:span>)</text:p>
      <text:p text:style-name="P1">dw(<text:span text:style-name="T2">5</text:span>)=qq(ii,j<text:span text:style-name="T2">+1</text:span>,kk,<text:span text:style-name="T2">5</text:span>)-qq(ii,j,kk,<text:span text:style-name="T2">5</text:span>)</text:p>
      <text:p text:style-name="P1">dw(<text:span text:style-name="T2">6</text:span>)=qq(ii,j<text:span text:style-name="T2">+1</text:span>,kk,<text:span text:style-name="T2">6</text:span>)-qq(ii,j,kk,<text:span text:style-name="T2">6</text:span>)</text:p>
      <text:p text:style-name="P2">c</text:p>
      <text:p text:style-name="P1">r(j,<text:span text:style-name="T2">1</text:span>,<text:span text:style-name="T2">1</text:span>)=<text:span text:style-name="T2">1.0d0</text:span></text:p>
      <text:p text:style-name="P1">r(j,<text:span text:style-name="T2">1</text:span>,<text:span text:style-name="T2">2</text:span>)=<text:span text:style-name="T2">1.0d0</text:span></text:p>
      <text:p text:style-name="P1">r(j,<text:span text:style-name="T2">1</text:span>,<text:span text:style-name="T2">3</text:span>)=<text:span text:style-name="T2">1.0d0</text:span></text:p>
      <text:p text:style-name="P1">r(j,<text:span text:style-name="T2">1</text:span>,<text:span text:style-name="T2">4</text:span>)=<text:span text:style-name="T2">0.0d0</text:span></text:p>
      <text:p text:style-name="P1">r(j,<text:span text:style-name="T2">1</text:span>,<text:span text:style-name="T2">5</text:span>)=<text:span text:style-name="T2">0.0d0</text:span></text:p>
      <text:p text:style-name="P1">r(j,<text:span text:style-name="T2">2</text:span>,<text:span text:style-name="T2">1</text:span>)=u</text:p>
      <text:p text:style-name="P1">r(j,<text:span text:style-name="T2">2</text:span>,<text:span text:style-name="T2">2</text:span>)=u</text:p>
      <text:p text:style-name="P1">r(j,<text:span text:style-name="T2">2</text:span>,<text:span text:style-name="T2">3</text:span>)=u</text:p>
      <text:p text:style-name="P1">r(j,<text:span text:style-name="T2">2</text:span>,<text:span text:style-name="T2">4</text:span>)=<text:span text:style-name="T2">1.0d0</text:span></text:p>
      <text:p text:style-name="P2">c ac r(j,2,4)=c</text:p>
      <text:p text:style-name="P1">r(j,<text:span text:style-name="T2">2</text:span>,<text:span text:style-name="T2">5</text:span>)=<text:span text:style-name="T2">0.0d0</text:span></text:p>
      <text:p text:style-name="P1">r(j,<text:span text:style-name="T2">3</text:span>,<text:span text:style-name="T2">1</text:span>)=v-c</text:p>
      <text:p text:style-name="P1"><text:soft-page-break/>r(j,<text:span text:style-name="T2">3</text:span>,<text:span text:style-name="T2">2</text:span>)=v</text:p>
      <text:p text:style-name="P1">r(j,<text:span text:style-name="T2">3</text:span>,<text:span text:style-name="T2">3</text:span>)=v+c</text:p>
      <text:p text:style-name="P1">r(j,<text:span text:style-name="T2">3</text:span>,<text:span text:style-name="T2">4</text:span>)=<text:span text:style-name="T2">0.0d0</text:span></text:p>
      <text:p text:style-name="P1">r(j,<text:span text:style-name="T2">3</text:span>,<text:span text:style-name="T2">5</text:span>)=<text:span text:style-name="T2">0.0d0</text:span></text:p>
      <text:p text:style-name="P1">r(j,<text:span text:style-name="T2">4</text:span>,<text:span text:style-name="T2">1</text:span>)=w</text:p>
      <text:p text:style-name="P1">r(j,<text:span text:style-name="T2">4</text:span>,<text:span text:style-name="T2">2</text:span>)=w</text:p>
      <text:p text:style-name="P1">r(j,<text:span text:style-name="T2">4</text:span>,<text:span text:style-name="T2">3</text:span>)=w</text:p>
      <text:p text:style-name="P1">r(j,<text:span text:style-name="T2">4</text:span>,<text:span text:style-name="T2">4</text:span>)=<text:span text:style-name="T2">0.0d0</text:span></text:p>
      <text:p text:style-name="P1">r(j,<text:span text:style-name="T2">4</text:span>,<text:span text:style-name="T2">5</text:span>)=<text:span text:style-name="T2">1.0d0</text:span></text:p>
      <text:p text:style-name="P2">c ac r(j,4,5)=c</text:p>
      <text:p text:style-name="P1">r(j,<text:span text:style-name="T2">5</text:span>,<text:span text:style-name="T2">1</text:span>)=h-v*c</text:p>
      <text:p text:style-name="P1">r(j,<text:span text:style-name="T2">5</text:span>,<text:span text:style-name="T2">2</text:span>)=<text:span text:style-name="T2">0.5d0</text:span>*qsq</text:p>
      <text:p text:style-name="P1">r(j,<text:span text:style-name="T2">5</text:span>,<text:span text:style-name="T2">3</text:span>)=h+v*c</text:p>
      <text:p text:style-name="P1">r(j,<text:span text:style-name="T2">5</text:span>,<text:span text:style-name="T2">4</text:span>)=u</text:p>
      <text:p text:style-name="P1">r(j,<text:span text:style-name="T2">5</text:span>,<text:span text:style-name="T2">5</text:span>)=w</text:p>
      <text:p text:style-name="P2">c ac r(j,5,4)=u*c</text:p>
      <text:p text:style-name="P2">c ac r(j,5,5)=w*c</text:p>
      <text:p text:style-name="P1">r(j,<text:span text:style-name="T2">1</text:span>,<text:span text:style-name="T2">6</text:span>)=<text:span text:style-name="T2">0.0d0</text:span></text:p>
      <text:p text:style-name="P1">r(j,<text:span text:style-name="T2">2</text:span>,<text:span text:style-name="T2">6</text:span>)=<text:span text:style-name="T2">0.0d0</text:span></text:p>
      <text:p text:style-name="P1">r(j,<text:span text:style-name="T2">3</text:span>,<text:span text:style-name="T2">6</text:span>)=<text:span text:style-name="T2">0.0d0</text:span></text:p>
      <text:p text:style-name="P1">r(j,<text:span text:style-name="T2">4</text:span>,<text:span text:style-name="T2">6</text:span>)=<text:span text:style-name="T2">0.0d0</text:span></text:p>
      <text:p text:style-name="P1">r(j,<text:span text:style-name="T2">5</text:span>,<text:span text:style-name="T2">6</text:span>)=<text:span text:style-name="T2">0.0d0</text:span></text:p>
      <text:p text:style-name="P2">c...</text:p>
      <text:p text:style-name="P1">r(j,<text:span text:style-name="T2">6</text:span>,<text:span text:style-name="T2">1</text:span>)=phs</text:p>
      <text:p text:style-name="P1">r(j,<text:span text:style-name="T2">6</text:span>,<text:span text:style-name="T2">2</text:span>)=<text:span text:style-name="T2">0.5</text:span>*(phs+ephi)</text:p>
      <text:p text:style-name="P1">r(j,<text:span text:style-name="T2">6</text:span>,<text:span text:style-name="T2">3</text:span>)=phs</text:p>
      <text:p text:style-name="P1">r(j,<text:span text:style-name="T2">6</text:span>,<text:span text:style-name="T2">4</text:span>)=<text:span text:style-name="T2">0.0d0</text:span></text:p>
      <text:p text:style-name="P1">r(j,<text:span text:style-name="T2">6</text:span>,<text:span text:style-name="T2">5</text:span>)=<text:span text:style-name="T2">0.0d0</text:span></text:p>
      <text:p text:style-name="P1">r(j,<text:span text:style-name="T2">6</text:span>,<text:span text:style-name="T2">6</text:span>)=ephi </text:p>
      <text:p text:style-name="P2">c</text:p>
      <text:p text:style-name="P2">c --- scaling with csq </text:p>
      <text:p text:style-name="P2">c</text:p>
      <text:p text:style-name="P1"><text:span text:style-name="T1">do</text:span> n=<text:span text:style-name="T2">1</text:span>,nvar</text:p>
      <text:p text:style-name="P1"><text:span text:style-name="T1">do</text:span> m=<text:span text:style-name="T2">1</text:span>,nvar</text:p>
      <text:p text:style-name="P1">r(j,m,n)=r(j,m,n)*csqinv</text:p>
      <text:p text:style-name="P3">end do</text:p>
      <text:p text:style-name="P3">end do</text:p>
      <text:p text:style-name="P2">c</text:p>
      <text:p text:style-name="P2">c --- alpha coeeficients (rinv*delw) </text:p>
      <text:p text:style-name="P2">c</text:p>
      <text:p text:style-name="P1">delpc2=gami*(dw(<text:span text:style-name="T2">5</text:span>)+<text:span text:style-name="T2">0.5d0</text:span>*qsq*dw(<text:span text:style-name="T2">1</text:span>)</text:p>
      <text:p text:style-name="P1">&amp; -u*dw(<text:span text:style-name="T2">2</text:span>)-v*dw(<text:span text:style-name="T2">3</text:span>)-w*dw(<text:span text:style-name="T2">4</text:span>))*csqinv</text:p>
      <text:p text:style-name="P1">delr=dw(<text:span text:style-name="T2">1</text:span>)</text:p>
      <text:p text:style-name="P1">rdeluc=(dw(<text:span text:style-name="T2">2</text:span>)-u*dw(<text:span text:style-name="T2">1</text:span>))*cinv</text:p>
      <text:p text:style-name="P1">rdelvc=(dw(<text:span text:style-name="T2">3</text:span>)-v*dw(<text:span text:style-name="T2">1</text:span>))*cinv</text:p>
      <text:p text:style-name="P1">rdelwc=(dw(<text:span text:style-name="T2">4</text:span>)-w*dw(<text:span text:style-name="T2">1</text:span>))*cinv</text:p>
      <text:p text:style-name="P2">c al(j,1)=0.5d0*(delpc2-rdelvc)</text:p>
      <text:p text:style-name="P2">c al(j,2)=delr-delpc2</text:p>
      <text:p text:style-name="P2">c al(j,3)=0.5d0*(delpc2+rdelvc)</text:p>
      <text:p text:style-name="P2">c al(j,4)=rdeluc</text:p>
      <text:p text:style-name="P2">c al(j,5)=rdelwc</text:p>
      <text:p text:style-name="P2">!!cnn...</text:p>
      <text:p text:style-name="P2">!#ifdef 1</text:p>
      <text:p text:style-name="P2">! cphi=0.5d0*gami*(phs-c)*cinv*csqinv</text:p>
      <text:p text:style-name="P2">! al(j,6)=-dw(1)*(0.5d0*(phs+c)*cinv+0.5*cphi*qsq)+</text:p>
      <text:p text:style-name="P2">! &amp; dw(2)*cphi*u+dw(3)*cphi*v+</text:p>
      <text:p text:style-name="P2">! &amp; dw(4)*cphi*w-dw(5)*cphi+dw(6)*cinv</text:p>
      <text:p text:style-name="P2">!#endif</text:p>
      <text:p text:style-name="P2">!cnn</text:p>
      <text:p text:style-name="P2">c#ifdef 1</text:p>
      <text:p text:style-name="P2">c al(j,6)=0.5d0*(delpc2*(ephi-phs)-(phs+ephi)*dw(1)+2*dw(6))/ephi</text:p>
      <text:p text:style-name="P2">c#endif</text:p>
      <text:p text:style-name="P2">c</text:p>
      <text:p text:style-name="P2">c --- scaling with csq </text:p>
      <text:p text:style-name="P2">c</text:p>
      <text:p text:style-name="P2">c do m=1,nvar</text:p>
      <text:p text:style-name="P2"><text:soft-page-break/>c al(j,m)=al(j,m)*csq</text:p>
      <text:p text:style-name="P2">c end do</text:p>
      <text:p text:style-name="P2">c end do</text:p>
      <text:p text:style-name="P2">c</text:p>
      <text:p text:style-name="P1">ri(j,<text:span text:style-name="T2">1</text:span>,<text:span text:style-name="T2">1</text:span>)=<text:span text:style-name="T2">0.5d0</text:span>*(<text:span text:style-name="T2">0.5d0</text:span>*g*qsq+v/c)</text:p>
      <text:p text:style-name="P1">ri(j,<text:span text:style-name="T2">1</text:span>,<text:span text:style-name="T2">2</text:span>)=-<text:span text:style-name="T2">0.5d0</text:span>*g*u</text:p>
      <text:p text:style-name="P1">ri(j,<text:span text:style-name="T2">1</text:span>,<text:span text:style-name="T2">3</text:span>)=-<text:span text:style-name="T2">0.5d0</text:span>*(g*v<text:span text:style-name="T2">+1.0d0</text:span>/c)</text:p>
      <text:p text:style-name="P1">ri(j,<text:span text:style-name="T2">1</text:span>,<text:span text:style-name="T2">4</text:span>)=-<text:span text:style-name="T2">0.5d0</text:span>*g*w</text:p>
      <text:p text:style-name="P1">ri(j,<text:span text:style-name="T2">1</text:span>,<text:span text:style-name="T2">5</text:span>)=<text:span text:style-name="T2">0.5d0</text:span>*g</text:p>
      <text:p text:style-name="P1">ri(j,<text:span text:style-name="T2">2</text:span>,<text:span text:style-name="T2">1</text:span>)=<text:span text:style-name="T2">1.0d0-0.5d0</text:span>*g*qsq</text:p>
      <text:p text:style-name="P1">ri(j,<text:span text:style-name="T2">2</text:span>,<text:span text:style-name="T2">2</text:span>)=g*u</text:p>
      <text:p text:style-name="P1">ri(j,<text:span text:style-name="T2">2</text:span>,<text:span text:style-name="T2">3</text:span>)=g*v</text:p>
      <text:p text:style-name="P1">ri(j,<text:span text:style-name="T2">2</text:span>,<text:span text:style-name="T2">4</text:span>)=g*w</text:p>
      <text:p text:style-name="P1">ri(j,<text:span text:style-name="T2">2</text:span>,<text:span text:style-name="T2">5</text:span>)=-g</text:p>
      <text:p text:style-name="P1">ri(j,<text:span text:style-name="T2">3</text:span>,<text:span text:style-name="T2">1</text:span>)=<text:span text:style-name="T2">0.5d0</text:span>*(<text:span text:style-name="T2">0.5d0</text:span>*g*qsq-v/c)</text:p>
      <text:p text:style-name="P1">ri(j,<text:span text:style-name="T2">3</text:span>,<text:span text:style-name="T2">2</text:span>)=-<text:span text:style-name="T2">0.5d0</text:span>*g*u</text:p>
      <text:p text:style-name="P1">ri(j,<text:span text:style-name="T2">3</text:span>,<text:span text:style-name="T2">3</text:span>)=-<text:span text:style-name="T2">0.5d0</text:span>*(g*v<text:span text:style-name="T2">-1.0d0</text:span>/c)</text:p>
      <text:p text:style-name="P1">ri(j,<text:span text:style-name="T2">3</text:span>,<text:span text:style-name="T2">4</text:span>)=-<text:span text:style-name="T2">0.5d0</text:span>*g*w</text:p>
      <text:p text:style-name="P1">ri(j,<text:span text:style-name="T2">3</text:span>,<text:span text:style-name="T2">5</text:span>)=<text:span text:style-name="T2">0.5d0</text:span>*g</text:p>
      <text:p text:style-name="P1">ri(j,<text:span text:style-name="T2">4</text:span>,<text:span text:style-name="T2">1</text:span>)=-u</text:p>
      <text:p text:style-name="P1">ri(j,<text:span text:style-name="T2">4</text:span>,<text:span text:style-name="T2">2</text:span>)=<text:span text:style-name="T2">1.0d0</text:span></text:p>
      <text:p text:style-name="P1">ri(j,<text:span text:style-name="T2">4</text:span>,<text:span text:style-name="T2">3</text:span>)=<text:span text:style-name="T2">0.0d0</text:span></text:p>
      <text:p text:style-name="P1">ri(j,<text:span text:style-name="T2">4</text:span>,<text:span text:style-name="T2">4</text:span>)=<text:span text:style-name="T2">0.0d0</text:span></text:p>
      <text:p text:style-name="P1">ri(j,<text:span text:style-name="T2">4</text:span>,<text:span text:style-name="T2">5</text:span>)=<text:span text:style-name="T2">0.0d0</text:span></text:p>
      <text:p text:style-name="P1">ri(j,<text:span text:style-name="T2">5</text:span>,<text:span text:style-name="T2">1</text:span>)=-w</text:p>
      <text:p text:style-name="P1">ri(j,<text:span text:style-name="T2">5</text:span>,<text:span text:style-name="T2">2</text:span>)=<text:span text:style-name="T2">0.0d0</text:span></text:p>
      <text:p text:style-name="P1">ri(j,<text:span text:style-name="T2">5</text:span>,<text:span text:style-name="T2">3</text:span>)=<text:span text:style-name="T2">0.0d0</text:span></text:p>
      <text:p text:style-name="P1">ri(j,<text:span text:style-name="T2">5</text:span>,<text:span text:style-name="T2">4</text:span>)=<text:span text:style-name="T2">1.0d0</text:span></text:p>
      <text:p text:style-name="P1">ri(j,<text:span text:style-name="T2">5</text:span>,<text:span text:style-name="T2">5</text:span>)=<text:span text:style-name="T2">0.0d0</text:span></text:p>
      <text:p text:style-name="P2">c</text:p>
      <text:p text:style-name="P2">C ***** coefficients (alpha) *****</text:p>
      <text:p text:style-name="P2">c</text:p>
      <text:p text:style-name="P1"><text:span text:style-name="T1">do</text:span> l=<text:span text:style-name="T2">1</text:span>,<text:span text:style-name="T2">5</text:span></text:p>
      <text:p text:style-name="P1">al(j,l)=<text:span text:style-name="T2">0.0d0</text:span></text:p>
      <text:p text:style-name="P1"><text:span text:style-name="T1">do</text:span> m=<text:span text:style-name="T2">1</text:span>,<text:span text:style-name="T2">5</text:span></text:p>
      <text:p text:style-name="P1">al(j,l)=al(j,l)+ri(j,l,m)*dw(m)</text:p>
      <text:p text:style-name="P3">end do</text:p>
      <text:p text:style-name="P3">end do</text:p>
      <text:p text:style-name="P4"/>
      <text:p text:style-name="P1">al(j,<text:span text:style-name="T2">6</text:span>)=<text:span text:style-name="T2">0.5d0</text:span>*(delpc2*(ephi-phs)-(phs+ephi)*dw(<text:span text:style-name="T2">1</text:span>)+<text:span text:style-name="T2">2</text:span>*dw(<text:span text:style-name="T2">6</text:span>))/ephi</text:p>
      <text:p text:style-name="P5"/>
      <text:p text:style-name="P1"><text:span text:style-name="T1">do</text:span> m=<text:span text:style-name="T2">1</text:span>,nvar</text:p>
      <text:p text:style-name="P1">al(j,m)=al(j,m)*csq</text:p>
      <text:p text:style-name="P3">end do</text:p>
      <text:p text:style-name="P4"/>
      <text:p text:style-name="P3">enddo</text:p>
      <text:p text:style-name="P3">return</text:p>
      <text:p text:style-name="P3">end</text:p>
      <text:p text:style-name="P2">c***5***10********20********30********40********50********60********70********80</text:p>
      <text:p text:style-name="P1"><text:span text:style-name="T1">subroutine</text:span> rmnz(<text:span text:style-name="T3">ii</text:span>,<text:span text:style-name="T3">jj</text:span>,<text:span text:style-name="T3">qq</text:span>,<text:span text:style-name="T3">r</text:span>,<text:span text:style-name="T3">tvdsmu1</text:span>)</text:p>
      <text:p text:style-name="P1"><text:span text:style-name="T1">use</text:span> tvdmod</text:p>
      <text:p text:style-name="P1"><text:span text:style-name="T1">use</text:span> incl3d</text:p>
      <text:p text:style-name="P4"/>
      <text:p text:style-name="P3">implicit none</text:p>
      <text:p text:style-name="P1"><text:span text:style-name="T1">integer</text:span> :: ii,jj</text:p>
      <text:p text:style-name="P2">c</text:p>
      <text:p text:style-name="P1">cyyf <text:span text:style-name="T1">if</text:span> no scalar we should change array of Q <text:span text:style-name="T1">to</text:span> (*,*,*,<text:span text:style-name="T2">5</text:span>) </text:p>
      <text:p text:style-name="P2">c</text:p>
      <text:p text:style-name="P1"><text:span text:style-name="T1">real</text:span>(kind=rk), <text:span text:style-name="T1">dimension</text:span>(<text:span text:style-name="T2">1</text:span>-xhalo:nxd+xhalo,<text:span text:style-name="T2">1</text:span>-yhalo:nyd+yhalo,</text:p>
      <text:p text:style-name="P1">&amp; <text:span text:style-name="T2">1</text:span>-zhalo:nzd+zhalo,nvar) :: qq</text:p>
      <text:p text:style-name="P1"><text:span text:style-name="T1">real</text:span>(kind=rk),<text:span text:style-name="T1">dimension</text:span>(-<text:span text:style-name="T2">1</text:span>:ijkm,nvar,nvar) :: r</text:p>
      <text:p text:style-name="P2">c</text:p>
      <text:p text:style-name="P2">c Local variables. </text:p>
      <text:p text:style-name="P2">c</text:p>
      <text:p text:style-name="P1"><text:span text:style-name="T1">real</text:span>(kind=rk) :: phs,ephi</text:p>
      <text:p text:style-name="P1"><text:span text:style-name="T1">integer</text:span> :: k,m,n,l</text:p>
      <text:p text:style-name="P1"><text:soft-page-break/><text:span text:style-name="T1">real</text:span>(kind=rk) :: c,cinv,csq,csqinv,delpc2,delr,g,h,p,qsq,sspsq</text:p>
      <text:p text:style-name="P1">&amp; ,rdeluc,rdelvc,rdelwc,rho,rhoi,sqrho,trho,u,v,w</text:p>
      <text:p text:style-name="P1">&amp; ,ssp_re</text:p>
      <text:p text:style-name="P1"><text:span text:style-name="T1">real</text:span>(kind=rk) ri(-<text:span text:style-name="T2">1</text:span>:ijkm,<text:span text:style-name="T2">5</text:span>,<text:span text:style-name="T2">5</text:span>)</text:p>
      <text:p text:style-name="P1"><text:span text:style-name="T1">real</text:span>(kind=rk),<text:span text:style-name="T1">dimension</text:span>(nvar) :: dw</text:p>
      <text:p text:style-name="P1"><text:span text:style-name="T1">real</text:span>(kind=rk),<text:span text:style-name="T1">dimension</text:span>(-<text:span text:style-name="T2">1</text:span>:ijkm,nvar) :: wm</text:p>
      <text:p text:style-name="P1"><text:span text:style-name="T1">real</text:span>(kind=rk),<text:span text:style-name="T1">dimension</text:span>(-<text:span text:style-name="T2">1</text:span>:ijkm) :: tvdsmu1</text:p>
      <text:p text:style-name="P1"><text:span text:style-name="T1">real</text:span>(kind=rk),<text:span text:style-name="T1">dimension</text:span>(-<text:span text:style-name="T2">1</text:span>:ijkm) :: ssp</text:p>
      <text:p text:style-name="P2">c</text:p>
      <text:p text:style-name="P1"><text:span text:style-name="T1">if</text:span> ( .not.<text:span text:style-name="T1">allocated</text:span>(alam) ) <text:span text:style-name="T1">then</text:span></text:p>
      <text:p text:style-name="P1">allocate (alam(-<text:span text:style-name="T2">1</text:span>:ijkm,nvar))</text:p>
      <text:p text:style-name="P1">allocate (al (-<text:span text:style-name="T2">1</text:span>:ijkm,nvar))</text:p>
      <text:p text:style-name="P1">allocate (gt (-<text:span text:style-name="T2">1</text:span>:ijkm,nvar))</text:p>
      <text:p text:style-name="P3">endif</text:p>
      <text:p text:style-name="P2">c</text:p>
      <text:p text:style-name="P2">c roe's formula </text:p>
      <text:p text:style-name="P2">c</text:p>
      <text:p text:style-name="P1"><text:span text:style-name="T1">do</text:span> k=-<text:span text:style-name="T2">1</text:span>,nzp<text:span text:style-name="T2">+2</text:span></text:p>
      <text:p text:style-name="P1">rho=qq(ii,jj,k,<text:span text:style-name="T2">1</text:span>)</text:p>
      <text:p text:style-name="P1">rhoi=<text:span text:style-name="T2">1.0d0</text:span>/rho</text:p>
      <text:p text:style-name="P1">u=qq(ii,jj,k,<text:span text:style-name="T2">2</text:span>)*rhoi</text:p>
      <text:p text:style-name="P1">v=qq(ii,jj,k,<text:span text:style-name="T2">3</text:span>)*rhoi</text:p>
      <text:p text:style-name="P1">w=qq(ii,jj,k,<text:span text:style-name="T2">4</text:span>)*rhoi</text:p>
      <text:p text:style-name="P1">p=gami*(qq(ii,jj,k,<text:span text:style-name="T2">5</text:span>)-<text:span text:style-name="T2">0.5d0</text:span>*rho*(u*u+v*v+w*w))</text:p>
      <text:p text:style-name="P1">ssp(k)=<text:span text:style-name="T2">1.4d0</text:span>*<text:span text:style-name="T2">0.4d0</text:span>*(qq(ii,jj,k,<text:span text:style-name="T2">5</text:span>)*rhoi<text:span text:style-name="T2">-0.5d0</text:span>*(u*u+v*v+w*w))</text:p>
      <text:p text:style-name="P1">sqrho=<text:span text:style-name="T1">sqrt</text:span>(rho)</text:p>
      <text:p text:style-name="P1">wm(k,<text:span text:style-name="T2">1</text:span>)=sqrho</text:p>
      <text:p text:style-name="P1">wm(k,<text:span text:style-name="T2">2</text:span>)=sqrho*u</text:p>
      <text:p text:style-name="P1">wm(k,<text:span text:style-name="T2">3</text:span>)=sqrho*v</text:p>
      <text:p text:style-name="P1">wm(k,<text:span text:style-name="T2">4</text:span>)=sqrho*w</text:p>
      <text:p text:style-name="P1">wm(k,<text:span text:style-name="T2">5</text:span>)=(qq(ii,jj,k,<text:span text:style-name="T2">5</text:span>)+p)/sqrho</text:p>
      <text:p text:style-name="P1">phs = qq(ii,jj,k,<text:span text:style-name="T2">6</text:span>)*rhoi</text:p>
      <text:p text:style-name="P1">wm(k,<text:span text:style-name="T2">6</text:span>)=sqrho*phs</text:p>
      <text:p text:style-name="P3">enddo</text:p>
      <text:p text:style-name="P2">c</text:p>
      <text:p text:style-name="P1">ceg <text:span text:style-name="T1">do</text:span> k=<text:span text:style-name="T2">0</text:span>,nzp<text:span text:style-name="T2">+1</text:span></text:p>
      <text:p text:style-name="P1"><text:span text:style-name="T1">do</text:span> k=-<text:span text:style-name="T2">1</text:span>,nzp<text:span text:style-name="T2">+1</text:span></text:p>
      <text:p text:style-name="P1">trho=wm(k,<text:span text:style-name="T2">1</text:span>)+wm(k<text:span text:style-name="T2">+1</text:span>,<text:span text:style-name="T2">1</text:span>)</text:p>
      <text:p text:style-name="P1">u=(wm(k,<text:span text:style-name="T2">2</text:span>)+wm(k<text:span text:style-name="T2">+1</text:span>,<text:span text:style-name="T2">2</text:span>))/trho</text:p>
      <text:p text:style-name="P1">v=(wm(k,<text:span text:style-name="T2">3</text:span>)+wm(k<text:span text:style-name="T2">+1</text:span>,<text:span text:style-name="T2">3</text:span>))/trho</text:p>
      <text:p text:style-name="P1">w=(wm(k,<text:span text:style-name="T2">4</text:span>)+wm(k<text:span text:style-name="T2">+1</text:span>,<text:span text:style-name="T2">4</text:span>))/trho</text:p>
      <text:p text:style-name="P1">h=(wm(k,<text:span text:style-name="T2">5</text:span>)+wm(k<text:span text:style-name="T2">+1</text:span>,<text:span text:style-name="T2">5</text:span>))/trho</text:p>
      <text:p text:style-name="P1">qsq=u*u+v*v+w*w</text:p>
      <text:p text:style-name="P4"/>
      <text:p text:style-name="P2">cc sound speed correction in Roe's average state </text:p>
      <text:p text:style-name="P1">sspsq=gami*(h<text:span text:style-name="T2">-0.5d0</text:span>*qsq)</text:p>
      <text:p text:style-name="P1">ssp_re=<text:span text:style-name="T1">min</text:span>(ssp(k),ssp(k<text:span text:style-name="T2">+1</text:span>))</text:p>
      <text:p text:style-name="P1">csq=<text:span text:style-name="T1">max</text:span>(sspsq,ssp_re)</text:p>
      <text:p text:style-name="P1">c=<text:span text:style-name="T1">sqrt</text:span>(csq)</text:p>
      <text:p text:style-name="P2">cc</text:p>
      <text:p text:style-name="P1">g=gami/csq</text:p>
      <text:p text:style-name="P1">csqinv=<text:span text:style-name="T2">1.0d0</text:span>/csq</text:p>
      <text:p text:style-name="P1">cinv=<text:span text:style-name="T2">1.0d0</text:span>/c</text:p>
      <text:p text:style-name="P4"/>
      <text:p text:style-name="P2">cc local threshold value for the entropy correction term</text:p>
      <text:p text:style-name="P1">tvdsmu1(k)=tvdsmu*(<text:span text:style-name="T1">abs</text:span>(u)+<text:span text:style-name="T1">abs</text:span>(v)+c)</text:p>
      <text:p text:style-name="P4"/>
      <text:p text:style-name="P1">phs = (wm(k,<text:span text:style-name="T2">6</text:span>)+wm(k<text:span text:style-name="T2">+1</text:span>,<text:span text:style-name="T2">6</text:span>))/trho</text:p>
      <text:p text:style-name="P1">cnn... choice of last element of the <text:span text:style-name="T2">2nd</text:span> and <text:span text:style-name="T2">6th</text:span> projected eigenvectors</text:p>
      <text:p text:style-name="P1">cnn... suitable choices <text:span text:style-name="T2">1.0d0</text:span> or c (c seems <text:span text:style-name="T1">to</text:span> give better results)</text:p>
      <text:p text:style-name="P1">ephi = <text:span text:style-name="T2">1.0d0</text:span></text:p>
      <text:p text:style-name="P2">c</text:p>
      <text:p text:style-name="P2">c ******* eigenvalues ******* </text:p>
      <text:p text:style-name="P2">c</text:p>
      <text:p text:style-name="P1">alam(k,<text:span text:style-name="T2">1</text:span>)=w-c</text:p>
      <text:p text:style-name="P1">alam(k,<text:span text:style-name="T2">2</text:span>)=w</text:p>
      <text:p text:style-name="P1">alam(k,<text:span text:style-name="T2">3</text:span>)=w+c</text:p>
      <text:p text:style-name="P1"><text:soft-page-break/>alam(k,<text:span text:style-name="T2">4</text:span>)=w</text:p>
      <text:p text:style-name="P1">alam(k,<text:span text:style-name="T2">5</text:span>)=w</text:p>
      <text:p text:style-name="P1">alam(k,<text:span text:style-name="T2">6</text:span>)=w</text:p>
      <text:p text:style-name="P2">c</text:p>
      <text:p text:style-name="P2">c ***** eigenvectors **** </text:p>
      <text:p text:style-name="P2">c</text:p>
      <text:p text:style-name="P1">dw(<text:span text:style-name="T2">1</text:span>)=qq(ii,jj,k<text:span text:style-name="T2">+1</text:span>,<text:span text:style-name="T2">1</text:span>)-qq(ii,jj,k,<text:span text:style-name="T2">1</text:span>)</text:p>
      <text:p text:style-name="P1">dw(<text:span text:style-name="T2">2</text:span>)=qq(ii,jj,k<text:span text:style-name="T2">+1</text:span>,<text:span text:style-name="T2">2</text:span>)-qq(ii,jj,k,<text:span text:style-name="T2">2</text:span>)</text:p>
      <text:p text:style-name="P1">dw(<text:span text:style-name="T2">3</text:span>)=qq(ii,jj,k<text:span text:style-name="T2">+1</text:span>,<text:span text:style-name="T2">3</text:span>)-qq(ii,jj,k,<text:span text:style-name="T2">3</text:span>)</text:p>
      <text:p text:style-name="P1">dw(<text:span text:style-name="T2">4</text:span>)=qq(ii,jj,k<text:span text:style-name="T2">+1</text:span>,<text:span text:style-name="T2">4</text:span>)-qq(ii,jj,k,<text:span text:style-name="T2">4</text:span>)</text:p>
      <text:p text:style-name="P1">dw(<text:span text:style-name="T2">5</text:span>)=qq(ii,jj,k<text:span text:style-name="T2">+1</text:span>,<text:span text:style-name="T2">5</text:span>)-qq(ii,jj,k,<text:span text:style-name="T2">5</text:span>)</text:p>
      <text:p text:style-name="P1">dw(<text:span text:style-name="T2">6</text:span>)=qq(ii,jj,k<text:span text:style-name="T2">+1</text:span>,<text:span text:style-name="T2">6</text:span>)-qq(ii,jj,k,<text:span text:style-name="T2">6</text:span>)</text:p>
      <text:p text:style-name="P2">c</text:p>
      <text:p text:style-name="P1">r(k,<text:span text:style-name="T2">1</text:span>,<text:span text:style-name="T2">1</text:span>)=<text:span text:style-name="T2">1.0d0</text:span></text:p>
      <text:p text:style-name="P1">r(k,<text:span text:style-name="T2">1</text:span>,<text:span text:style-name="T2">2</text:span>)=<text:span text:style-name="T2">1.0d0</text:span></text:p>
      <text:p text:style-name="P1">r(k,<text:span text:style-name="T2">1</text:span>,<text:span text:style-name="T2">3</text:span>)=<text:span text:style-name="T2">1.0d0</text:span></text:p>
      <text:p text:style-name="P1">r(k,<text:span text:style-name="T2">1</text:span>,<text:span text:style-name="T2">4</text:span>)=<text:span text:style-name="T2">0.0d0</text:span></text:p>
      <text:p text:style-name="P1">r(k,<text:span text:style-name="T2">1</text:span>,<text:span text:style-name="T2">5</text:span>)=<text:span text:style-name="T2">0.0d0</text:span></text:p>
      <text:p text:style-name="P1">r(k,<text:span text:style-name="T2">2</text:span>,<text:span text:style-name="T2">1</text:span>)=u</text:p>
      <text:p text:style-name="P1">r(k,<text:span text:style-name="T2">2</text:span>,<text:span text:style-name="T2">2</text:span>)=u</text:p>
      <text:p text:style-name="P1">r(k,<text:span text:style-name="T2">2</text:span>,<text:span text:style-name="T2">3</text:span>)=u</text:p>
      <text:p text:style-name="P1">r(k,<text:span text:style-name="T2">2</text:span>,<text:span text:style-name="T2">4</text:span>)=<text:span text:style-name="T2">1.0d0</text:span></text:p>
      <text:p text:style-name="P2">c ac r(k,2,4)=c</text:p>
      <text:p text:style-name="P1">r(k,<text:span text:style-name="T2">2</text:span>,<text:span text:style-name="T2">5</text:span>)=<text:span text:style-name="T2">0.0d0</text:span></text:p>
      <text:p text:style-name="P1">r(k,<text:span text:style-name="T2">3</text:span>,<text:span text:style-name="T2">1</text:span>)=v</text:p>
      <text:p text:style-name="P1">r(k,<text:span text:style-name="T2">3</text:span>,<text:span text:style-name="T2">2</text:span>)=v</text:p>
      <text:p text:style-name="P1">r(k,<text:span text:style-name="T2">3</text:span>,<text:span text:style-name="T2">3</text:span>)=v</text:p>
      <text:p text:style-name="P1">r(k,<text:span text:style-name="T2">3</text:span>,<text:span text:style-name="T2">4</text:span>)=<text:span text:style-name="T2">0.0d0</text:span></text:p>
      <text:p text:style-name="P1">r(k,<text:span text:style-name="T2">3</text:span>,<text:span text:style-name="T2">5</text:span>)=<text:span text:style-name="T2">1.0d0</text:span></text:p>
      <text:p text:style-name="P2">c ac r(k,3,5)=c</text:p>
      <text:p text:style-name="P1">r(k,<text:span text:style-name="T2">4</text:span>,<text:span text:style-name="T2">1</text:span>)=w-c</text:p>
      <text:p text:style-name="P1">r(k,<text:span text:style-name="T2">4</text:span>,<text:span text:style-name="T2">2</text:span>)=w</text:p>
      <text:p text:style-name="P1">r(k,<text:span text:style-name="T2">4</text:span>,<text:span text:style-name="T2">3</text:span>)=w+c</text:p>
      <text:p text:style-name="P1">r(k,<text:span text:style-name="T2">4</text:span>,<text:span text:style-name="T2">4</text:span>)=<text:span text:style-name="T2">0.0d0</text:span></text:p>
      <text:p text:style-name="P1">r(k,<text:span text:style-name="T2">4</text:span>,<text:span text:style-name="T2">5</text:span>)=<text:span text:style-name="T2">0.0d0</text:span></text:p>
      <text:p text:style-name="P1">r(k,<text:span text:style-name="T2">5</text:span>,<text:span text:style-name="T2">1</text:span>)=h-w*c</text:p>
      <text:p text:style-name="P1">r(k,<text:span text:style-name="T2">5</text:span>,<text:span text:style-name="T2">2</text:span>)=<text:span text:style-name="T2">0.5d0</text:span>*qsq</text:p>
      <text:p text:style-name="P1">r(k,<text:span text:style-name="T2">5</text:span>,<text:span text:style-name="T2">3</text:span>)=h+w*c</text:p>
      <text:p text:style-name="P1">r(k,<text:span text:style-name="T2">5</text:span>,<text:span text:style-name="T2">4</text:span>)=u</text:p>
      <text:p text:style-name="P1">r(k,<text:span text:style-name="T2">5</text:span>,<text:span text:style-name="T2">5</text:span>)=v</text:p>
      <text:p text:style-name="P2">c ac r(k,5,4)=u*c</text:p>
      <text:p text:style-name="P2">c ac r(k,5,5)=v*c</text:p>
      <text:p text:style-name="P1">r(k,<text:span text:style-name="T2">1</text:span>,<text:span text:style-name="T2">6</text:span>)=<text:span text:style-name="T2">0.0d0</text:span></text:p>
      <text:p text:style-name="P1">r(k,<text:span text:style-name="T2">2</text:span>,<text:span text:style-name="T2">6</text:span>)=<text:span text:style-name="T2">0.0d0</text:span></text:p>
      <text:p text:style-name="P1">r(k,<text:span text:style-name="T2">3</text:span>,<text:span text:style-name="T2">6</text:span>)=<text:span text:style-name="T2">0.0d0</text:span></text:p>
      <text:p text:style-name="P1">r(k,<text:span text:style-name="T2">4</text:span>,<text:span text:style-name="T2">6</text:span>)=<text:span text:style-name="T2">0.0d0</text:span></text:p>
      <text:p text:style-name="P1">r(k,<text:span text:style-name="T2">5</text:span>,<text:span text:style-name="T2">6</text:span>)=<text:span text:style-name="T2">0.0d0</text:span></text:p>
      <text:p text:style-name="P2">c...</text:p>
      <text:p text:style-name="P1">r(k,<text:span text:style-name="T2">6</text:span>,<text:span text:style-name="T2">1</text:span>)=phs</text:p>
      <text:p text:style-name="P1">r(k,<text:span text:style-name="T2">6</text:span>,<text:span text:style-name="T2">2</text:span>)=<text:span text:style-name="T2">0.5</text:span>*(phs<text:span text:style-name="T2">+1.0d0</text:span>)</text:p>
      <text:p text:style-name="P1">r(k,<text:span text:style-name="T2">6</text:span>,<text:span text:style-name="T2">3</text:span>)=phs</text:p>
      <text:p text:style-name="P1">r(k,<text:span text:style-name="T2">6</text:span>,<text:span text:style-name="T2">4</text:span>)=<text:span text:style-name="T2">0.0d0</text:span></text:p>
      <text:p text:style-name="P1">r(k,<text:span text:style-name="T2">6</text:span>,<text:span text:style-name="T2">5</text:span>)=<text:span text:style-name="T2">0.0d0</text:span></text:p>
      <text:p text:style-name="P1">r(k,<text:span text:style-name="T2">6</text:span>,<text:span text:style-name="T2">6</text:span>)=<text:span text:style-name="T2">1.0d0</text:span> </text:p>
      <text:p text:style-name="P2">c</text:p>
      <text:p text:style-name="P2">c --- scaling with csq </text:p>
      <text:p text:style-name="P2">c</text:p>
      <text:p text:style-name="P1"><text:span text:style-name="T1">do</text:span> n=<text:span text:style-name="T2">1</text:span>,nvar</text:p>
      <text:p text:style-name="P1"><text:span text:style-name="T1">do</text:span> m=<text:span text:style-name="T2">1</text:span>,nvar</text:p>
      <text:p text:style-name="P1">r(k,m,n)=r(k,m,n)*csqinv</text:p>
      <text:p text:style-name="P3">end do</text:p>
      <text:p text:style-name="P3">end do</text:p>
      <text:p text:style-name="P2">c</text:p>
      <text:p text:style-name="P2">c --- alpha coeeficients (rinv*delw) </text:p>
      <text:p text:style-name="P2">c</text:p>
      <text:p text:style-name="P1">delpc2=gami*(dw(<text:span text:style-name="T2">5</text:span>)+<text:span text:style-name="T2">0.5d0</text:span>*qsq*dw(<text:span text:style-name="T2">1</text:span>)</text:p>
      <text:p text:style-name="P1"><text:soft-page-break/>&amp; -u*dw(<text:span text:style-name="T2">2</text:span>)-v*dw(<text:span text:style-name="T2">3</text:span>)-w*dw(<text:span text:style-name="T2">4</text:span>))*csqinv</text:p>
      <text:p text:style-name="P1">delr=dw(<text:span text:style-name="T2">1</text:span>)</text:p>
      <text:p text:style-name="P1">rdeluc=(dw(<text:span text:style-name="T2">2</text:span>)-u*dw(<text:span text:style-name="T2">1</text:span>))*cinv</text:p>
      <text:p text:style-name="P1">rdelvc=(dw(<text:span text:style-name="T2">3</text:span>)-v*dw(<text:span text:style-name="T2">1</text:span>))*cinv</text:p>
      <text:p text:style-name="P1">rdelwc=(dw(<text:span text:style-name="T2">4</text:span>)-w*dw(<text:span text:style-name="T2">1</text:span>))*cinv</text:p>
      <text:p text:style-name="P2">c al(k,1)=0.5d0*(delpc2-rdelwc)</text:p>
      <text:p text:style-name="P2">c al(k,2)=delr-delpc2</text:p>
      <text:p text:style-name="P2">c al(k,3)=0.5d0*(delpc2+rdelwc)</text:p>
      <text:p text:style-name="P2">c al(k,4)=rdeluc</text:p>
      <text:p text:style-name="P2">c al(k,5)=rdelvc</text:p>
      <text:p text:style-name="P2">!cnn...</text:p>
      <text:p text:style-name="P2">!#ifdef 1</text:p>
      <text:p text:style-name="P2">! cphi=0.5d0*gami*(phs-c)*cinv*csqinv</text:p>
      <text:p text:style-name="P2">! al(k,6)=-dw(1)*(0.5d0*(phs+c)*cinv+0.5*cphi*qsq)+</text:p>
      <text:p text:style-name="P2">! &amp; dw(2)*cphi*u+dw(3)*cphi*v+</text:p>
      <text:p text:style-name="P2">! &amp; dw(4)*cphi*w-dw(5)*cphi+dw(6)*cinv</text:p>
      <text:p text:style-name="P2">!#endif</text:p>
      <text:p text:style-name="P2">!cnn...</text:p>
      <text:p text:style-name="P2">c#ifdef 1</text:p>
      <text:p text:style-name="P2">c al(k,6)=0.5d0*(delpc2*(ephi-phs)-(phs+ephi)*dw(1)+2*dw(6))/ephi</text:p>
      <text:p text:style-name="P2">c#endif</text:p>
      <text:p text:style-name="P2">c</text:p>
      <text:p text:style-name="P2">c --- scaling with csq </text:p>
      <text:p text:style-name="P2">c</text:p>
      <text:p text:style-name="P2">c do m=1,nvar</text:p>
      <text:p text:style-name="P2">c al(k,m)=al(k,m)*csq</text:p>
      <text:p text:style-name="P2">c end do</text:p>
      <text:p text:style-name="P2">c end do</text:p>
      <text:p text:style-name="P2">c</text:p>
      <text:p text:style-name="P1">ri(k,<text:span text:style-name="T2">1</text:span>,<text:span text:style-name="T2">1</text:span>)=<text:span text:style-name="T2">0.5d0</text:span>*(<text:span text:style-name="T2">0.5d0</text:span>*g*qsq+w/c)</text:p>
      <text:p text:style-name="P1">ri(k,<text:span text:style-name="T2">1</text:span>,<text:span text:style-name="T2">2</text:span>)=-<text:span text:style-name="T2">0.5d0</text:span>*g*u</text:p>
      <text:p text:style-name="P1">ri(k,<text:span text:style-name="T2">1</text:span>,<text:span text:style-name="T2">3</text:span>)=-<text:span text:style-name="T2">0.5d0</text:span>*g*v</text:p>
      <text:p text:style-name="P1">ri(k,<text:span text:style-name="T2">1</text:span>,<text:span text:style-name="T2">4</text:span>)=-<text:span text:style-name="T2">0.5d0</text:span>*(g*w<text:span text:style-name="T2">+1.0d0</text:span>/c)</text:p>
      <text:p text:style-name="P1">ri(k,<text:span text:style-name="T2">1</text:span>,<text:span text:style-name="T2">5</text:span>)=<text:span text:style-name="T2">0.5d0</text:span>*g</text:p>
      <text:p text:style-name="P1">ri(k,<text:span text:style-name="T2">2</text:span>,<text:span text:style-name="T2">1</text:span>)=<text:span text:style-name="T2">1.0d0-0.5d0</text:span>*g*qsq</text:p>
      <text:p text:style-name="P1">ri(k,<text:span text:style-name="T2">2</text:span>,<text:span text:style-name="T2">2</text:span>)=g*u</text:p>
      <text:p text:style-name="P1">ri(k,<text:span text:style-name="T2">2</text:span>,<text:span text:style-name="T2">3</text:span>)=g*v</text:p>
      <text:p text:style-name="P1">ri(k,<text:span text:style-name="T2">2</text:span>,<text:span text:style-name="T2">4</text:span>)=g*w</text:p>
      <text:p text:style-name="P1">ri(k,<text:span text:style-name="T2">2</text:span>,<text:span text:style-name="T2">5</text:span>)=-g</text:p>
      <text:p text:style-name="P1">ri(k,<text:span text:style-name="T2">3</text:span>,<text:span text:style-name="T2">1</text:span>)=<text:span text:style-name="T2">0.5d0</text:span>*(<text:span text:style-name="T2">0.5d0</text:span>*g*qsq-w/c)</text:p>
      <text:p text:style-name="P1">ri(k,<text:span text:style-name="T2">3</text:span>,<text:span text:style-name="T2">2</text:span>)=-<text:span text:style-name="T2">0.5d0</text:span>*g*u</text:p>
      <text:p text:style-name="P1">ri(k,<text:span text:style-name="T2">3</text:span>,<text:span text:style-name="T2">3</text:span>)=-<text:span text:style-name="T2">0.5d0</text:span>*g*v</text:p>
      <text:p text:style-name="P1">ri(k,<text:span text:style-name="T2">3</text:span>,<text:span text:style-name="T2">4</text:span>)=-<text:span text:style-name="T2">0.5d0</text:span>*(g*w<text:span text:style-name="T2">-1.0d0</text:span>/c)</text:p>
      <text:p text:style-name="P1">ri(k,<text:span text:style-name="T2">3</text:span>,<text:span text:style-name="T2">5</text:span>)=<text:span text:style-name="T2">0.5d0</text:span>*g</text:p>
      <text:p text:style-name="P1">ri(k,<text:span text:style-name="T2">4</text:span>,<text:span text:style-name="T2">1</text:span>)=-u</text:p>
      <text:p text:style-name="P1">ri(k,<text:span text:style-name="T2">4</text:span>,<text:span text:style-name="T2">2</text:span>)=<text:span text:style-name="T2">1.0d0</text:span></text:p>
      <text:p text:style-name="P1">ri(k,<text:span text:style-name="T2">4</text:span>,<text:span text:style-name="T2">3</text:span>)=<text:span text:style-name="T2">0.0d0</text:span></text:p>
      <text:p text:style-name="P1">ri(k,<text:span text:style-name="T2">4</text:span>,<text:span text:style-name="T2">4</text:span>)=<text:span text:style-name="T2">0.0d0</text:span></text:p>
      <text:p text:style-name="P1">ri(k,<text:span text:style-name="T2">4</text:span>,<text:span text:style-name="T2">5</text:span>)=<text:span text:style-name="T2">0.0d0</text:span></text:p>
      <text:p text:style-name="P1">ri(k,<text:span text:style-name="T2">5</text:span>,<text:span text:style-name="T2">1</text:span>)=-v</text:p>
      <text:p text:style-name="P1">ri(k,<text:span text:style-name="T2">5</text:span>,<text:span text:style-name="T2">2</text:span>)=<text:span text:style-name="T2">0.0d0</text:span></text:p>
      <text:p text:style-name="P1">ri(k,<text:span text:style-name="T2">5</text:span>,<text:span text:style-name="T2">3</text:span>)=<text:span text:style-name="T2">1.0d0</text:span></text:p>
      <text:p text:style-name="P1">ri(k,<text:span text:style-name="T2">5</text:span>,<text:span text:style-name="T2">4</text:span>)=<text:span text:style-name="T2">0.0d0</text:span></text:p>
      <text:p text:style-name="P1">ri(k,<text:span text:style-name="T2">5</text:span>,<text:span text:style-name="T2">5</text:span>)=<text:span text:style-name="T2">0.0d0</text:span></text:p>
      <text:p text:style-name="P2">c</text:p>
      <text:p text:style-name="P2">c ***** coefficients (alpha) *****</text:p>
      <text:p text:style-name="P2">c</text:p>
      <text:p text:style-name="P1"><text:span text:style-name="T1">do</text:span> l=<text:span text:style-name="T2">1</text:span>,<text:span text:style-name="T2">5</text:span></text:p>
      <text:p text:style-name="P1">al(k,l)=<text:span text:style-name="T2">0.0d0</text:span></text:p>
      <text:p text:style-name="P1"><text:span text:style-name="T1">do</text:span> m=<text:span text:style-name="T2">1</text:span>,<text:span text:style-name="T2">5</text:span></text:p>
      <text:p text:style-name="P1">al(k,l)=al(k,l)+ri(k,l,m)*dw(m)</text:p>
      <text:p text:style-name="P3">end do</text:p>
      <text:p text:style-name="P3">end do</text:p>
      <text:p text:style-name="P4"/>
      <text:p text:style-name="P1">al(k,<text:span text:style-name="T2">6</text:span>)=<text:span text:style-name="T2">0.5d0</text:span>*(delpc2*(ephi-phs)-(phs+ephi)*dw(<text:span text:style-name="T2">1</text:span>)+<text:span text:style-name="T2">2</text:span>*dw(<text:span text:style-name="T2">6</text:span>))/ephi</text:p>
      <text:p text:style-name="P5"/>
      <text:p text:style-name="P1"><text:soft-page-break/><text:span text:style-name="T1">do</text:span> m=<text:span text:style-name="T2">1</text:span>,nvar</text:p>
      <text:p text:style-name="P1">al(k,m)=al(k,m)*csq</text:p>
      <text:p text:style-name="P3">end do</text:p>
      <text:p text:style-name="P5"/>
      <text:p text:style-name="P3">enddo</text:p>
      <text:p text:style-name="P2">c</text:p>
      <text:p text:style-name="P2">c print *, (al(-1,l),l=1,5)</text:p>
      <text:p text:style-name="P2">c print *, (al(0,l),l=1,5)</text:p>
      <text:p text:style-name="P2">c print *, (al(imax,l),l=1,5)</text:p>
      <text:p text:style-name="P2">c print *, (al(imax+1,l),l=1,5)</text:p>
      <text:p text:style-name="P3">return</text:p>
      <text:p text:style-name="P3">end</text:p>
      <text:p text:style-name="P2">c***5***10********20********30********40********50********60********70********80</text:p>
      <text:p text:style-name="P1"><text:span text:style-name="T1">subroutine</text:span> dis24(<text:span text:style-name="T3">n</text:span>,<text:span text:style-name="T3">per</text:span>,<text:span text:style-name="T3">ep2</text:span>,<text:span text:style-name="T3">ep4</text:span>,<text:span text:style-name="T3">xyzm_bound</text:span>,<text:span text:style-name="T3">xyzp_bound</text:span>,<text:span text:style-name="T3">nproc</text:span>)</text:p>
      <text:p text:style-name="P1"><text:span text:style-name="T1">use</text:span> tvdmod</text:p>
      <text:p text:style-name="P1"><text:span text:style-name="T1">use</text:span> incl3d</text:p>
      <text:p text:style-name="P4"/>
      <text:p text:style-name="P3">implicit none</text:p>
      <text:p text:style-name="P1"><text:span text:style-name="T1">integer</text:span> :: n</text:p>
      <text:p text:style-name="P1"><text:span text:style-name="T1">integer</text:span> :: nproc</text:p>
      <text:p text:style-name="P1"><text:span text:style-name="T1">logical</text:span> :: per,<text:span text:style-name="T1">logical</text:span>,xyzm_bound,xyzp_bound</text:p>
      <text:p text:style-name="P4"/>
      <text:p text:style-name="P1"><text:span text:style-name="T1">integer</text:span> :: i,m</text:p>
      <text:p text:style-name="P4"/>
      <text:p text:style-name="P1"><text:span text:style-name="T1">real</text:span>(kind=rk),<text:span text:style-name="T1">dimension</text:span>(-<text:span text:style-name="T2">1</text:span>:ijkm,nvar) :: wm</text:p>
      <text:p text:style-name="P1"><text:span text:style-name="T1">real</text:span>(kind=rk),<text:span text:style-name="T1">dimension</text:span>(-<text:span text:style-name="T2">1</text:span>:ijkm,nvar) :: ep2, ep4</text:p>
      <text:p text:style-name="P4"/>
      <text:p text:style-name="P2">c</text:p>
      <text:p text:style-name="P2">c computes weights of 2nd-order TVD dissipation &amp; 4th-order dissipation </text:p>
      <text:p text:style-name="P2">c</text:p>
      <text:p text:style-name="P4"/>
      <text:p text:style-name="P1"><text:span text:style-name="T1">do</text:span> m=<text:span text:style-name="T2">1</text:span>,nvar</text:p>
      <text:p text:style-name="P2">c...</text:p>
      <text:p text:style-name="P1"><text:span text:style-name="T1">do</text:span> i=<text:span text:style-name="T2">0</text:span>,n</text:p>
      <text:p text:style-name="P1">ep2(i,m) = akap2*<text:span text:style-name="T1">max</text:span>(th(i,m),th(i<text:span text:style-name="T2">+1</text:span>,m)) </text:p>
      <text:p text:style-name="P3">end do</text:p>
      <text:p text:style-name="P1"><text:span text:style-name="T1">do</text:span> i=<text:span text:style-name="T2">0</text:span>,n</text:p>
      <text:p text:style-name="P1">ep4(i,m) = al(i<text:span text:style-name="T2">+1</text:span>,m)-<text:span text:style-name="T2">2.0d0</text:span>*al(i,m)+al(i<text:span text:style-name="T2">-1</text:span>,m)</text:p>
      <text:p text:style-name="P1">ep4(i,m) = ep4(i,m)* <text:span text:style-name="T1">max</text:span>( <text:span text:style-name="T2">0.0d0</text:span>, (akap4-ep2(i,m)) )</text:p>
      <text:p text:style-name="P3">end do</text:p>
      <text:p text:style-name="P2">c</text:p>
      <text:p text:style-name="P2">c if physical bc at two ends, linear extrapolation (uniform grids assumed) </text:p>
      <text:p text:style-name="P2">c</text:p>
      <text:p text:style-name="P1"><text:span text:style-name="T1">if</text:span>(xyzm_bound) <text:span text:style-name="T1">then</text:span></text:p>
      <text:p text:style-name="P1"><text:span text:style-name="T1">if</text:span>(per) <text:span text:style-name="T1">then</text:span></text:p>
      <text:p text:style-name="P1"><text:span text:style-name="T1">if</text:span>(nproc.eq.<text:span text:style-name="T2">1</text:span>) <text:span text:style-name="T1">then</text:span></text:p>
      <text:p text:style-name="P2">c</text:p>
      <text:p text:style-name="P1">ceg periodic </text:p>
      <text:p text:style-name="P1">ep4(<text:span text:style-name="T2">1</text:span>,m) = al(<text:span text:style-name="T2">2</text:span>,m)-<text:span text:style-name="T2">2.0d0</text:span>*al(<text:span text:style-name="T2">1</text:span>,m)+al(<text:span text:style-name="T2">0</text:span>,m) </text:p>
      <text:p text:style-name="P2">c</text:p>
      <text:p text:style-name="P2">c ep4(1,m) = al(2,m)-2.0d0*al(1,m)+al(n,m)</text:p>
      <text:p text:style-name="P1">ep4(<text:span text:style-name="T2">1</text:span>,m) = ep4(<text:span text:style-name="T2">1</text:span>,m)* <text:span text:style-name="T1">max</text:span>( <text:span text:style-name="T2">0.0d0</text:span>, (akap4-ep2(<text:span text:style-name="T2">1</text:span>,m)) )</text:p>
      <text:p text:style-name="P1"><text:span text:style-name="T1">endif</text:span> </text:p>
      <text:p text:style-name="P3">else</text:p>
      <text:p text:style-name="P2">c</text:p>
      <text:p text:style-name="P1">ceg non-periodic </text:p>
      <text:p text:style-name="P2">c</text:p>
      <text:p text:style-name="P1">ep4(<text:span text:style-name="T2">1</text:span>,m) = <text:span text:style-name="T2">2.0d0</text:span>*al(<text:span text:style-name="T2">2</text:span>,m)-al(<text:span text:style-name="T2">3</text:span>,m)</text:p>
      <text:p text:style-name="P1">ep4(<text:span text:style-name="T2">1</text:span>,m) = ep4(<text:span text:style-name="T2">1</text:span>,m)* <text:span text:style-name="T1">max</text:span>( <text:span text:style-name="T2">0.0d0</text:span>, (akap4-ep2(<text:span text:style-name="T2">1</text:span>,m)) )</text:p>
      <text:p text:style-name="P3">end if</text:p>
      <text:p text:style-name="P1">ep4(<text:span text:style-name="T2">0</text:span>,m) = ep4(<text:span text:style-name="T2">1</text:span>,m)</text:p>
      <text:p text:style-name="P3">else</text:p>
      <text:p text:style-name="P2">c</text:p>
      <text:p text:style-name="P1">ceg internal face </text:p>
      <text:p text:style-name="P2">c</text:p>
      <text:p text:style-name="P1">ep4(<text:span text:style-name="T2">1</text:span>,m) = al(<text:span text:style-name="T2">2</text:span>,m)-<text:span text:style-name="T2">2.0d0</text:span>*al(<text:span text:style-name="T2">1</text:span>,m)+al(<text:span text:style-name="T2">0</text:span>,m)</text:p>
      <text:p text:style-name="P1"><text:soft-page-break/>ep4(<text:span text:style-name="T2">1</text:span>,m) = ep4(<text:span text:style-name="T2">1</text:span>,m)* <text:span text:style-name="T1">max</text:span>( <text:span text:style-name="T2">0.0d0</text:span>, (akap4-ep2(<text:span text:style-name="T2">1</text:span>,m)) )</text:p>
      <text:p text:style-name="P1"><text:span text:style-name="T1">end if</text:span> </text:p>
      <text:p text:style-name="P1"><text:span text:style-name="T1">if</text:span>(xyzp_bound) <text:span text:style-name="T1">then</text:span></text:p>
      <text:p text:style-name="P1"><text:span text:style-name="T1">if</text:span>(per) <text:span text:style-name="T1">then</text:span></text:p>
      <text:p text:style-name="P1"><text:span text:style-name="T1">if</text:span>(nproc.eq.<text:span text:style-name="T2">1</text:span>) <text:span text:style-name="T1">then</text:span></text:p>
      <text:p text:style-name="P2">c</text:p>
      <text:p text:style-name="P1">ceg periodic </text:p>
      <text:p text:style-name="P1">ep4(n,m) = al(n<text:span text:style-name="T2">+1</text:span>,m)-<text:span text:style-name="T2">2.0d0</text:span>*al(n,m)+al(n<text:span text:style-name="T2">-1</text:span>,m) </text:p>
      <text:p text:style-name="P2">c</text:p>
      <text:p text:style-name="P2">c ep4(n,m) = al(1,m)-2.0d0*al(n,m)+al(n-1,m)</text:p>
      <text:p text:style-name="P1">ep4(n,m) = ep4(n,m)* <text:span text:style-name="T1">max</text:span>( <text:span text:style-name="T2">0.0d0</text:span>, (akap4-ep2(n,m)) ) </text:p>
      <text:p text:style-name="P3">endif</text:p>
      <text:p text:style-name="P3">else</text:p>
      <text:p text:style-name="P2">c</text:p>
      <text:p text:style-name="P1">ceg non-periodic </text:p>
      <text:p text:style-name="P2">c</text:p>
      <text:p text:style-name="P1">ep4(n,m) = <text:span text:style-name="T2">2.0d0</text:span>*al(n<text:span text:style-name="T2">-1</text:span>,m)-al(n<text:span text:style-name="T2">-2</text:span>,m)</text:p>
      <text:p text:style-name="P1">ep4(n,m) = ep4(n,m)* <text:span text:style-name="T1">max</text:span>( <text:span text:style-name="T2">0.0d0</text:span>, (akap4-ep2(n,m)) )</text:p>
      <text:p text:style-name="P3">end if</text:p>
      <text:p text:style-name="P3">else</text:p>
      <text:p text:style-name="P2">c</text:p>
      <text:p text:style-name="P1">ceg internal face </text:p>
      <text:p text:style-name="P2">c</text:p>
      <text:p text:style-name="P1">ep4(n,m) = al(n<text:span text:style-name="T2">+1</text:span>,m)-<text:span text:style-name="T2">2.0d0</text:span>*al(n,m)+al(n<text:span text:style-name="T2">-1</text:span>,m)</text:p>
      <text:p text:style-name="P1">ep4(n,m) = ep4(n,m)* <text:span text:style-name="T1">max</text:span>( <text:span text:style-name="T2">0.0d0</text:span>, (akap4-ep2(n,m)) )</text:p>
      <text:p text:style-name="P1"><text:span text:style-name="T1">end if</text:span> </text:p>
      <text:p text:style-name="P3">end do</text:p>
      <text:p text:style-name="P4"/>
      <text:p text:style-name="P3">return</text:p>
      <text:p text:style-name="P3">end</text:p>
      <text:p text:style-name="P2">c***5***10********20********30********40********50********60********70********80</text:p>
      <text:p text:style-name="P1"><text:span text:style-name="T1">subroutine</text:span> updis24(<text:span text:style-name="T3">n</text:span>,<text:span text:style-name="T3">eff</text:span>,<text:span text:style-name="T3">r</text:span>,<text:span text:style-name="T3">xyz</text:span>,<text:span text:style-name="T3">ijkdim</text:span>,<text:span text:style-name="T3">per</text:span>,<text:span text:style-name="T3">mm</text:span>,<text:span text:style-name="T3">nn</text:span>,<text:span text:style-name="T3">l</text:span>,</text:p>
      <text:p text:style-name="P1">&amp; xyzm_bound,xyzp_bound,nproc,tvdsmu1)</text:p>
      <text:p text:style-name="P1"><text:span text:style-name="T1">use</text:span> tvdmod</text:p>
      <text:p text:style-name="P1"><text:span text:style-name="T1">use</text:span> incl3d</text:p>
      <text:p text:style-name="P4"/>
      <text:p text:style-name="P3">implicit none</text:p>
      <text:p text:style-name="P2">c</text:p>
      <text:p text:style-name="P1"><text:span text:style-name="T1">c</text:span> <text:span text:style-name="T1">Subroutine</text:span> arguments.</text:p>
      <text:p text:style-name="P2">c</text:p>
      <text:p text:style-name="P1"><text:span text:style-name="T1">integer</text:span> :: ijkdim,n,mm,nn,l</text:p>
      <text:p text:style-name="P1"><text:span text:style-name="T1">logical</text:span> :: per,xyzm_bound,xyzp_bound</text:p>
      <text:p text:style-name="P1"><text:span text:style-name="T1">integer</text:span> :: nproc</text:p>
      <text:p text:style-name="P4"/>
      <text:p text:style-name="P1"><text:span text:style-name="T1">real</text:span>(kind=rk),<text:span text:style-name="T1">dimension</text:span>(<text:span text:style-name="T2">1</text:span>-xhalo:nxd+xhalo,<text:span text:style-name="T2">1</text:span>-yhalo:nyd+yhalo,</text:p>
      <text:p text:style-name="P1">&amp; <text:span text:style-name="T2">1</text:span>-zhalo:nzd+zhalo) :: xyz</text:p>
      <text:p text:style-name="P2">c</text:p>
      <text:p text:style-name="P1"><text:span text:style-name="T1">integer</text:span> :: i,ialloc,m</text:p>
      <text:p text:style-name="P1">cnn...</text:p>
      <text:p text:style-name="P1"><text:span text:style-name="T1">real</text:span>(kind=rk),<text:span text:style-name="T1">dimension</text:span>(-<text:span text:style-name="T2">1</text:span>:ijkm,nvar,nvar) :: r</text:p>
      <text:p text:style-name="P1"><text:span text:style-name="T1">real</text:span>(kind=rk),<text:span text:style-name="T1">dimension</text:span>(-<text:span text:style-name="T2">1</text:span>:ijkm,nvar) :: eff</text:p>
      <text:p text:style-name="P1"><text:span text:style-name="T1">real</text:span>(kind=rk) :: aaa,anu,con,e1,e2,e3,e4,e5,eps,gama,qf,ww</text:p>
      <text:p text:style-name="P1"><text:span text:style-name="T1">real</text:span>(kind=rk),<text:span text:style-name="T1">dimension</text:span>(-<text:span text:style-name="T2">1</text:span>:ijkm,nvar)::wm,cf,cmp,ep2,ep4</text:p>
      <text:p text:style-name="P1"><text:span text:style-name="T1">real</text:span>(kind=rk),<text:span text:style-name="T1">dimension</text:span>(-<text:span text:style-name="T2">1</text:span>:ijkm):: tvdsmu1</text:p>
      <text:p text:style-name="P1">cnn..</text:p>
      <text:p text:style-name="P1"><text:span text:style-name="T1">real</text:span>(kind=rk) :: e6</text:p>
      <text:p text:style-name="P4"/>
      <text:p text:style-name="P2">c</text:p>
      <text:p text:style-name="P1">eps=<text:span text:style-name="T2">1.d-7</text:span></text:p>
      <text:p text:style-name="P4"/>
      <text:p text:style-name="P2">c con=tvdsmu**2</text:p>
      <text:p text:style-name="P2">c</text:p>
      <text:p text:style-name="P2">c Allocate th, its values are set in uplim1-5 </text:p>
      <text:p text:style-name="P2">c</text:p>
      <text:p text:style-name="P1"><text:span text:style-name="T1">if</text:span> ( .not.<text:span text:style-name="T1">allocated</text:span>(th) ) <text:span text:style-name="T1">then</text:span></text:p>
      <text:p text:style-name="P1">allocate (th(-<text:span text:style-name="T2">1</text:span>:ijkm,nvar),stat=ialloc)</text:p>
      <text:p text:style-name="P3">endif</text:p>
      <text:p text:style-name="P2"><text:soft-page-break/>c</text:p>
      <text:p text:style-name="P1"><text:span text:style-name="T1">if</text:span>(limiter.eq.<text:span text:style-name="T2">1</text:span>) <text:span text:style-name="T1">call</text:span> uplim1(n,per,xyzm_bound,xyzp_bound,nproc)</text:p>
      <text:p text:style-name="P1"><text:span text:style-name="T1">if</text:span>(limiter.eq.<text:span text:style-name="T2">2</text:span>) <text:span text:style-name="T1">call</text:span> uplim2(n,per,xyzm_bound,xyzp_bound,nproc)</text:p>
      <text:p text:style-name="P1"><text:span text:style-name="T1">if</text:span>(limiter.eq.<text:span text:style-name="T2">3</text:span>) <text:span text:style-name="T1">call</text:span> uplim3(n,per,xyzm_bound,xyzp_bound,nproc)</text:p>
      <text:p text:style-name="P1"><text:span text:style-name="T1">if</text:span>(limiter.eq.<text:span text:style-name="T2">4</text:span>) <text:span text:style-name="T1">call</text:span> uplim4(n,per,xyzm_bound,xyzp_bound,nproc)</text:p>
      <text:p text:style-name="P1"><text:span text:style-name="T1">if</text:span>(limiter.eq.<text:span text:style-name="T2">5</text:span>) <text:span text:style-name="T1">call</text:span> uplim5(n,per,xyzm_bound,xyzp_bound,nproc)</text:p>
      <text:p text:style-name="P2">c</text:p>
      <text:p text:style-name="P1">cnn...</text:p>
      <text:p text:style-name="P4"/>
      <text:p text:style-name="P2">c ***** Entropy correction term *****</text:p>
      <text:p text:style-name="P4"/>
      <text:p text:style-name="P1"><text:span text:style-name="T1">do</text:span> m=<text:span text:style-name="T2">1</text:span>,nvar</text:p>
      <text:p text:style-name="P1"><text:span text:style-name="T1">do</text:span> i=<text:span text:style-name="T2">0</text:span>,n</text:p>
      <text:p text:style-name="P1">con=tvdsmu1(i)**<text:span text:style-name="T2">2</text:span></text:p>
      <text:p text:style-name="P1">gama=<text:span text:style-name="T2">0.0d0</text:span></text:p>
      <text:p text:style-name="P1">anu=alam(i,m) </text:p>
      <text:p text:style-name="P1">aaa =al(i,m) </text:p>
      <text:p text:style-name="P2">c</text:p>
      <text:p text:style-name="P2">c need gt:n+1</text:p>
      <text:p text:style-name="P4"/>
      <text:p text:style-name="P2">cc computation of the first correction term</text:p>
      <text:p text:style-name="P1">gama=aaa*(gt(i<text:span text:style-name="T2">+1</text:span>,m)-gt(i,m))/(aaa**<text:span text:style-name="T2">2</text:span>+eps) </text:p>
      <text:p text:style-name="P1"><text:span text:style-name="T1">if</text:span> (<text:span text:style-name="T1">abs</text:span>(anu).ge.tvdsmu1(i)) <text:span text:style-name="T1">then</text:span></text:p>
      <text:p text:style-name="P1">qf=<text:span text:style-name="T1">abs</text:span>(anu)</text:p>
      <text:p text:style-name="P3">else</text:p>
      <text:p text:style-name="P1">qf=(anu**<text:span text:style-name="T2">2</text:span> + con)/(<text:span text:style-name="T2">2.d0</text:span>*tvdsmu1(i))</text:p>
      <text:p text:style-name="P3">endif</text:p>
      <text:p text:style-name="P4"/>
      <text:p text:style-name="P1">cmp(i,m)=<text:span text:style-name="T2">0.5d0</text:span>*qf </text:p>
      <text:p text:style-name="P2">cc</text:p>
      <text:p text:style-name="P4"/>
      <text:p text:style-name="P2">cc computation of the second correction term</text:p>
      <text:p text:style-name="P4"/>
      <text:p text:style-name="P2">cc ww=anu+cmp(i,m)*gama ! term in the original upwind scheme</text:p>
      <text:p text:style-name="P4"/>
      <text:p text:style-name="P1">ww=cmp(i,m)*gama <text:span text:style-name="T4">! term in the modified upwind scheme</text:span></text:p>
      <text:p text:style-name="P4"/>
      <text:p text:style-name="P1"><text:span text:style-name="T1">if</text:span> (<text:span text:style-name="T1">abs</text:span>(ww).ge.tvdsmu1(i)) <text:span text:style-name="T1">then</text:span></text:p>
      <text:p text:style-name="P1">qf=<text:span text:style-name="T1">abs</text:span>(ww)</text:p>
      <text:p text:style-name="P3">else</text:p>
      <text:p text:style-name="P1">qf=(ww**<text:span text:style-name="T2">2</text:span> + con)/(<text:span text:style-name="T2">2.d0</text:span>*tvdsmu1(i))</text:p>
      <text:p text:style-name="P3">endif</text:p>
      <text:p text:style-name="P1">cf(i,m)=qf </text:p>
      <text:p text:style-name="P3">enddo</text:p>
      <text:p text:style-name="P3">enddo</text:p>
      <text:p text:style-name="P4"/>
      <text:p text:style-name="P2">c ***** Entropy correction ends *****</text:p>
      <text:p text:style-name="P5"/>
      <text:p text:style-name="P2">c</text:p>
      <text:p text:style-name="P2">c *** compute weights of 2nd-order TVD dissipation &amp; 4th-order </text:p>
      <text:p text:style-name="P2">c dissipation </text:p>
      <text:p text:style-name="P2">c</text:p>
      <text:p text:style-name="P1"><text:span text:style-name="T1">call</text:span> dis24(n,per,ep2,ep4,xyzm_bound,xyzp_bound,nproc)</text:p>
      <text:p text:style-name="P2">c</text:p>
      <text:p text:style-name="P1"><text:span text:style-name="T1">do</text:span> i=<text:span text:style-name="T2">0</text:span>,n</text:p>
      <text:p text:style-name="P2">c</text:p>
      <text:p text:style-name="P2">c need gt:n+1</text:p>
      <text:p text:style-name="P2">c</text:p>
      <text:p text:style-name="P5"/>
      <text:p text:style-name="P2">cc ***** original Upwind Scheme *****</text:p>
      <text:p text:style-name="P4"/>
      <text:p text:style-name="P2">c e1 = (cmp(i,1)*(gt(i,1)+gt(i+1,1))-cf(i,1)*al(i,1))</text:p>
      <text:p text:style-name="P2">c &amp; *ep2(i,1) + alam(I,1)*ep4(i,1)</text:p>
      <text:p text:style-name="P2">c e2 = (cmp(i,2)*(gt(i,2)+gt(i+1,2))-cf(i,2)*al(i,2))</text:p>
      <text:p text:style-name="P2">c &amp; *ep2(i,2) + alam(I,2)*ep4(i,2)</text:p>
      <text:p text:style-name="P2">c e3 = (cmp(i,3)*(gt(i,3)+gt(i+1,3))-cf(i,3)*al(i,3))</text:p>
      <text:p text:style-name="P2"><text:soft-page-break/>c &amp; *ep2(i,3) + alam(I,3)*ep4(i,3)</text:p>
      <text:p text:style-name="P2">c e4 = (cmp(i,4)*(gt(i,4)+gt(i+1,4))-cf(i,4)*al(i,4))</text:p>
      <text:p text:style-name="P2">c &amp; *ep2(i,4) + alam(I,4)*ep4(i,4)</text:p>
      <text:p text:style-name="P2">c e5 = (cmp(i,5)*(gt(i,5)+gt(i+1,5))-cf(i,5)*al(i,5))</text:p>
      <text:p text:style-name="P2">c &amp; *ep2(i,5) + alam(I,5)*ep4(i,5)</text:p>
      <text:p text:style-name="P2">c e6 = (cmp(i,6)*(gt(i,6)+gt(i+1,6))-cf(i,6)*al(i,6))</text:p>
      <text:p text:style-name="P2">c &amp; *ep2(i,6) + alam(I,6)*ep4(i,6)</text:p>
      <text:p text:style-name="P4"/>
      <text:p text:style-name="P2">cc **********************************</text:p>
      <text:p text:style-name="P4"/>
      <text:p text:style-name="P1"><text:span text:style-name="T1">if</text:span>(tvds.eq.<text:span text:style-name="T2">1</text:span>)<text:span text:style-name="T1">then</text:span></text:p>
      <text:p text:style-name="P4"/>
      <text:p text:style-name="P2">cc ***** Symmetric Scheme *****</text:p>
      <text:p text:style-name="P4"/>
      <text:p text:style-name="P1">e1 = -<text:span text:style-name="T2">2.0d0</text:span>*cmp(i,<text:span text:style-name="T2">1</text:span>)*(al(i,<text:span text:style-name="T2">1</text:span>)-gt(i,<text:span text:style-name="T2">1</text:span>))</text:p>
      <text:p text:style-name="P1">&amp; *ep2(i,<text:span text:style-name="T2">1</text:span>)</text:p>
      <text:p text:style-name="P1">e2 = -<text:span text:style-name="T2">2.0d0</text:span>*cmp(i,<text:span text:style-name="T2">2</text:span>)*(al(i,<text:span text:style-name="T2">2</text:span>)-gt(i,<text:span text:style-name="T2">2</text:span>))</text:p>
      <text:p text:style-name="P1">&amp; *ep2(i,<text:span text:style-name="T2">2</text:span>) </text:p>
      <text:p text:style-name="P1">e3 = -<text:span text:style-name="T2">2.0d0</text:span>*cmp(i,<text:span text:style-name="T2">3</text:span>)*(al(i,<text:span text:style-name="T2">3</text:span>)-gt(i,<text:span text:style-name="T2">3</text:span>))</text:p>
      <text:p text:style-name="P1">&amp; *ep2(i,<text:span text:style-name="T2">3</text:span>) </text:p>
      <text:p text:style-name="P1">e4 = -<text:span text:style-name="T2">2.0d0</text:span>*cmp(i,<text:span text:style-name="T2">4</text:span>)*(al(i,<text:span text:style-name="T2">4</text:span>)-gt(i,<text:span text:style-name="T2">4</text:span>))</text:p>
      <text:p text:style-name="P1">&amp; *ep2(i,<text:span text:style-name="T2">4</text:span>) </text:p>
      <text:p text:style-name="P1">e5 = -<text:span text:style-name="T2">2.0d0</text:span>*cmp(i,<text:span text:style-name="T2">5</text:span>)*(al(i,<text:span text:style-name="T2">5</text:span>)-gt(i,<text:span text:style-name="T2">5</text:span>))</text:p>
      <text:p text:style-name="P1">&amp; *ep2(i,<text:span text:style-name="T2">5</text:span>)</text:p>
      <text:p text:style-name="P1">e6 = -<text:span text:style-name="T2">2.0d0</text:span>*cmp(i,<text:span text:style-name="T2">6</text:span>)*(al(i,<text:span text:style-name="T2">6</text:span>)-gt(i,<text:span text:style-name="T2">6</text:span>))</text:p>
      <text:p text:style-name="P1">&amp; *ep2(i,<text:span text:style-name="T2">6</text:span>) </text:p>
      <text:p text:style-name="P4"/>
      <text:p text:style-name="P2">cc ****************************</text:p>
      <text:p text:style-name="P4"/>
      <text:p text:style-name="P1"><text:span text:style-name="T1">elseif</text:span>(tvds.eq.<text:span text:style-name="T2">2</text:span>)<text:span text:style-name="T1">then</text:span></text:p>
      <text:p text:style-name="P4"/>
      <text:p text:style-name="P2">cc ***** modified Upwind Scheme *****</text:p>
      <text:p text:style-name="P4"/>
      <text:p text:style-name="P1">e1 = (cmp(i,<text:span text:style-name="T2">1</text:span>)*(gt(i,<text:span text:style-name="T2">1</text:span>)+gt(i<text:span text:style-name="T2">+1</text:span>,<text:span text:style-name="T2">1</text:span>))-(cf(i,<text:span text:style-name="T2">1</text:span>)+cmp(i,<text:span text:style-name="T2">1</text:span>))*al(i,<text:span text:style-name="T2">1</text:span>))</text:p>
      <text:p text:style-name="P1">&amp; *ep2(i,<text:span text:style-name="T2">1</text:span>) + alam(I,<text:span text:style-name="T2">1</text:span>)*ep4(i,<text:span text:style-name="T2">1</text:span>)</text:p>
      <text:p text:style-name="P1">e2 = (cmp(i,<text:span text:style-name="T2">2</text:span>)*(gt(i,<text:span text:style-name="T2">2</text:span>)+gt(i<text:span text:style-name="T2">+1</text:span>,<text:span text:style-name="T2">2</text:span>))-(cf(i,<text:span text:style-name="T2">2</text:span>)+cmp(i,<text:span text:style-name="T2">2</text:span>))*al(i,<text:span text:style-name="T2">2</text:span>))</text:p>
      <text:p text:style-name="P1">&amp; *ep2(i,<text:span text:style-name="T2">2</text:span>) + alam(I,<text:span text:style-name="T2">2</text:span>)*ep4(i,<text:span text:style-name="T2">2</text:span>)</text:p>
      <text:p text:style-name="P1">e3 = (cmp(i,<text:span text:style-name="T2">3</text:span>)*(gt(i,<text:span text:style-name="T2">3</text:span>)+gt(i<text:span text:style-name="T2">+1</text:span>,<text:span text:style-name="T2">3</text:span>))-(cf(i,<text:span text:style-name="T2">3</text:span>)+cmp(i,<text:span text:style-name="T2">3</text:span>))*al(i,<text:span text:style-name="T2">3</text:span>))</text:p>
      <text:p text:style-name="P1">&amp; *ep2(i,<text:span text:style-name="T2">3</text:span>) + alam(I,<text:span text:style-name="T2">3</text:span>)*ep4(i,<text:span text:style-name="T2">3</text:span>)</text:p>
      <text:p text:style-name="P1">e4 = (cmp(i,<text:span text:style-name="T2">4</text:span>)*(gt(i,<text:span text:style-name="T2">4</text:span>)+gt(i<text:span text:style-name="T2">+1</text:span>,<text:span text:style-name="T2">4</text:span>))-(cf(i,<text:span text:style-name="T2">4</text:span>)+cmp(i,<text:span text:style-name="T2">4</text:span>))*al(i,<text:span text:style-name="T2">4</text:span>))</text:p>
      <text:p text:style-name="P1">&amp; *ep2(i,<text:span text:style-name="T2">4</text:span>) + alam(I,<text:span text:style-name="T2">4</text:span>)*ep4(i,<text:span text:style-name="T2">4</text:span>)</text:p>
      <text:p text:style-name="P1">e5 = (cmp(i,<text:span text:style-name="T2">5</text:span>)*(gt(i,<text:span text:style-name="T2">5</text:span>)+gt(i<text:span text:style-name="T2">+1</text:span>,<text:span text:style-name="T2">5</text:span>))-(cf(i,<text:span text:style-name="T2">5</text:span>)+cmp(i,<text:span text:style-name="T2">5</text:span>))*al(i,<text:span text:style-name="T2">5</text:span>))</text:p>
      <text:p text:style-name="P1">&amp; *ep2(i,<text:span text:style-name="T2">5</text:span>) + alam(I,<text:span text:style-name="T2">5</text:span>)*ep4(i,<text:span text:style-name="T2">5</text:span>)</text:p>
      <text:p text:style-name="P1">e6 = (cmp(i,<text:span text:style-name="T2">6</text:span>)*(gt(i,<text:span text:style-name="T2">6</text:span>)+gt(i<text:span text:style-name="T2">+1</text:span>,<text:span text:style-name="T2">6</text:span>))-(cf(i,<text:span text:style-name="T2">6</text:span>)+cmp(i,<text:span text:style-name="T2">6</text:span>))*al(i,<text:span text:style-name="T2">6</text:span>))</text:p>
      <text:p text:style-name="P1">&amp; *ep2(i,<text:span text:style-name="T2">6</text:span>) + alam(I,<text:span text:style-name="T2">6</text:span>)*ep4(i,<text:span text:style-name="T2">6</text:span>)</text:p>
      <text:p text:style-name="P4"/>
      <text:p text:style-name="P2">cc **********************************</text:p>
      <text:p text:style-name="P4"/>
      <text:p text:style-name="P3">endif</text:p>
      <text:p text:style-name="P1">eff(i,<text:span text:style-name="T2">1</text:span>)=e1*r(i,<text:span text:style-name="T2">1</text:span>,<text:span text:style-name="T2">1</text:span>)+e2*r(i,<text:span text:style-name="T2">1</text:span>,<text:span text:style-name="T2">2</text:span>)+e3*r(i,<text:span text:style-name="T2">1</text:span>,<text:span text:style-name="T2">3</text:span>)+e4*r(i,<text:span text:style-name="T2">1</text:span>,<text:span text:style-name="T2">4</text:span>)+</text:p>
      <text:p text:style-name="P1">&amp; e5*r(i,<text:span text:style-name="T2">1</text:span>,<text:span text:style-name="T2">5</text:span>)+e6*r(i,<text:span text:style-name="T2">1</text:span>,<text:span text:style-name="T2">6</text:span>)</text:p>
      <text:p text:style-name="P1">eff(i,<text:span text:style-name="T2">2</text:span>)=e1*r(i,<text:span text:style-name="T2">2</text:span>,<text:span text:style-name="T2">1</text:span>)+e2*r(i,<text:span text:style-name="T2">2</text:span>,<text:span text:style-name="T2">2</text:span>)+e3*r(i,<text:span text:style-name="T2">2</text:span>,<text:span text:style-name="T2">3</text:span>)+e4*r(i,<text:span text:style-name="T2">2</text:span>,<text:span text:style-name="T2">4</text:span>)+</text:p>
      <text:p text:style-name="P1">&amp; e5*r(i,<text:span text:style-name="T2">2</text:span>,<text:span text:style-name="T2">5</text:span>)+e6*r(i,<text:span text:style-name="T2">2</text:span>,<text:span text:style-name="T2">6</text:span>)</text:p>
      <text:p text:style-name="P1">eff(i,<text:span text:style-name="T2">3</text:span>)=e1*r(i,<text:span text:style-name="T2">3</text:span>,<text:span text:style-name="T2">1</text:span>)+e2*r(i,<text:span text:style-name="T2">3</text:span>,<text:span text:style-name="T2">2</text:span>)+e3*r(i,<text:span text:style-name="T2">3</text:span>,<text:span text:style-name="T2">3</text:span>)+e4*r(i,<text:span text:style-name="T2">3</text:span>,<text:span text:style-name="T2">4</text:span>)+</text:p>
      <text:p text:style-name="P1">&amp; e5*r(i,<text:span text:style-name="T2">3</text:span>,<text:span text:style-name="T2">5</text:span>)+e6*r(i,<text:span text:style-name="T2">3</text:span>,<text:span text:style-name="T2">6</text:span>)</text:p>
      <text:p text:style-name="P1">eff(i,<text:span text:style-name="T2">4</text:span>)=e1*r(i,<text:span text:style-name="T2">4</text:span>,<text:span text:style-name="T2">1</text:span>)+e2*r(i,<text:span text:style-name="T2">4</text:span>,<text:span text:style-name="T2">2</text:span>)+e3*r(i,<text:span text:style-name="T2">4</text:span>,<text:span text:style-name="T2">3</text:span>)+e4*r(i,<text:span text:style-name="T2">4</text:span>,<text:span text:style-name="T2">4</text:span>)+</text:p>
      <text:p text:style-name="P1">&amp; e5*r(i,<text:span text:style-name="T2">4</text:span>,<text:span text:style-name="T2">5</text:span>)+e6*r(i,<text:span text:style-name="T2">4</text:span>,<text:span text:style-name="T2">6</text:span>)</text:p>
      <text:p text:style-name="P1">eff(i,<text:span text:style-name="T2">5</text:span>)=e1*r(i,<text:span text:style-name="T2">5</text:span>,<text:span text:style-name="T2">1</text:span>)+e2*r(i,<text:span text:style-name="T2">5</text:span>,<text:span text:style-name="T2">2</text:span>)+e3*r(i,<text:span text:style-name="T2">5</text:span>,<text:span text:style-name="T2">3</text:span>)+e4*r(i,<text:span text:style-name="T2">5</text:span>,<text:span text:style-name="T2">4</text:span>)+</text:p>
      <text:p text:style-name="P1">&amp; e5*r(i,<text:span text:style-name="T2">5</text:span>,<text:span text:style-name="T2">5</text:span>)+e6*r(i,<text:span text:style-name="T2">5</text:span>,<text:span text:style-name="T2">6</text:span>)</text:p>
      <text:p text:style-name="P1">eff(i,<text:span text:style-name="T2">6</text:span>)=e1*r(i,<text:span text:style-name="T2">6</text:span>,<text:span text:style-name="T2">1</text:span>)+e2*r(i,<text:span text:style-name="T2">6</text:span>,<text:span text:style-name="T2">2</text:span>)+e3*r(i,<text:span text:style-name="T2">6</text:span>,<text:span text:style-name="T2">3</text:span>)+e4*r(i,<text:span text:style-name="T2">6</text:span>,<text:span text:style-name="T2">4</text:span>)+</text:p>
      <text:p text:style-name="P1">&amp; e5*r(i,<text:span text:style-name="T2">6</text:span>,<text:span text:style-name="T2">5</text:span>)+e6*r(i,<text:span text:style-name="T2">6</text:span>,<text:span text:style-name="T2">6</text:span>)</text:p>
      <text:p text:style-name="P3">enddo</text:p>
      <text:p text:style-name="P2">c</text:p>
      <text:p text:style-name="P3">return</text:p>
      <text:p text:style-name="P3">end</text:p>
      <text:p text:style-name="P2">c***5***10********20********30********40********50********60********70********80</text:p>
      <text:p text:style-name="P1"><text:span text:style-name="T1">subroutine</text:span> uplim1(<text:span text:style-name="T3">n</text:span>,<text:span text:style-name="T3">per</text:span>,<text:span text:style-name="T3">xyzm_bound</text:span>,<text:span text:style-name="T3">xyzp_bound</text:span>,<text:span text:style-name="T3">nproc</text:span>)</text:p>
      <text:p text:style-name="P1"><text:span text:style-name="T1">use</text:span> tvdmod</text:p>
      <text:p text:style-name="P1"><text:soft-page-break/><text:span text:style-name="T1">use</text:span> incl3d</text:p>
      <text:p text:style-name="P4"/>
      <text:p text:style-name="P3">implicit none</text:p>
      <text:p text:style-name="P2">c</text:p>
      <text:p text:style-name="P1"><text:span text:style-name="T1">c</text:span> <text:span text:style-name="T1">Subroutine</text:span> arguments. </text:p>
      <text:p text:style-name="P2">c</text:p>
      <text:p text:style-name="P1"><text:span text:style-name="T1">integer</text:span> :: n</text:p>
      <text:p text:style-name="P1"><text:span text:style-name="T1">logical</text:span> :: per,xyzm_bound,xyzp_bound</text:p>
      <text:p text:style-name="P1"><text:span text:style-name="T1">integer</text:span> :: nproc</text:p>
      <text:p text:style-name="P2">c</text:p>
      <text:p text:style-name="P1"><text:span text:style-name="T1">integer</text:span> :: i,k,m</text:p>
      <text:p text:style-name="P1"><text:span text:style-name="T1">real</text:span>(kind=rk) :: aal,aalm,amn,eps,ss,aalp,amn1,amn2,minmod1</text:p>
      <text:p text:style-name="P1">&amp; ,minmod2</text:p>
      <text:p text:style-name="P1"><text:span text:style-name="T1">real</text:span>(kind=rk),<text:span text:style-name="T1">dimension</text:span>(-<text:span text:style-name="T2">1</text:span>:ijkm,nvar) :: wm</text:p>
      <text:p text:style-name="P2">c</text:p>
      <text:p text:style-name="P2">c Computes minmod(jm,j) </text:p>
      <text:p text:style-name="P2">c</text:p>
      <text:p text:style-name="P4"/>
      <text:p text:style-name="P1"><text:span text:style-name="T1">if</text:span>(tvds.eq.<text:span text:style-name="T2">1</text:span>)<text:span text:style-name="T1">then</text:span></text:p>
      <text:p text:style-name="P4"/>
      <text:p text:style-name="P2">cc ***** Limiter 1 for symmetric scheme *****</text:p>
      <text:p text:style-name="P1">eps=<text:span text:style-name="T2">0.0000001d0</text:span></text:p>
      <text:p text:style-name="P1"><text:span text:style-name="T1">do</text:span> m=<text:span text:style-name="T2">1</text:span>,nvar</text:p>
      <text:p text:style-name="P1"><text:span text:style-name="T1">do</text:span> i=<text:span text:style-name="T2">0</text:span>,n<text:span text:style-name="T2">+1</text:span> </text:p>
      <text:p text:style-name="P1">aalm =<text:span text:style-name="T1">abs</text:span>(al(i<text:span text:style-name="T2">-1</text:span>,m))</text:p>
      <text:p text:style-name="P1">aal =<text:span text:style-name="T1">abs</text:span>(al(i,m))</text:p>
      <text:p text:style-name="P1">th(i,m)=<text:span text:style-name="T1">abs</text:span>((aal-aalm)/(aal+aalm+eps))</text:p>
      <text:p text:style-name="P1">ss =<text:span text:style-name="T1">sign</text:span>(<text:span text:style-name="T2">1.0d0</text:span>,al(i,m))</text:p>
      <text:p text:style-name="P1">amn1 = <text:span text:style-name="T1">min</text:span>(aal,ss*al(i<text:span text:style-name="T2">-1</text:span>,m))</text:p>
      <text:p text:style-name="P1">amn2 = <text:span text:style-name="T1">min</text:span>(aal,ss*al(i<text:span text:style-name="T2">+1</text:span>,m))</text:p>
      <text:p text:style-name="P1">minmod1 = ss*<text:span text:style-name="T1">max</text:span>(amn1,<text:span text:style-name="T2">0.0d0</text:span>)</text:p>
      <text:p text:style-name="P1">minmod2 = ss*<text:span text:style-name="T1">max</text:span>(amn2,<text:span text:style-name="T2">0.0d0</text:span>)</text:p>
      <text:p text:style-name="P1">gt(i,m)=minmod1+minmod2-al(i,m) </text:p>
      <text:p text:style-name="P4"/>
      <text:p text:style-name="P3">enddo</text:p>
      <text:p text:style-name="P3">enddo</text:p>
      <text:p text:style-name="P2">cc *******************************************</text:p>
      <text:p text:style-name="P4"/>
      <text:p text:style-name="P1"><text:span text:style-name="T1">elseif</text:span>(tvds.eq.<text:span text:style-name="T2">2</text:span>)<text:span text:style-name="T1">then</text:span></text:p>
      <text:p text:style-name="P4"/>
      <text:p text:style-name="P2">cc ***** Limiter 1 for upwind scheme *****</text:p>
      <text:p text:style-name="P1">eps=<text:span text:style-name="T2">0.0000001d0</text:span></text:p>
      <text:p text:style-name="P1"><text:span text:style-name="T1">do</text:span> m=<text:span text:style-name="T2">1</text:span>,nvar</text:p>
      <text:p text:style-name="P1"><text:span text:style-name="T1">do</text:span> i=<text:span text:style-name="T2">0</text:span>,n<text:span text:style-name="T2">+1</text:span></text:p>
      <text:p text:style-name="P1">aalm =<text:span text:style-name="T1">abs</text:span>(al(i<text:span text:style-name="T2">-1</text:span>,m))</text:p>
      <text:p text:style-name="P1">aal =<text:span text:style-name="T1">abs</text:span>(al(i,m))</text:p>
      <text:p text:style-name="P1">th(i,m)=<text:span text:style-name="T1">abs</text:span>(aal-aalm)/(aal+aalm+eps)</text:p>
      <text:p text:style-name="P1">ss =<text:span text:style-name="T1">sign</text:span>(<text:span text:style-name="T2">1.0d0</text:span>,al(i,m))</text:p>
      <text:p text:style-name="P1">amn =<text:span text:style-name="T1">min</text:span>(aal,ss*al(i<text:span text:style-name="T2">-1</text:span>,m))</text:p>
      <text:p text:style-name="P1">gt(i,m)=ss*<text:span text:style-name="T1">max</text:span>(amn,<text:span text:style-name="T2">0.0d0</text:span>)</text:p>
      <text:p text:style-name="P3">enddo</text:p>
      <text:p text:style-name="P3">enddo</text:p>
      <text:p text:style-name="P4"/>
      <text:p text:style-name="P2">cc ***************************************</text:p>
      <text:p text:style-name="P4"/>
      <text:p text:style-name="P3">endif</text:p>
      <text:p text:style-name="P4"/>
      <text:p text:style-name="P2">c repeat the TH cal. later in DIS24 routine!!! </text:p>
      <text:p text:style-name="P2">c</text:p>
      <text:p text:style-name="P1"><text:span text:style-name="T1">if</text:span>(xyzm_bound) <text:span text:style-name="T1">then</text:span></text:p>
      <text:p text:style-name="P1"><text:span text:style-name="T1">do</text:span> k=<text:span text:style-name="T2">1</text:span>,nvar</text:p>
      <text:p text:style-name="P1"><text:span text:style-name="T1">if</text:span>(per) <text:span text:style-name="T1">then</text:span></text:p>
      <text:p text:style-name="P1"><text:span text:style-name="T1">if</text:span> (nproc.eq.<text:span text:style-name="T2">1</text:span>) <text:span text:style-name="T1">then</text:span></text:p>
      <text:p text:style-name="P1"><text:span text:style-name="T1">do</text:span> m=-<text:span text:style-name="T2">1</text:span>,<text:span text:style-name="T2">0</text:span></text:p>
      <text:p text:style-name="P1">gt(m,k)=gt(n+m,k)</text:p>
      <text:p text:style-name="P1">th(m,k)=th(n+m,k)</text:p>
      <text:p text:style-name="P3">end do</text:p>
      <text:p text:style-name="P3">endif</text:p>
      <text:p text:style-name="P3"><text:soft-page-break/>else</text:p>
      <text:p text:style-name="P1">gt(-<text:span text:style-name="T2">1</text:span>,k) = gt(<text:span text:style-name="T2">1</text:span>,k)</text:p>
      <text:p text:style-name="P1">gt(<text:span text:style-name="T2">0</text:span>,k) = gt(<text:span text:style-name="T2">1</text:span>,k)</text:p>
      <text:p text:style-name="P1">th(-<text:span text:style-name="T2">1</text:span>,k) = th(<text:span text:style-name="T2">1</text:span>,k)</text:p>
      <text:p text:style-name="P1">th(<text:span text:style-name="T2">0</text:span>,k) = th(<text:span text:style-name="T2">1</text:span>,k)</text:p>
      <text:p text:style-name="P3">endif</text:p>
      <text:p text:style-name="P3">enddo</text:p>
      <text:p text:style-name="P3">end if</text:p>
      <text:p text:style-name="P2">c</text:p>
      <text:p text:style-name="P1"><text:span text:style-name="T1">if</text:span>(xyzp_bound) <text:span text:style-name="T1">then</text:span></text:p>
      <text:p text:style-name="P1"><text:span text:style-name="T1">do</text:span> k=<text:span text:style-name="T2">1</text:span>,nvar</text:p>
      <text:p text:style-name="P1"><text:span text:style-name="T1">if</text:span>(per) <text:span text:style-name="T1">then</text:span></text:p>
      <text:p text:style-name="P1"><text:span text:style-name="T1">if</text:span> (nproc.eq.<text:span text:style-name="T2">1</text:span>) <text:span text:style-name="T1">then</text:span></text:p>
      <text:p text:style-name="P1"><text:span text:style-name="T1">do</text:span> m=-<text:span text:style-name="T2">1</text:span>,<text:span text:style-name="T2">0</text:span></text:p>
      <text:p text:style-name="P1">gt(n<text:span text:style-name="T2">+1</text:span>-m,k)=gt(-m<text:span text:style-name="T2">+1</text:span>,k)</text:p>
      <text:p text:style-name="P1">th(n<text:span text:style-name="T2">+1</text:span>-m,k)=th(-m<text:span text:style-name="T2">+1</text:span>,k)</text:p>
      <text:p text:style-name="P3">end do</text:p>
      <text:p text:style-name="P3">endif</text:p>
      <text:p text:style-name="P3">else</text:p>
      <text:p text:style-name="P1">gt(n<text:span text:style-name="T2">+1</text:span>,k) = gt(n,k)</text:p>
      <text:p text:style-name="P1">gt(n<text:span text:style-name="T2">+2</text:span>,k) = gt(n,k)</text:p>
      <text:p text:style-name="P1">th(n<text:span text:style-name="T2">+1</text:span>,k) = th(n,k)</text:p>
      <text:p text:style-name="P1">th(n<text:span text:style-name="T2">+2</text:span>,k) = th(n,k)</text:p>
      <text:p text:style-name="P3">endif</text:p>
      <text:p text:style-name="P3">enddo</text:p>
      <text:p text:style-name="P3">end if</text:p>
      <text:p text:style-name="P2">c</text:p>
      <text:p text:style-name="P3">return</text:p>
      <text:p text:style-name="P3">end</text:p>
      <text:p text:style-name="P2">c***5***10********20********30********40********50********60********70********80</text:p>
      <text:p text:style-name="P1"><text:span text:style-name="T1">subroutine</text:span> uplim2(<text:span text:style-name="T3">n</text:span>,<text:span text:style-name="T3">per</text:span>,<text:span text:style-name="T3">xyzm_bound</text:span>,<text:span text:style-name="T3">xyzp_bound</text:span>,<text:span text:style-name="T3">nproc</text:span>)</text:p>
      <text:p text:style-name="P2">c</text:p>
      <text:p text:style-name="P2">c Van Leer limiter </text:p>
      <text:p text:style-name="P2">c</text:p>
      <text:p text:style-name="P1"><text:span text:style-name="T1">use</text:span> tvdmod</text:p>
      <text:p text:style-name="P1"><text:span text:style-name="T1">use</text:span> incl3d</text:p>
      <text:p text:style-name="P2">c</text:p>
      <text:p text:style-name="P3">implicit none</text:p>
      <text:p text:style-name="P1"><text:span text:style-name="T1">integer</text:span> :: n</text:p>
      <text:p text:style-name="P1"><text:span text:style-name="T1">logical</text:span> :: per,xyzm_bound,xyzp_bound</text:p>
      <text:p text:style-name="P1"><text:span text:style-name="T1">integer</text:span> :: nproc</text:p>
      <text:p text:style-name="P2">c</text:p>
      <text:p text:style-name="P1"><text:span text:style-name="T1">integer</text:span> :: i,k,m</text:p>
      <text:p text:style-name="P1"><text:span text:style-name="T1">real</text:span>(kind=rk) :: aal,aalm,all,ar,den,eps,ss,amn</text:p>
      <text:p text:style-name="P1"><text:span text:style-name="T1">real</text:span>(kind=rk),<text:span text:style-name="T1">dimension</text:span>(-<text:span text:style-name="T2">1</text:span>:ijkm,nvar) :: wm</text:p>
      <text:p text:style-name="P2">c</text:p>
      <text:p text:style-name="P4"/>
      <text:p text:style-name="P1"><text:span text:style-name="T1">if</text:span>(tvds.eq.<text:span text:style-name="T2">1</text:span>)<text:span text:style-name="T1">then</text:span></text:p>
      <text:p text:style-name="P4"/>
      <text:p text:style-name="P2">cc ***** Limiter 2 for symmetric scheme *****</text:p>
      <text:p text:style-name="P1">eps=<text:span text:style-name="T2">0.0000001d0</text:span></text:p>
      <text:p text:style-name="P1"><text:span text:style-name="T1">do</text:span> m=<text:span text:style-name="T2">1</text:span>,nvar</text:p>
      <text:p text:style-name="P1"><text:span text:style-name="T1">do</text:span> i=<text:span text:style-name="T2">0</text:span>,n<text:span text:style-name="T2">+1</text:span></text:p>
      <text:p text:style-name="P4"/>
      <text:p text:style-name="P1">aalm =<text:span text:style-name="T1">abs</text:span>(al(i<text:span text:style-name="T2">-1</text:span>,m))</text:p>
      <text:p text:style-name="P1">aal =<text:span text:style-name="T1">abs</text:span>(al(i,m))</text:p>
      <text:p text:style-name="P1">th(i,m)=(<text:span text:style-name="T1">abs</text:span>((aal-aalm)/(aal+aalm+eps)))**<text:span text:style-name="T2">3.d0</text:span></text:p>
      <text:p text:style-name="P1">ss =<text:span text:style-name="T1">sign</text:span>(<text:span text:style-name="T2">1.0d0</text:span>,al(i,m)) </text:p>
      <text:p text:style-name="P1">amn =<text:span text:style-name="T1">min</text:span>(aal,ss*al(i<text:span text:style-name="T2">-1</text:span>,m),ss*al(i<text:span text:style-name="T2">+1</text:span>,m))</text:p>
      <text:p text:style-name="P1">gt(i,m)=ss*<text:span text:style-name="T1">max</text:span>(amn,<text:span text:style-name="T2">0.0d0</text:span>)</text:p>
      <text:p text:style-name="P4"/>
      <text:p text:style-name="P3">enddo</text:p>
      <text:p text:style-name="P3">enddo</text:p>
      <text:p text:style-name="P2">cc *******************************************</text:p>
      <text:p text:style-name="P4"/>
      <text:p text:style-name="P1"><text:span text:style-name="T1">elseif</text:span>(tvds.eq.<text:span text:style-name="T2">2</text:span>)<text:span text:style-name="T1">then</text:span></text:p>
      <text:p text:style-name="P4"/>
      <text:p text:style-name="P2"><text:soft-page-break/>cc ***** Limiter 2 (Van Leer limiter) for upwind scheme *****</text:p>
      <text:p text:style-name="P4"/>
      <text:p text:style-name="P1">eps=<text:span text:style-name="T2">0.0000001d0</text:span></text:p>
      <text:p text:style-name="P1"><text:span text:style-name="T1">do</text:span> m=<text:span text:style-name="T2">1</text:span>,nvar</text:p>
      <text:p text:style-name="P1"><text:span text:style-name="T1">do</text:span> i=<text:span text:style-name="T2">0</text:span>,n<text:span text:style-name="T2">+1</text:span></text:p>
      <text:p text:style-name="P1">aalm =<text:span text:style-name="T1">abs</text:span>(al(i<text:span text:style-name="T2">-1</text:span>,m))</text:p>
      <text:p text:style-name="P1">aal =<text:span text:style-name="T1">abs</text:span>(al(i,m))</text:p>
      <text:p text:style-name="P1">th(i,m)=<text:span text:style-name="T1">abs</text:span>(aal-aalm)/(aal+aalm+eps)</text:p>
      <text:p text:style-name="P1">all = al(i<text:span text:style-name="T2">-1</text:span>,m)</text:p>
      <text:p text:style-name="P1">ar = al(i,m)</text:p>
      <text:p text:style-name="P1">ss = all*ar</text:p>
      <text:p text:style-name="P1">den = all + ar</text:p>
      <text:p text:style-name="P1">gt(i,m)= <text:span text:style-name="T2">0.0d0</text:span></text:p>
      <text:p text:style-name="P1"><text:span text:style-name="T1">if</text:span>(den.ne.<text:span text:style-name="T2">0.0d0</text:span>) gt(i,m)= ( ss + <text:span text:style-name="T1">abs</text:span>(ss) ) / den</text:p>
      <text:p text:style-name="P3">enddo</text:p>
      <text:p text:style-name="P3">enddo</text:p>
      <text:p text:style-name="P4"/>
      <text:p text:style-name="P2">cc **********************************************************</text:p>
      <text:p text:style-name="P4"/>
      <text:p text:style-name="P3">endif</text:p>
      <text:p text:style-name="P5"/>
      <text:p text:style-name="P1"><text:span text:style-name="T1">if</text:span>(xyzm_bound) <text:span text:style-name="T1">then</text:span></text:p>
      <text:p text:style-name="P1"><text:span text:style-name="T1">do</text:span> k=<text:span text:style-name="T2">1</text:span>,nvar</text:p>
      <text:p text:style-name="P1"><text:span text:style-name="T1">if</text:span>(per) <text:span text:style-name="T1">then</text:span></text:p>
      <text:p text:style-name="P1"><text:span text:style-name="T1">if</text:span> (nproc.eq.<text:span text:style-name="T2">1</text:span>) <text:span text:style-name="T1">then</text:span></text:p>
      <text:p text:style-name="P1"><text:span text:style-name="T1">do</text:span> m=-<text:span text:style-name="T2">1</text:span>,<text:span text:style-name="T2">0</text:span></text:p>
      <text:p text:style-name="P1">gt(m,k)=gt(n+m,k)</text:p>
      <text:p text:style-name="P1">th(m,k)=th(n+m,k)</text:p>
      <text:p text:style-name="P3">end do</text:p>
      <text:p text:style-name="P3">endif</text:p>
      <text:p text:style-name="P3">else</text:p>
      <text:p text:style-name="P1">gt(-<text:span text:style-name="T2">1</text:span>,k) = gt(<text:span text:style-name="T2">1</text:span>,k)</text:p>
      <text:p text:style-name="P1">gt(<text:span text:style-name="T2">0</text:span>,k) = gt(<text:span text:style-name="T2">1</text:span>,k)</text:p>
      <text:p text:style-name="P1">th(-<text:span text:style-name="T2">1</text:span>,k) = th(<text:span text:style-name="T2">1</text:span>,k)</text:p>
      <text:p text:style-name="P1">th(<text:span text:style-name="T2">0</text:span>,k) = th(<text:span text:style-name="T2">1</text:span>,k)</text:p>
      <text:p text:style-name="P3">endif</text:p>
      <text:p text:style-name="P3">enddo</text:p>
      <text:p text:style-name="P3">end if</text:p>
      <text:p text:style-name="P2">c</text:p>
      <text:p text:style-name="P1"><text:span text:style-name="T1">if</text:span>(xyzp_bound) <text:span text:style-name="T1">then</text:span></text:p>
      <text:p text:style-name="P1"><text:span text:style-name="T1">do</text:span> k=<text:span text:style-name="T2">1</text:span>,nvar</text:p>
      <text:p text:style-name="P1"><text:span text:style-name="T1">if</text:span>(per) <text:span text:style-name="T1">then</text:span></text:p>
      <text:p text:style-name="P1"><text:span text:style-name="T1">if</text:span> (nproc.eq.<text:span text:style-name="T2">1</text:span>) <text:span text:style-name="T1">then</text:span></text:p>
      <text:p text:style-name="P1"><text:span text:style-name="T1">do</text:span> m=-<text:span text:style-name="T2">1</text:span>,<text:span text:style-name="T2">0</text:span></text:p>
      <text:p text:style-name="P1">gt(n<text:span text:style-name="T2">+1</text:span>-m,k)=gt(-m<text:span text:style-name="T2">+1</text:span>,k)</text:p>
      <text:p text:style-name="P1">th(n<text:span text:style-name="T2">+1</text:span>-m,k)=th(-m<text:span text:style-name="T2">+1</text:span>,k)</text:p>
      <text:p text:style-name="P3">end do</text:p>
      <text:p text:style-name="P3">endif</text:p>
      <text:p text:style-name="P3">else</text:p>
      <text:p text:style-name="P1">gt(n<text:span text:style-name="T2">+1</text:span>,k) = gt(n,k)</text:p>
      <text:p text:style-name="P1">gt(n<text:span text:style-name="T2">+2</text:span>,k) = gt(n,k)</text:p>
      <text:p text:style-name="P1">th(n<text:span text:style-name="T2">+1</text:span>,k) = th(n,k)</text:p>
      <text:p text:style-name="P1">th(n<text:span text:style-name="T2">+2</text:span>,k) = th(n,k)</text:p>
      <text:p text:style-name="P3">endif</text:p>
      <text:p text:style-name="P3">enddo</text:p>
      <text:p text:style-name="P3">end if</text:p>
      <text:p text:style-name="P2">c</text:p>
      <text:p text:style-name="P3">return</text:p>
      <text:p text:style-name="P3">end</text:p>
      <text:p text:style-name="P2">c***5***10********20********30********40********50********60********70********80</text:p>
      <text:p text:style-name="P1"><text:span text:style-name="T1">subroutine</text:span> uplim3(<text:span text:style-name="T3">n</text:span>,<text:span text:style-name="T3">per</text:span>,<text:span text:style-name="T3">xyzm_bound</text:span>,<text:span text:style-name="T3">xyzp_bound</text:span>,<text:span text:style-name="T3">nproc</text:span>)</text:p>
      <text:p text:style-name="P1"><text:span text:style-name="T1">use</text:span> tvdmod</text:p>
      <text:p text:style-name="P1"><text:span text:style-name="T1">use</text:span> incl3d</text:p>
      <text:p text:style-name="P4"/>
      <text:p text:style-name="P3">implicit none</text:p>
      <text:p text:style-name="P1"><text:span text:style-name="T1">integer</text:span> :: n</text:p>
      <text:p text:style-name="P1"><text:soft-page-break/><text:span text:style-name="T1">logical</text:span> :: per,xyzm_bound,xyzp_bound</text:p>
      <text:p text:style-name="P1"><text:span text:style-name="T1">integer</text:span> :: nproc</text:p>
      <text:p text:style-name="P2">c</text:p>
      <text:p text:style-name="P1"><text:span text:style-name="T1">integer</text:span> :: i,k,m,nupmax</text:p>
      <text:p text:style-name="P1"><text:span text:style-name="T1">real</text:span>(kind=rk) :: aal,aalm,all,ar,del2,eps,gtt,ss,amn</text:p>
      <text:p text:style-name="P1">cnn...</text:p>
      <text:p text:style-name="P1"><text:span text:style-name="T1">real</text:span>(kind=rk),<text:span text:style-name="T1">dimension</text:span>(-<text:span text:style-name="T2">1</text:span>:ijkm,nvar) :: wm</text:p>
      <text:p text:style-name="P4"/>
      <text:p text:style-name="P1"><text:span text:style-name="T1">if</text:span>(tvds.eq.<text:span text:style-name="T2">1</text:span>)<text:span text:style-name="T1">then</text:span></text:p>
      <text:p text:style-name="P4"/>
      <text:p text:style-name="P2">cc ***** Limiter 3 for symmetric scheme *****</text:p>
      <text:p text:style-name="P1">eps=<text:span text:style-name="T2">0.0000001d0</text:span></text:p>
      <text:p text:style-name="P1"><text:span text:style-name="T1">do</text:span> m=<text:span text:style-name="T2">1</text:span>,nvar</text:p>
      <text:p text:style-name="P1"><text:span text:style-name="T1">do</text:span> i=<text:span text:style-name="T2">0</text:span>,n<text:span text:style-name="T2">+1</text:span></text:p>
      <text:p text:style-name="P4"/>
      <text:p text:style-name="P1">aalm =<text:span text:style-name="T1">abs</text:span>(al(i<text:span text:style-name="T2">-1</text:span>,m))</text:p>
      <text:p text:style-name="P1">aal =<text:span text:style-name="T1">abs</text:span>(al(i,m))</text:p>
      <text:p text:style-name="P1">th(i,m)=<text:span text:style-name="T1">abs</text:span>((aal-aalm)/(aal+aalm+eps))</text:p>
      <text:p text:style-name="P1">ss =<text:span text:style-name="T1">sign</text:span>(<text:span text:style-name="T2">1.0d0</text:span>,al(i,m))</text:p>
      <text:p text:style-name="P1">amn =<text:span text:style-name="T1">min</text:span>(<text:span text:style-name="T2">2.d0</text:span>*aal,ss*<text:span text:style-name="T2">2.d0</text:span>*al(i<text:span text:style-name="T2">-1</text:span>,m),ss*<text:span text:style-name="T2">2.d0</text:span>*al(i<text:span text:style-name="T2">+1</text:span>,m)</text:p>
      <text:p text:style-name="P1">&amp; ,ss*<text:span text:style-name="T2">0.5d0</text:span>*(al(i<text:span text:style-name="T2">-1</text:span>,m)+al(i<text:span text:style-name="T2">+1</text:span>,m))) </text:p>
      <text:p text:style-name="P1">gt(i,m)=ss*<text:span text:style-name="T1">max</text:span>(amn,<text:span text:style-name="T2">0.0d0</text:span>)</text:p>
      <text:p text:style-name="P4"/>
      <text:p text:style-name="P3">enddo</text:p>
      <text:p text:style-name="P3">enddo</text:p>
      <text:p text:style-name="P2">cc ******************************************</text:p>
      <text:p text:style-name="P4"/>
      <text:p text:style-name="P1"><text:span text:style-name="T1">elseif</text:span>(tvds.eq.<text:span text:style-name="T2">2</text:span>)<text:span text:style-name="T1">then</text:span></text:p>
      <text:p text:style-name="P4"/>
      <text:p text:style-name="P2">cc ***** Limiter 3 (p41 HCY) for upwind scheme ***** </text:p>
      <text:p text:style-name="P2">c</text:p>
      <text:p text:style-name="P1">del2=<text:span text:style-name="T2">1.d-7</text:span></text:p>
      <text:p text:style-name="P1">eps=<text:span text:style-name="T2">0.0000001d0</text:span></text:p>
      <text:p text:style-name="P2">c</text:p>
      <text:p text:style-name="P4"/>
      <text:p text:style-name="P1"><text:span text:style-name="T1">do</text:span> m=<text:span text:style-name="T2">1</text:span>,nvar</text:p>
      <text:p text:style-name="P1"><text:span text:style-name="T1">do</text:span> i=<text:span text:style-name="T2">0</text:span>,n<text:span text:style-name="T2">+1</text:span></text:p>
      <text:p text:style-name="P1">aalm = <text:span text:style-name="T1">abs</text:span>(al(i<text:span text:style-name="T2">-1</text:span>,m))</text:p>
      <text:p text:style-name="P1">aal = <text:span text:style-name="T1">abs</text:span>(al(i,m))</text:p>
      <text:p text:style-name="P1">th(i,m)= (<text:span text:style-name="T1">abs</text:span>(aal-aalm)/(aal+aalm+eps))</text:p>
      <text:p text:style-name="P1">all = al(i<text:span text:style-name="T2">-1</text:span>,m)</text:p>
      <text:p text:style-name="P1">ar = al(i,m)</text:p>
      <text:p text:style-name="P1">gtt = all*(ar*ar+del2)+ar*(all*all+del2)</text:p>
      <text:p text:style-name="P1">gt(i,m)= gtt/(ar*ar+all*all<text:span text:style-name="T2">+2.0d0</text:span>*del2)</text:p>
      <text:p text:style-name="P3">enddo</text:p>
      <text:p text:style-name="P3">enddo</text:p>
      <text:p text:style-name="P4"/>
      <text:p text:style-name="P2">cc *************************************************</text:p>
      <text:p text:style-name="P4"/>
      <text:p text:style-name="P3">endif</text:p>
      <text:p text:style-name="P4"/>
      <text:p text:style-name="P1">nupmax = <text:span text:style-name="T2">0</text:span></text:p>
      <text:p text:style-name="P1"><text:span text:style-name="T1">if</text:span>(xyzm_bound) <text:span text:style-name="T1">then</text:span></text:p>
      <text:p text:style-name="P1"><text:span text:style-name="T1">do</text:span> k=<text:span text:style-name="T2">1</text:span>,nvar</text:p>
      <text:p text:style-name="P1"><text:span text:style-name="T1">if</text:span>(per) <text:span text:style-name="T1">then</text:span></text:p>
      <text:p text:style-name="P1"><text:span text:style-name="T1">if</text:span> (nproc.eq.<text:span text:style-name="T2">1</text:span>) <text:span text:style-name="T1">then</text:span></text:p>
      <text:p text:style-name="P1"><text:span text:style-name="T1">do</text:span> m=-<text:span text:style-name="T2">1</text:span>,nupmax</text:p>
      <text:p text:style-name="P1">gt(m,k)=gt(n+m,k)</text:p>
      <text:p text:style-name="P1">th(m,k)=th(n+m,k)</text:p>
      <text:p text:style-name="P3">end do</text:p>
      <text:p text:style-name="P3">endif</text:p>
      <text:p text:style-name="P3">else</text:p>
      <text:p text:style-name="P1">gt(-<text:span text:style-name="T2">1</text:span>,k) = gt(<text:span text:style-name="T2">1</text:span>,k)</text:p>
      <text:p text:style-name="P1">gt(<text:span text:style-name="T2">0</text:span>,k) = gt(<text:span text:style-name="T2">1</text:span>,k)</text:p>
      <text:p text:style-name="P1">th(-<text:span text:style-name="T2">1</text:span>,k) = th(<text:span text:style-name="T2">1</text:span>,k)</text:p>
      <text:p text:style-name="P1">th(<text:span text:style-name="T2">0</text:span>,k) = th(<text:span text:style-name="T2">1</text:span>,k)</text:p>
      <text:p text:style-name="P3">endif</text:p>
      <text:p text:style-name="P3">enddo</text:p>
      <text:p text:style-name="P3"><text:soft-page-break/>end if</text:p>
      <text:p text:style-name="P4"/>
      <text:p text:style-name="P1"><text:span text:style-name="T1">if</text:span>(xyzp_bound) <text:span text:style-name="T1">then</text:span></text:p>
      <text:p text:style-name="P1"><text:span text:style-name="T1">do</text:span> k=<text:span text:style-name="T2">1</text:span>,nvar</text:p>
      <text:p text:style-name="P1"><text:span text:style-name="T1">if</text:span>(per) <text:span text:style-name="T1">then</text:span></text:p>
      <text:p text:style-name="P1"><text:span text:style-name="T1">if</text:span> (nproc.eq.<text:span text:style-name="T2">1</text:span>) <text:span text:style-name="T1">then</text:span></text:p>
      <text:p text:style-name="P1"><text:span text:style-name="T1">do</text:span> m=-<text:span text:style-name="T2">1</text:span>,nupmax</text:p>
      <text:p text:style-name="P1">gt(n<text:span text:style-name="T2">+1</text:span>-m,k)=gt(-m<text:span text:style-name="T2">+1</text:span>,k)</text:p>
      <text:p text:style-name="P1">th(n<text:span text:style-name="T2">+1</text:span>-m,k)=th(-m<text:span text:style-name="T2">+1</text:span>,k)</text:p>
      <text:p text:style-name="P3">end do</text:p>
      <text:p text:style-name="P3">endif</text:p>
      <text:p text:style-name="P3">else</text:p>
      <text:p text:style-name="P1">gt(n<text:span text:style-name="T2">+1</text:span>,k) = gt(n,k)</text:p>
      <text:p text:style-name="P1">gt(n<text:span text:style-name="T2">+2</text:span>,k) = gt(n,k)</text:p>
      <text:p text:style-name="P1">th(n<text:span text:style-name="T2">+1</text:span>,k) = th(n,k)</text:p>
      <text:p text:style-name="P1">th(n<text:span text:style-name="T2">+2</text:span>,k) = th(n,k)</text:p>
      <text:p text:style-name="P3">endif</text:p>
      <text:p text:style-name="P3">enddo</text:p>
      <text:p text:style-name="P3">end if</text:p>
      <text:p text:style-name="P2">c</text:p>
      <text:p text:style-name="P3">return</text:p>
      <text:p text:style-name="P3">end</text:p>
      <text:p text:style-name="P2">c***5***10********20********30********40********50********60********70********80</text:p>
      <text:p text:style-name="P1"><text:span text:style-name="T1">subroutine</text:span> uplim4(<text:span text:style-name="T3">n</text:span>,<text:span text:style-name="T3">per</text:span>,<text:span text:style-name="T3">xyzm_bound</text:span>,<text:span text:style-name="T3">xyzp_bound</text:span>,<text:span text:style-name="T3">nproc</text:span>)</text:p>
      <text:p text:style-name="P2">c</text:p>
      <text:p text:style-name="P2">c Superbee </text:p>
      <text:p text:style-name="P2">c</text:p>
      <text:p text:style-name="P1"><text:span text:style-name="T1">use</text:span> tvdmod</text:p>
      <text:p text:style-name="P1"><text:span text:style-name="T1">use</text:span> incl3d</text:p>
      <text:p text:style-name="P4"/>
      <text:p text:style-name="P3">implicit none</text:p>
      <text:p text:style-name="P1"><text:span text:style-name="T1">integer</text:span> :: n</text:p>
      <text:p text:style-name="P1"><text:span text:style-name="T1">logical</text:span> :: per,xyzm_bound,xyzp_bound</text:p>
      <text:p text:style-name="P1"><text:span text:style-name="T1">integer</text:span> :: nproc</text:p>
      <text:p text:style-name="P2">c</text:p>
      <text:p text:style-name="P1"><text:span text:style-name="T1">integer</text:span> :: i,k,m,nupmax</text:p>
      <text:p text:style-name="P1"><text:span text:style-name="T1">real</text:span>(kind=rk) :: aal,aalm,amn1,amn2,eps,ss</text:p>
      <text:p text:style-name="P1"><text:span text:style-name="T1">real</text:span>(kind=rk),<text:span text:style-name="T1">dimension</text:span>(-<text:span text:style-name="T2">1</text:span>:ijkm,nvar) :: wm</text:p>
      <text:p text:style-name="P2">c</text:p>
      <text:p text:style-name="P2">c Limiter qhat = minmod(jm,j,jp) </text:p>
      <text:p text:style-name="P2">c</text:p>
      <text:p text:style-name="P1">eps=<text:span text:style-name="T2">0.0000001d0</text:span></text:p>
      <text:p text:style-name="P1"><text:span text:style-name="T1">do</text:span> m=<text:span text:style-name="T2">1</text:span>,nvar</text:p>
      <text:p text:style-name="P1"><text:span text:style-name="T1">do</text:span> i=<text:span text:style-name="T2">0</text:span>,n<text:span text:style-name="T2">+1</text:span></text:p>
      <text:p text:style-name="P1">aalm =<text:span text:style-name="T1">abs</text:span>(al(i<text:span text:style-name="T2">-1</text:span>,m))</text:p>
      <text:p text:style-name="P1">aal =<text:span text:style-name="T1">abs</text:span>(al(i,m))</text:p>
      <text:p text:style-name="P1">th(i,m)=<text:span text:style-name="T1">abs</text:span>(aal-aalm)/(aal+aalm+eps)</text:p>
      <text:p text:style-name="P1">ss =<text:span text:style-name="T1">sign</text:span>(<text:span text:style-name="T2">1.0d0</text:span>,al(i,m))</text:p>
      <text:p text:style-name="P1">amn1 =<text:span text:style-name="T1">min</text:span>(<text:span text:style-name="T2">2.0d0</text:span>*aal,ss*al(i<text:span text:style-name="T2">-1</text:span>,m))</text:p>
      <text:p text:style-name="P1">amn2 =<text:span text:style-name="T1">min</text:span>(aal,<text:span text:style-name="T2">2.0d0</text:span>*ss*al(i<text:span text:style-name="T2">-1</text:span>,m))</text:p>
      <text:p text:style-name="P1">gt(i,m)=ss*<text:span text:style-name="T1">max</text:span>(amn1,amn2,<text:span text:style-name="T2">0.0d0</text:span>)</text:p>
      <text:p text:style-name="P3">enddo</text:p>
      <text:p text:style-name="P3">enddo</text:p>
      <text:p text:style-name="P2">c</text:p>
      <text:p text:style-name="P1">nupmax = <text:span text:style-name="T2">0</text:span></text:p>
      <text:p text:style-name="P1"><text:span text:style-name="T1">if</text:span>(xyzm_bound) <text:span text:style-name="T1">then</text:span></text:p>
      <text:p text:style-name="P1"><text:span text:style-name="T1">do</text:span> k=<text:span text:style-name="T2">1</text:span>,nvar</text:p>
      <text:p text:style-name="P1"><text:span text:style-name="T1">if</text:span>(per) <text:span text:style-name="T1">then</text:span></text:p>
      <text:p text:style-name="P1"><text:span text:style-name="T1">if</text:span> (nproc.eq.<text:span text:style-name="T2">1</text:span>) <text:span text:style-name="T1">then</text:span></text:p>
      <text:p text:style-name="P1"><text:span text:style-name="T1">do</text:span> m=-<text:span text:style-name="T2">1</text:span>,nupmax</text:p>
      <text:p text:style-name="P1">gt(m,k)=gt(n<text:span text:style-name="T2">-2</text:span>*nupmax+m,k)</text:p>
      <text:p text:style-name="P1">th(m,k)=th(n<text:span text:style-name="T2">-2</text:span>*nupmax+m,k)</text:p>
      <text:p text:style-name="P3">end do</text:p>
      <text:p text:style-name="P3">endif</text:p>
      <text:p text:style-name="P3">else</text:p>
      <text:p text:style-name="P1">gt(-<text:span text:style-name="T2">1</text:span>,k) = gt(<text:span text:style-name="T2">1</text:span>,k)</text:p>
      <text:p text:style-name="P1">gt(<text:span text:style-name="T2">0</text:span>,k) = gt(<text:span text:style-name="T2">1</text:span>,k)</text:p>
      <text:p text:style-name="P1"><text:soft-page-break/>th(-<text:span text:style-name="T2">1</text:span>,k) = th(<text:span text:style-name="T2">1</text:span>,k)</text:p>
      <text:p text:style-name="P1">th(<text:span text:style-name="T2">0</text:span>,k) = th(<text:span text:style-name="T2">1</text:span>,k)</text:p>
      <text:p text:style-name="P3">endif</text:p>
      <text:p text:style-name="P3">enddo</text:p>
      <text:p text:style-name="P3">end if</text:p>
      <text:p text:style-name="P2">c</text:p>
      <text:p text:style-name="P1"><text:span text:style-name="T1">if</text:span>(xyzp_bound) <text:span text:style-name="T1">then</text:span></text:p>
      <text:p text:style-name="P1"><text:span text:style-name="T1">do</text:span> k=<text:span text:style-name="T2">1</text:span>,nvar</text:p>
      <text:p text:style-name="P1"><text:span text:style-name="T1">if</text:span>(per) <text:span text:style-name="T1">then</text:span></text:p>
      <text:p text:style-name="P1"><text:span text:style-name="T1">if</text:span> (nproc.eq.<text:span text:style-name="T2">1</text:span>) <text:span text:style-name="T1">then</text:span></text:p>
      <text:p text:style-name="P1"><text:span text:style-name="T1">do</text:span> m=-<text:span text:style-name="T2">1</text:span>,nupmax</text:p>
      <text:p text:style-name="P1">gt(n<text:span text:style-name="T2">+1</text:span>-m,k)=gt(<text:span text:style-name="T2">2</text:span>*nupmax-m<text:span text:style-name="T2">+1</text:span>,k)</text:p>
      <text:p text:style-name="P1">th(n<text:span text:style-name="T2">+1</text:span>-m,k)=th(<text:span text:style-name="T2">2</text:span>*nupmax-m<text:span text:style-name="T2">+1</text:span>,k)</text:p>
      <text:p text:style-name="P3">end do</text:p>
      <text:p text:style-name="P3">endif</text:p>
      <text:p text:style-name="P3">else</text:p>
      <text:p text:style-name="P1">gt(n<text:span text:style-name="T2">+1</text:span>,k) = gt(n,k)</text:p>
      <text:p text:style-name="P1">gt(n<text:span text:style-name="T2">+2</text:span>,k) = gt(n,k)</text:p>
      <text:p text:style-name="P1">th(n<text:span text:style-name="T2">+1</text:span>,k) = th(n,k)</text:p>
      <text:p text:style-name="P1">th(n<text:span text:style-name="T2">+2</text:span>,k) = th(n,k)</text:p>
      <text:p text:style-name="P3">endif</text:p>
      <text:p text:style-name="P3">enddo</text:p>
      <text:p text:style-name="P3">end if</text:p>
      <text:p text:style-name="P2">c</text:p>
      <text:p text:style-name="P3">return</text:p>
      <text:p text:style-name="P2">c</text:p>
      <text:p text:style-name="P3">end</text:p>
      <text:p text:style-name="P2">c***5***10********20********30********40********50********60********70********80</text:p>
      <text:p text:style-name="P1"><text:span text:style-name="T1">subroutine</text:span> uplim5(<text:span text:style-name="T3">n</text:span>,<text:span text:style-name="T3">per</text:span>,<text:span text:style-name="T3">xyzm_bound</text:span>,<text:span text:style-name="T3">xyzp_bound</text:span>,<text:span text:style-name="T3">nproc</text:span>)</text:p>
      <text:p text:style-name="P1"><text:span text:style-name="T1">use</text:span> tvdmod</text:p>
      <text:p text:style-name="P1"><text:span text:style-name="T1">use</text:span> incl3d</text:p>
      <text:p text:style-name="P4"/>
      <text:p text:style-name="P3">implicit none</text:p>
      <text:p text:style-name="P1"><text:span text:style-name="T1">integer</text:span> :: n</text:p>
      <text:p text:style-name="P1"><text:span text:style-name="T1">logical</text:span> :: per,xyzm_bound,xyzp_bound</text:p>
      <text:p text:style-name="P1"><text:span text:style-name="T1">integer</text:span> :: nproc</text:p>
      <text:p text:style-name="P2">c</text:p>
      <text:p text:style-name="P1"><text:span text:style-name="T1">integer</text:span> :: i,k,m</text:p>
      <text:p text:style-name="P1"><text:span text:style-name="T1">real</text:span>(kind=rk) :: aal,aalm,amn,eps,ss</text:p>
      <text:p text:style-name="P1"><text:span text:style-name="T1">real</text:span>(kind=rk),<text:span text:style-name="T1">dimension</text:span>(-<text:span text:style-name="T2">1</text:span>:ijkm,nvar) :: wm</text:p>
      <text:p text:style-name="P2">c</text:p>
      <text:p text:style-name="P2">c Colella-Woodward Limiter </text:p>
      <text:p text:style-name="P2">c Computes minmod(2*jm,2*j,0.5d0*(j+jm)) </text:p>
      <text:p text:style-name="P2">c</text:p>
      <text:p text:style-name="P1">eps=<text:span text:style-name="T2">0.0000001d0</text:span></text:p>
      <text:p text:style-name="P1"><text:span text:style-name="T1">do</text:span> m=<text:span text:style-name="T2">1</text:span>,nvar</text:p>
      <text:p text:style-name="P1"><text:span text:style-name="T1">do</text:span> i=<text:span text:style-name="T2">0</text:span>,n<text:span text:style-name="T2">+1</text:span></text:p>
      <text:p text:style-name="P1">aalm =<text:span text:style-name="T1">abs</text:span>(al(i<text:span text:style-name="T2">-1</text:span>,m))</text:p>
      <text:p text:style-name="P1">aal =<text:span text:style-name="T1">abs</text:span>(al(i,m))</text:p>
      <text:p text:style-name="P1">th(i,m)=<text:span text:style-name="T1">abs</text:span>(aal-aalm)/(aal+aalm+eps)</text:p>
      <text:p text:style-name="P1">ss =<text:span text:style-name="T1">sign</text:span>(<text:span text:style-name="T2">1.0d0</text:span>,al(i,m))</text:p>
      <text:p text:style-name="P1">amn =<text:span text:style-name="T1">min</text:span>(<text:span text:style-name="T2">2.0d0</text:span>*aal,ss*<text:span text:style-name="T2">2.0d0</text:span>*al(i<text:span text:style-name="T2">-1</text:span>,m)</text:p>
      <text:p text:style-name="P1">&amp; ,<text:span text:style-name="T2">0.5d0</text:span>*ss*(al(i<text:span text:style-name="T2">-1</text:span>,m)+al(i,m)))</text:p>
      <text:p text:style-name="P1">gt(i,m)=ss*<text:span text:style-name="T1">max</text:span>(amn,<text:span text:style-name="T2">0.0d0</text:span>)</text:p>
      <text:p text:style-name="P3">enddo</text:p>
      <text:p text:style-name="P3">enddo</text:p>
      <text:p text:style-name="P2">c</text:p>
      <text:p text:style-name="P1"><text:span text:style-name="T1">if</text:span>(xyzm_bound) <text:span text:style-name="T1">then</text:span></text:p>
      <text:p text:style-name="P1"><text:span text:style-name="T1">do</text:span> k=<text:span text:style-name="T2">1</text:span>,nvar</text:p>
      <text:p text:style-name="P1"><text:span text:style-name="T1">if</text:span>(per) <text:span text:style-name="T1">then</text:span></text:p>
      <text:p text:style-name="P1"><text:span text:style-name="T1">if</text:span> (nproc.eq.<text:span text:style-name="T2">1</text:span>) <text:span text:style-name="T1">then</text:span></text:p>
      <text:p text:style-name="P1"><text:span text:style-name="T1">do</text:span> m=-<text:span text:style-name="T2">1</text:span>,<text:span text:style-name="T2">0</text:span></text:p>
      <text:p text:style-name="P1">gt(m,k)=gt(n+m,k)</text:p>
      <text:p text:style-name="P1">th(m,k)=th(n+m,k)</text:p>
      <text:p text:style-name="P3">end do</text:p>
      <text:p text:style-name="P3">endif</text:p>
      <text:p text:style-name="P3"><text:soft-page-break/>else</text:p>
      <text:p text:style-name="P1">gt(-<text:span text:style-name="T2">1</text:span>,k) = gt(<text:span text:style-name="T2">1</text:span>,k)</text:p>
      <text:p text:style-name="P1">gt(<text:span text:style-name="T2">0</text:span>,k) = gt(<text:span text:style-name="T2">1</text:span>,k)</text:p>
      <text:p text:style-name="P1">th(-<text:span text:style-name="T2">1</text:span>,k) = th(<text:span text:style-name="T2">1</text:span>,k)</text:p>
      <text:p text:style-name="P1">th(<text:span text:style-name="T2">0</text:span>,k) = th(<text:span text:style-name="T2">1</text:span>,k)</text:p>
      <text:p text:style-name="P3">endif</text:p>
      <text:p text:style-name="P3">enddo</text:p>
      <text:p text:style-name="P3">end if</text:p>
      <text:p text:style-name="P2">c</text:p>
      <text:p text:style-name="P1"><text:span text:style-name="T1">if</text:span>(xyzp_bound) <text:span text:style-name="T1">then</text:span></text:p>
      <text:p text:style-name="P1"><text:span text:style-name="T1">do</text:span> k=<text:span text:style-name="T2">1</text:span>,nvar</text:p>
      <text:p text:style-name="P1"><text:span text:style-name="T1">if</text:span>(per) <text:span text:style-name="T1">then</text:span></text:p>
      <text:p text:style-name="P1"><text:span text:style-name="T1">if</text:span> (nproc.eq.<text:span text:style-name="T2">1</text:span>) <text:span text:style-name="T1">then</text:span></text:p>
      <text:p text:style-name="P1"><text:span text:style-name="T1">do</text:span> m=-<text:span text:style-name="T2">1</text:span>,<text:span text:style-name="T2">0</text:span></text:p>
      <text:p text:style-name="P1">gt(n<text:span text:style-name="T2">+1</text:span>-m,k)=gt(-m<text:span text:style-name="T2">+1</text:span>,k)</text:p>
      <text:p text:style-name="P1">th(n<text:span text:style-name="T2">+1</text:span>-m,k)=th(-m<text:span text:style-name="T2">+1</text:span>,k)</text:p>
      <text:p text:style-name="P3">end do</text:p>
      <text:p text:style-name="P3">endif</text:p>
      <text:p text:style-name="P3">else</text:p>
      <text:p text:style-name="P1">gt(n<text:span text:style-name="T2">+1</text:span>,k) = gt(n,k)</text:p>
      <text:p text:style-name="P1">gt(n<text:span text:style-name="T2">+2</text:span>,k) = gt(n,k)</text:p>
      <text:p text:style-name="P1">th(n<text:span text:style-name="T2">+1</text:span>,k) = th(n,k)</text:p>
      <text:p text:style-name="P1">th(n<text:span text:style-name="T2">+2</text:span>,k) = th(n,k)</text:p>
      <text:p text:style-name="P3">endif</text:p>
      <text:p text:style-name="P3">enddo</text:p>
      <text:p text:style-name="P3">end if</text:p>
      <text:p text:style-name="P2">c</text:p>
      <text:p text:style-name="P3">return</text:p>
      <text:p text:style-name="P3">end</text:p>
      <text:p text:style-name="P2">c***5***10********20********30********40********50********60********70********80</text:p>
      <text:p text:style-name="P1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09:56:53.742320052</meta:creation-date>
    <dc:date>2023-09-05T09:57:42.147320190</dc:date>
    <meta:editing-duration>PT48S</meta:editing-duration>
    <meta:editing-cycles>1</meta:editing-cycles>
    <meta:document-statistic meta:table-count="0" meta:image-count="0" meta:object-count="0" meta:page-count="24" meta:paragraph-count="1465" meta:word-count="2990" meta:character-count="30166" meta:non-whitespace-character-count="28552"/>
    <meta:generator>LibreOffice/7.5.3.2$Linux_X86_64 LibreOffice_project/50$Build-2</meta:generator>
  </office:meta>
</office:document-meta>
</file>